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formula="of:=MAX([$'milp-acc-energy-usage'.B:.B])" office:value-type="float" office:value="4256.15999999983" calcext:value-type="float">
            <text:p>4256.15999999983</text:p>
          </table:table-cell>
          <table:table-cell table:formula="of:=MAX([$'qm-acc-energy-usage'.B:.B])" office:value-type="float" office:value="10198.7999999999" calcext:value-type="float">
            <text:p>10198.7999999999</text:p>
          </table:table-cell>
          <table:table-cell table:formula="of:=MAX([$'sa-exhaustive-acc-energy-usage'.B:.B])" office:value-type="float" office:value="4797.746" calcext:value-type="float">
            <text:p>4797.746</text:p>
          </table:table-cell>
          <table:table-cell table:formula="of:=MAX([$'sa-quick-acc-energy-usage'.B:.B])" office:value-type="float" office:value="6303.1704" calcext:value-type="float">
            <text:p>6303.1704</text:p>
          </table:table-cell>
          <table:table-cell table:formula="of:=[.C3]-[.A3]" office:value-type="float" office:value="541.586000000167" calcext:value-type="float">
            <text:p>541.586000000167</text:p>
          </table:table-cell>
        </table:table-row>
      </table:table>
      <table:table table:name="milp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46.32" calcext:value-type="float">
            <text:p>46.32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36.56" calcext:value-type="float">
            <text:p>136.56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59.84" calcext:value-type="float">
            <text:p>159.84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83.12" calcext:value-type="float">
            <text:p>183.12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29.68" calcext:value-type="float">
            <text:p>229.6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52.96" calcext:value-type="float">
            <text:p>252.96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76.24" calcext:value-type="float">
            <text:p>276.24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99.52" calcext:value-type="float">
            <text:p>299.5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322.8" calcext:value-type="float">
            <text:p>322.8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346.08" calcext:value-type="float">
            <text:p>346.08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369.36" calcext:value-type="float">
            <text:p>369.36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392.64" calcext:value-type="float">
            <text:p>392.64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415.92" calcext:value-type="float">
            <text:p>415.92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439.2" calcext:value-type="float">
            <text:p>439.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462.48" calcext:value-type="float">
            <text:p>462.48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465.36" calcext:value-type="float">
            <text:p>465.36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466.8" calcext:value-type="float">
            <text:p>466.8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468.24" calcext:value-type="float">
            <text:p>468.24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491.520000000001" calcext:value-type="float">
            <text:p>491.52000000000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514.800000000001" calcext:value-type="float">
            <text:p>514.80000000000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538.080000000001" calcext:value-type="float">
            <text:p>538.08000000000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561.360000000001" calcext:value-type="float">
            <text:p>561.36000000000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584.640000000001" calcext:value-type="float">
            <text:p>584.64000000000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607.920000000001" calcext:value-type="float">
            <text:p>607.92000000000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631.200000000001" calcext:value-type="float">
            <text:p>631.20000000000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654.480000000001" calcext:value-type="float">
            <text:p>654.48000000000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677.760000000001" calcext:value-type="float">
            <text:p>677.76000000000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701.040000000001" calcext:value-type="float">
            <text:p>701.04000000000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702.480000000001" calcext:value-type="float">
            <text:p>702.480000000001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703.920000000001" calcext:value-type="float">
            <text:p>703.920000000001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705.360000000001" calcext:value-type="float">
            <text:p>705.360000000001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706.800000000001" calcext:value-type="float">
            <text:p>706.800000000001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708.240000000002" calcext:value-type="float">
            <text:p>708.240000000002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709.680000000002" calcext:value-type="float">
            <text:p>709.680000000002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711.120000000002" calcext:value-type="float">
            <text:p>711.12000000000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712.560000000002" calcext:value-type="float">
            <text:p>712.560000000002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714.000000000002" calcext:value-type="float">
            <text:p>714.000000000002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715.440000000002" calcext:value-type="float">
            <text:p>715.440000000002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716.880000000002" calcext:value-type="float">
            <text:p>716.880000000002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718.320000000002" calcext:value-type="float">
            <text:p>718.32000000000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719.760000000002" calcext:value-type="float">
            <text:p>719.760000000002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721.200000000002" calcext:value-type="float">
            <text:p>721.200000000002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722.640000000002" calcext:value-type="float">
            <text:p>722.640000000002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724.080000000002" calcext:value-type="float">
            <text:p>724.080000000002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725.520000000002" calcext:value-type="float">
            <text:p>725.52000000000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748.800000000002" calcext:value-type="float">
            <text:p>748.800000000002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772.080000000002" calcext:value-type="float">
            <text:p>772.080000000002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817.200000000002" calcext:value-type="float">
            <text:p>817.200000000002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862.320000000003" calcext:value-type="float">
            <text:p>862.320000000003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07.440000000003" calcext:value-type="float">
            <text:p>907.440000000003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52.560000000003" calcext:value-type="float">
            <text:p>952.560000000003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98.400000000003" calcext:value-type="float">
            <text:p>998.400000000003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044.24" calcext:value-type="float">
            <text:p>1044.24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090.08" calcext:value-type="float">
            <text:p>1090.08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135.92" calcext:value-type="float">
            <text:p>1135.9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160.64" calcext:value-type="float">
            <text:p>1160.64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163.52" calcext:value-type="float">
            <text:p>1163.52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166.4" calcext:value-type="float">
            <text:p>1166.4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169.28" calcext:value-type="float">
            <text:p>1169.28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172.16" calcext:value-type="float">
            <text:p>1172.16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175.04" calcext:value-type="float">
            <text:p>1175.04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177.92" calcext:value-type="float">
            <text:p>1177.92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180.8" calcext:value-type="float">
            <text:p>1180.8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183.68" calcext:value-type="float">
            <text:p>1183.68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186.56" calcext:value-type="float">
            <text:p>1186.56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189.44" calcext:value-type="float">
            <text:p>1189.44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192.32" calcext:value-type="float">
            <text:p>1192.32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195.2" calcext:value-type="float">
            <text:p>1195.2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198.08" calcext:value-type="float">
            <text:p>1198.08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0.96" calcext:value-type="float">
            <text:p>1200.96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3.84" calcext:value-type="float">
            <text:p>1203.84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6.72" calcext:value-type="float">
            <text:p>1206.72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9.6" calcext:value-type="float">
            <text:p>1209.6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12.48" calcext:value-type="float">
            <text:p>1212.48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15.36000000001" calcext:value-type="float">
            <text:p>1215.3600000000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217.52000000001" calcext:value-type="float">
            <text:p>1217.5200000000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20.40000000001" calcext:value-type="float">
            <text:p>1220.4000000000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23.28000000001" calcext:value-type="float">
            <text:p>1223.2800000000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26.16000000001" calcext:value-type="float">
            <text:p>1226.1600000000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29.04000000001" calcext:value-type="float">
            <text:p>1229.0400000000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31.92000000001" calcext:value-type="float">
            <text:p>1231.9200000000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34.80000000001" calcext:value-type="float">
            <text:p>1234.8000000000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37.68000000001" calcext:value-type="float">
            <text:p>1237.6800000000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40.56000000001" calcext:value-type="float">
            <text:p>1240.5600000000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43.44000000001" calcext:value-type="float">
            <text:p>1243.4400000000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46.32000000001" calcext:value-type="float">
            <text:p>1246.32000000001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49.20000000001" calcext:value-type="float">
            <text:p>1249.20000000001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52.08000000001" calcext:value-type="float">
            <text:p>1252.08000000001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54.96000000001" calcext:value-type="float">
            <text:p>1254.96000000001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1257.12000000001" calcext:value-type="float">
            <text:p>1257.12000000001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1259.28000000001" calcext:value-type="float">
            <text:p>1259.28000000001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1261.44000000001" calcext:value-type="float">
            <text:p>1261.44000000001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1263.60000000001" calcext:value-type="float">
            <text:p>1263.60000000001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287.60000000001" calcext:value-type="float">
            <text:p>1287.60000000001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311.60000000001" calcext:value-type="float">
            <text:p>1311.60000000001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335.60000000001" calcext:value-type="float">
            <text:p>1335.60000000001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359.60000000001" calcext:value-type="float">
            <text:p>1359.60000000001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383.60000000001" calcext:value-type="float">
            <text:p>1383.60000000001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407.60000000001" calcext:value-type="float">
            <text:p>1407.60000000001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431.60000000001" calcext:value-type="float">
            <text:p>1431.60000000001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455.60000000001" calcext:value-type="float">
            <text:p>1455.60000000001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479.60000000001" calcext:value-type="float">
            <text:p>1479.60000000001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503.60000000001" calcext:value-type="float">
            <text:p>1503.60000000001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527.60000000001" calcext:value-type="float">
            <text:p>1527.60000000001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551.60000000001" calcext:value-type="float">
            <text:p>1551.60000000001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1553.76000000001" calcext:value-type="float">
            <text:p>1553.7600000000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1555.92000000001" calcext:value-type="float">
            <text:p>1555.9200000000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1558.08000000001" calcext:value-type="float">
            <text:p>1558.0800000000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1560.24000000001" calcext:value-type="float">
            <text:p>1560.2400000000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1562.40000000001" calcext:value-type="float">
            <text:p>1562.4000000000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1564.56000000001" calcext:value-type="float">
            <text:p>1564.5600000000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1566.72000000001" calcext:value-type="float">
            <text:p>1566.7200000000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568.88000000001" calcext:value-type="float">
            <text:p>1568.8800000000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571.04000000001" calcext:value-type="float">
            <text:p>1571.0400000000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573.20000000001" calcext:value-type="float">
            <text:p>1573.2000000000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1575.36000000001" calcext:value-type="float">
            <text:p>1575.36000000001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577.52000000001" calcext:value-type="float">
            <text:p>1577.52000000001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579.68000000001" calcext:value-type="float">
            <text:p>1579.68000000001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581.84000000001" calcext:value-type="float">
            <text:p>1581.84000000001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584.00000000001" calcext:value-type="float">
            <text:p>1584.00000000001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1586.16000000001" calcext:value-type="float">
            <text:p>1586.16000000001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1588.32000000001" calcext:value-type="float">
            <text:p>1588.32000000001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1590.48000000001" calcext:value-type="float">
            <text:p>1590.48000000001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1592.64000000001" calcext:value-type="float">
            <text:p>1592.64000000001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1594.80000000001" calcext:value-type="float">
            <text:p>1594.80000000001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1596.96000000001" calcext:value-type="float">
            <text:p>1596.96000000001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1599.12000000001" calcext:value-type="float">
            <text:p>1599.12000000001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1601.28000000001" calcext:value-type="float">
            <text:p>1601.28000000001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1603.44000000001" calcext:value-type="float">
            <text:p>1603.44000000001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1605.60000000001" calcext:value-type="float">
            <text:p>1605.60000000001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1607.76000000001" calcext:value-type="float">
            <text:p>1607.76000000001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609.92000000001" calcext:value-type="float">
            <text:p>1609.92000000001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612.08000000001" calcext:value-type="float">
            <text:p>1612.08000000001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614.24000000001" calcext:value-type="float">
            <text:p>1614.24000000001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616.40000000001" calcext:value-type="float">
            <text:p>1616.40000000001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1638.96000000001" calcext:value-type="float">
            <text:p>1638.9600000000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1661.52000000001" calcext:value-type="float">
            <text:p>1661.5200000000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684.08000000001" calcext:value-type="float">
            <text:p>1684.0800000000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706.64000000001" calcext:value-type="float">
            <text:p>1706.6400000000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729.20000000001" calcext:value-type="float">
            <text:p>1729.2000000000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751.76000000001" calcext:value-type="float">
            <text:p>1751.7600000000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774.32000000001" calcext:value-type="float">
            <text:p>1774.3200000000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1796.88000000001" calcext:value-type="float">
            <text:p>1796.8800000000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1820.16000000001" calcext:value-type="float">
            <text:p>1820.1600000000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1843.44000000001" calcext:value-type="float">
            <text:p>1843.4400000000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1866.72000000001" calcext:value-type="float">
            <text:p>1866.7200000000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1890.00000000001" calcext:value-type="float">
            <text:p>1890.0000000000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1913.28000000001" calcext:value-type="float">
            <text:p>1913.2800000000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1936.56000000001" calcext:value-type="float">
            <text:p>1936.5600000000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1959.84000000001" calcext:value-type="float">
            <text:p>1959.8400000000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1983.12000000001" calcext:value-type="float">
            <text:p>1983.1200000000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006.40000000001" calcext:value-type="float">
            <text:p>2006.4000000000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029.68000000001" calcext:value-type="float">
            <text:p>2029.6800000000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052.96000000001" calcext:value-type="float">
            <text:p>2052.9600000000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076.24000000001" calcext:value-type="float">
            <text:p>2076.2400000000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099.52000000001" calcext:value-type="float">
            <text:p>2099.5200000000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122.80000000001" calcext:value-type="float">
            <text:p>2122.8000000000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146.08000000001" calcext:value-type="float">
            <text:p>2146.08000000001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147.52000000001" calcext:value-type="float">
            <text:p>2147.52000000001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170.80000000001" calcext:value-type="float">
            <text:p>2170.8000000000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194.08000000001" calcext:value-type="float">
            <text:p>2194.0800000000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217.36000000001" calcext:value-type="float">
            <text:p>2217.3600000000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240.64000000001" calcext:value-type="float">
            <text:p>2240.6400000000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263.92000000001" calcext:value-type="float">
            <text:p>2263.9200000000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287.20000000001" calcext:value-type="float">
            <text:p>2287.2000000000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310.48000000001" calcext:value-type="float">
            <text:p>2310.4800000000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333.76000000001" calcext:value-type="float">
            <text:p>2333.7600000000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357.04000000001" calcext:value-type="float">
            <text:p>2357.04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380.32" calcext:value-type="float">
            <text:p>2380.32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425.44" calcext:value-type="float">
            <text:p>2425.44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470.56" calcext:value-type="float">
            <text:p>2470.56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493.84" calcext:value-type="float">
            <text:p>2493.84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517.12" calcext:value-type="float">
            <text:p>2517.12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540.4" calcext:value-type="float">
            <text:p>2540.4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563.68" calcext:value-type="float">
            <text:p>2563.68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586.96" calcext:value-type="float">
            <text:p>2586.96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610.24" calcext:value-type="float">
            <text:p>2610.24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633.52" calcext:value-type="float">
            <text:p>2633.52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656.08" calcext:value-type="float">
            <text:p>2656.08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678.64" calcext:value-type="float">
            <text:p>2678.64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701.2" calcext:value-type="float">
            <text:p>2701.2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2723.76" calcext:value-type="float">
            <text:p>2723.76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2746.32" calcext:value-type="float">
            <text:p>2746.32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2747.04" calcext:value-type="float">
            <text:p>2747.04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2747.76" calcext:value-type="float">
            <text:p>2747.76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749.2" calcext:value-type="float">
            <text:p>2749.2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750.64" calcext:value-type="float">
            <text:p>2750.64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752.08" calcext:value-type="float">
            <text:p>2752.08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753.52" calcext:value-type="float">
            <text:p>2753.52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800.08" calcext:value-type="float">
            <text:p>2800.08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823.36" calcext:value-type="float">
            <text:p>2823.36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846.64" calcext:value-type="float">
            <text:p>2846.64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869.92" calcext:value-type="float">
            <text:p>2869.92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893.2" calcext:value-type="float">
            <text:p>2893.2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2916.48" calcext:value-type="float">
            <text:p>2916.48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2939.76" calcext:value-type="float">
            <text:p>2939.76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2963.04" calcext:value-type="float">
            <text:p>2963.04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2986.32" calcext:value-type="float">
            <text:p>2986.32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09.6" calcext:value-type="float">
            <text:p>3009.6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32.88" calcext:value-type="float">
            <text:p>3032.88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56.16" calcext:value-type="float">
            <text:p>3056.16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57.6" calcext:value-type="float">
            <text:p>3057.6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59.04" calcext:value-type="float">
            <text:p>3059.04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60.48" calcext:value-type="float">
            <text:p>3060.48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61.92" calcext:value-type="float">
            <text:p>3061.92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63.36" calcext:value-type="float">
            <text:p>3063.36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064.79999999999" calcext:value-type="float">
            <text:p>3064.79999999999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066.23999999999" calcext:value-type="float">
            <text:p>3066.23999999999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067.67999999999" calcext:value-type="float">
            <text:p>3067.67999999999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069.11999999999" calcext:value-type="float">
            <text:p>3069.11999999999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070.55999999999" calcext:value-type="float">
            <text:p>3070.55999999999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071.99999999999" calcext:value-type="float">
            <text:p>3071.99999999999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073.43999999999" calcext:value-type="float">
            <text:p>3073.43999999999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074.87999999999" calcext:value-type="float">
            <text:p>3074.87999999999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076.31999999999" calcext:value-type="float">
            <text:p>3076.31999999999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077.75999999999" calcext:value-type="float">
            <text:p>3077.75999999999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079.19999999999" calcext:value-type="float">
            <text:p>3079.19999999999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080.63999999999" calcext:value-type="float">
            <text:p>3080.63999999999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082.07999999999" calcext:value-type="float">
            <text:p>3082.07999999999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083.51999999999" calcext:value-type="float">
            <text:p>3083.51999999999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084.95999999999" calcext:value-type="float">
            <text:p>3084.95999999999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108.23999999999" calcext:value-type="float">
            <text:p>3108.23999999999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131.51999999999" calcext:value-type="float">
            <text:p>3131.51999999999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132.95999999999" calcext:value-type="float">
            <text:p>3132.95999999999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134.39999999999" calcext:value-type="float">
            <text:p>3134.39999999999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135.83999999999" calcext:value-type="float">
            <text:p>3135.83999999999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137.27999999999" calcext:value-type="float">
            <text:p>3137.27999999999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138.71999999999" calcext:value-type="float">
            <text:p>3138.71999999999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140.15999999999" calcext:value-type="float">
            <text:p>3140.15999999999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141.59999999999" calcext:value-type="float">
            <text:p>3141.59999999999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143.03999999999" calcext:value-type="float">
            <text:p>3143.03999999999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144.47999999999" calcext:value-type="float">
            <text:p>3144.47999999999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145.91999999998" calcext:value-type="float">
            <text:p>3145.91999999998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147.35999999998" calcext:value-type="float">
            <text:p>3147.35999999998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148.79999999998" calcext:value-type="float">
            <text:p>3148.79999999998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3150.23999999998" calcext:value-type="float">
            <text:p>3150.23999999998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3151.67999999998" calcext:value-type="float">
            <text:p>3151.67999999998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3153.11999999998" calcext:value-type="float">
            <text:p>3153.11999999998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3154.55999999998" calcext:value-type="float">
            <text:p>3154.55999999998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3155.99999999998" calcext:value-type="float">
            <text:p>3155.99999999998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3157.43999999998" calcext:value-type="float">
            <text:p>3157.43999999998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3158.87999999998" calcext:value-type="float">
            <text:p>3158.87999999998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3160.31999999998" calcext:value-type="float">
            <text:p>3160.31999999998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3161.75999999998" calcext:value-type="float">
            <text:p>3161.75999999998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3163.19999999998" calcext:value-type="float">
            <text:p>3163.19999999998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3164.63999999998" calcext:value-type="float">
            <text:p>3164.63999999998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165.35999999998" calcext:value-type="float">
            <text:p>3165.35999999998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166.07999999998" calcext:value-type="float">
            <text:p>3166.07999999998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166.79999999998" calcext:value-type="float">
            <text:p>3166.79999999998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168.23999999998" calcext:value-type="float">
            <text:p>3168.23999999998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169.67999999998" calcext:value-type="float">
            <text:p>3169.67999999998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171.11999999998" calcext:value-type="float">
            <text:p>3171.11999999998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172.55999999998" calcext:value-type="float">
            <text:p>3172.55999999998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173.99999999998" calcext:value-type="float">
            <text:p>3173.99999999998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175.43999999998" calcext:value-type="float">
            <text:p>3175.43999999998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176.87999999998" calcext:value-type="float">
            <text:p>3176.87999999998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178.31999999998" calcext:value-type="float">
            <text:p>3178.31999999998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179.75999999998" calcext:value-type="float">
            <text:p>3179.75999999998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181.19999999998" calcext:value-type="float">
            <text:p>3181.19999999998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182.63999999997" calcext:value-type="float">
            <text:p>3182.63999999997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184.07999999997" calcext:value-type="float">
            <text:p>3184.07999999997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185.51999999997" calcext:value-type="float">
            <text:p>3185.51999999997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186.95999999997" calcext:value-type="float">
            <text:p>3186.95999999997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3188.39999999997" calcext:value-type="float">
            <text:p>3188.39999999997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3189.83999999997" calcext:value-type="float">
            <text:p>3189.83999999997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3213.11999999997" calcext:value-type="float">
            <text:p>3213.11999999997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3236.39999999997" calcext:value-type="float">
            <text:p>3236.39999999997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3259.67999999997" calcext:value-type="float">
            <text:p>3259.67999999997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3282.95999999997" calcext:value-type="float">
            <text:p>3282.95999999997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3306.23999999997" calcext:value-type="float">
            <text:p>3306.23999999997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3329.51999999997" calcext:value-type="float">
            <text:p>3329.51999999997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3352.79999999997" calcext:value-type="float">
            <text:p>3352.79999999997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3376.07999999997" calcext:value-type="float">
            <text:p>3376.07999999997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399.35999999997" calcext:value-type="float">
            <text:p>3399.35999999997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3400.79999999997" calcext:value-type="float">
            <text:p>3400.79999999997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3402.23999999997" calcext:value-type="float">
            <text:p>3402.23999999997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403.67999999997" calcext:value-type="float">
            <text:p>3403.67999999997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3405.11999999997" calcext:value-type="float">
            <text:p>3405.11999999997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406.55999999997" calcext:value-type="float">
            <text:p>3406.55999999997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407.99999999997" calcext:value-type="float">
            <text:p>3407.99999999997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409.43999999997" calcext:value-type="float">
            <text:p>3409.43999999997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410.87999999997" calcext:value-type="float">
            <text:p>3410.87999999997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412.31999999997" calcext:value-type="float">
            <text:p>3412.31999999997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413.75999999997" calcext:value-type="float">
            <text:p>3413.75999999997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415.19999999997" calcext:value-type="float">
            <text:p>3415.19999999997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416.63999999997" calcext:value-type="float">
            <text:p>3416.63999999997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418.07999999997" calcext:value-type="float">
            <text:p>3418.07999999997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419.51999999996" calcext:value-type="float">
            <text:p>3419.51999999996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420.95999999996" calcext:value-type="float">
            <text:p>3420.95999999996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422.39999999996" calcext:value-type="float">
            <text:p>3422.39999999996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423.83999999996" calcext:value-type="float">
            <text:p>3423.83999999996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425.27999999996" calcext:value-type="float">
            <text:p>3425.27999999996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427.43999999996" calcext:value-type="float">
            <text:p>3427.43999999996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429.59999999996" calcext:value-type="float">
            <text:p>3429.59999999996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431.75999999996" calcext:value-type="float">
            <text:p>3431.75999999996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433.91999999996" calcext:value-type="float">
            <text:p>3433.91999999996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436.07999999996" calcext:value-type="float">
            <text:p>3436.07999999996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438.23999999996" calcext:value-type="float">
            <text:p>3438.23999999996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440.39999999996" calcext:value-type="float">
            <text:p>3440.39999999996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442.55999999996" calcext:value-type="float">
            <text:p>3442.55999999996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444.71999999996" calcext:value-type="float">
            <text:p>3444.71999999996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446.87999999996" calcext:value-type="float">
            <text:p>3446.87999999996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449.03999999996" calcext:value-type="float">
            <text:p>3449.03999999996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451.19999999996" calcext:value-type="float">
            <text:p>3451.19999999996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453.35999999996" calcext:value-type="float">
            <text:p>3453.35999999996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455.51999999995" calcext:value-type="float">
            <text:p>3455.51999999995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457.67999999995" calcext:value-type="float">
            <text:p>3457.67999999995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459.83999999995" calcext:value-type="float">
            <text:p>3459.83999999995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461.99999999995" calcext:value-type="float">
            <text:p>3461.99999999995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464.15999999995" calcext:value-type="float">
            <text:p>3464.15999999995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466.31999999995" calcext:value-type="float">
            <text:p>3466.31999999995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468.47999999995" calcext:value-type="float">
            <text:p>3468.47999999995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470.63999999995" calcext:value-type="float">
            <text:p>3470.63999999995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472.79999999995" calcext:value-type="float">
            <text:p>3472.79999999995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474.95999999995" calcext:value-type="float">
            <text:p>3474.95999999995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477.11999999995" calcext:value-type="float">
            <text:p>3477.11999999995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479.27999999995" calcext:value-type="float">
            <text:p>3479.27999999995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481.43999999995" calcext:value-type="float">
            <text:p>3481.43999999995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483.59999999995" calcext:value-type="float">
            <text:p>3483.59999999995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485.75999999995" calcext:value-type="float">
            <text:p>3485.75999999995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487.91999999995" calcext:value-type="float">
            <text:p>3487.91999999995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490.07999999995" calcext:value-type="float">
            <text:p>3490.07999999995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492.23999999994" calcext:value-type="float">
            <text:p>3492.23999999994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494.39999999994" calcext:value-type="float">
            <text:p>3494.39999999994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496.55999999994" calcext:value-type="float">
            <text:p>3496.55999999994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498.71999999994" calcext:value-type="float">
            <text:p>3498.71999999994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500.87999999994" calcext:value-type="float">
            <text:p>3500.87999999994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503.03999999994" calcext:value-type="float">
            <text:p>3503.03999999994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505.19999999994" calcext:value-type="float">
            <text:p>3505.19999999994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507.35999999994" calcext:value-type="float">
            <text:p>3507.35999999994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509.51999999994" calcext:value-type="float">
            <text:p>3509.51999999994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511.67999999994" calcext:value-type="float">
            <text:p>3511.67999999994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513.83999999994" calcext:value-type="float">
            <text:p>3513.83999999994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515.99999999994" calcext:value-type="float">
            <text:p>3515.99999999994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518.87999999994" calcext:value-type="float">
            <text:p>3518.87999999994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521.75999999994" calcext:value-type="float">
            <text:p>3521.75999999994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524.63999999994" calcext:value-type="float">
            <text:p>3524.63999999994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527.51999999993" calcext:value-type="float">
            <text:p>3527.51999999993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530.39999999993" calcext:value-type="float">
            <text:p>3530.39999999993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533.27999999993" calcext:value-type="float">
            <text:p>3533.27999999993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536.15999999993" calcext:value-type="float">
            <text:p>3536.15999999993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539.03999999993" calcext:value-type="float">
            <text:p>3539.03999999993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541.91999999993" calcext:value-type="float">
            <text:p>3541.91999999993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544.79999999993" calcext:value-type="float">
            <text:p>3544.79999999993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547.67999999993" calcext:value-type="float">
            <text:p>3547.67999999993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550.55999999993" calcext:value-type="float">
            <text:p>3550.55999999993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553.43999999993" calcext:value-type="float">
            <text:p>3553.43999999993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556.31999999993" calcext:value-type="float">
            <text:p>3556.31999999993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559.19999999993" calcext:value-type="float">
            <text:p>3559.19999999993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562.07999999993" calcext:value-type="float">
            <text:p>3562.07999999993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564.95999999992" calcext:value-type="float">
            <text:p>3564.95999999992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567.83999999992" calcext:value-type="float">
            <text:p>3567.83999999992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570.71999999992" calcext:value-type="float">
            <text:p>3570.71999999992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573.59999999992" calcext:value-type="float">
            <text:p>3573.59999999992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3576.47999999992" calcext:value-type="float">
            <text:p>3576.47999999992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3579.35999999992" calcext:value-type="float">
            <text:p>3579.35999999992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582.23999999992" calcext:value-type="float">
            <text:p>3582.23999999992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585.11999999992" calcext:value-type="float">
            <text:p>3585.11999999992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587.99999999992" calcext:value-type="float">
            <text:p>3587.99999999992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590.87999999992" calcext:value-type="float">
            <text:p>3590.87999999992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593.75999999992" calcext:value-type="float">
            <text:p>3593.75999999992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596.63999999992" calcext:value-type="float">
            <text:p>3596.63999999992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599.51999999991" calcext:value-type="float">
            <text:p>3599.51999999991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602.39999999991" calcext:value-type="float">
            <text:p>3602.39999999991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605.27999999991" calcext:value-type="float">
            <text:p>3605.27999999991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608.15999999991" calcext:value-type="float">
            <text:p>3608.15999999991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611.03999999991" calcext:value-type="float">
            <text:p>3611.03999999991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613.91999999991" calcext:value-type="float">
            <text:p>3613.91999999991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616.79999999991" calcext:value-type="float">
            <text:p>3616.79999999991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619.67999999991" calcext:value-type="float">
            <text:p>3619.67999999991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622.55999999991" calcext:value-type="float">
            <text:p>3622.55999999991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625.43999999991" calcext:value-type="float">
            <text:p>3625.43999999991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628.31999999991" calcext:value-type="float">
            <text:p>3628.31999999991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631.19999999991" calcext:value-type="float">
            <text:p>3631.19999999991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634.07999999991" calcext:value-type="float">
            <text:p>3634.07999999991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636.9599999999" calcext:value-type="float">
            <text:p>3636.9599999999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639.8399999999" calcext:value-type="float">
            <text:p>3639.8399999999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642.7199999999" calcext:value-type="float">
            <text:p>3642.7199999999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644.8799999999" calcext:value-type="float">
            <text:p>3644.8799999999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647.0399999999" calcext:value-type="float">
            <text:p>3647.0399999999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649.1999999999" calcext:value-type="float">
            <text:p>3649.1999999999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651.3599999999" calcext:value-type="float">
            <text:p>3651.3599999999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654.2399999999" calcext:value-type="float">
            <text:p>3654.2399999999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657.1199999999" calcext:value-type="float">
            <text:p>3657.1199999999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3659.9999999999" calcext:value-type="float">
            <text:p>3659.9999999999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3662.8799999999" calcext:value-type="float">
            <text:p>3662.8799999999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3665.7599999999" calcext:value-type="float">
            <text:p>3665.7599999999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3668.6399999999" calcext:value-type="float">
            <text:p>3668.639999999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3671.51999999989" calcext:value-type="float">
            <text:p>3671.5199999998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3674.39999999989" calcext:value-type="float">
            <text:p>3674.3999999998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3677.27999999989" calcext:value-type="float">
            <text:p>3677.2799999998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3680.15999999989" calcext:value-type="float">
            <text:p>3680.1599999998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3683.03999999989" calcext:value-type="float">
            <text:p>3683.0399999998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685.91999999989" calcext:value-type="float">
            <text:p>3685.9199999998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688.79999999989" calcext:value-type="float">
            <text:p>3688.79999999989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691.67999999989" calcext:value-type="float">
            <text:p>3691.67999999989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694.55999999989" calcext:value-type="float">
            <text:p>3694.55999999989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697.43999999989" calcext:value-type="float">
            <text:p>3697.43999999989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700.31999999989" calcext:value-type="float">
            <text:p>3700.31999999989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703.19999999989" calcext:value-type="float">
            <text:p>3703.19999999989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706.07999999989" calcext:value-type="float">
            <text:p>3706.07999999989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708.95999999988" calcext:value-type="float">
            <text:p>3708.95999999988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711.83999999988" calcext:value-type="float">
            <text:p>3711.83999999988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714.71999999988" calcext:value-type="float">
            <text:p>3714.71999999988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717.59999999988" calcext:value-type="float">
            <text:p>3717.59999999988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720.47999999988" calcext:value-type="float">
            <text:p>3720.47999999988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723.35999999988" calcext:value-type="float">
            <text:p>3723.35999999988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726.23999999988" calcext:value-type="float">
            <text:p>3726.23999999988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729.11999999988" calcext:value-type="float">
            <text:p>3729.11999999988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731.99999999988" calcext:value-type="float">
            <text:p>3731.99999999988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734.87999999988" calcext:value-type="float">
            <text:p>3734.87999999988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737.75999999988" calcext:value-type="float">
            <text:p>3737.75999999988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740.63999999988" calcext:value-type="float">
            <text:p>3740.63999999988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743.51999999987" calcext:value-type="float">
            <text:p>3743.51999999987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746.39999999987" calcext:value-type="float">
            <text:p>3746.39999999987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749.27999999987" calcext:value-type="float">
            <text:p>3749.27999999987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752.15999999987" calcext:value-type="float">
            <text:p>3752.15999999987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755.03999999987" calcext:value-type="float">
            <text:p>3755.03999999987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757.91999999987" calcext:value-type="float">
            <text:p>3757.91999999987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760.07999999987" calcext:value-type="float">
            <text:p>3760.07999999987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762.23999999987" calcext:value-type="float">
            <text:p>3762.23999999987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764.39999999987" calcext:value-type="float">
            <text:p>3764.39999999987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766.55999999987" calcext:value-type="float">
            <text:p>3766.55999999987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768.71999999987" calcext:value-type="float">
            <text:p>3768.71999999987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770.87999999987" calcext:value-type="float">
            <text:p>3770.87999999987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773.03999999987" calcext:value-type="float">
            <text:p>3773.03999999987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775.19999999987" calcext:value-type="float">
            <text:p>3775.19999999987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777.35999999987" calcext:value-type="float">
            <text:p>3777.35999999987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779.51999999986" calcext:value-type="float">
            <text:p>3779.51999999986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781.67999999986" calcext:value-type="float">
            <text:p>3781.67999999986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783.83999999986" calcext:value-type="float">
            <text:p>3783.83999999986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785.99999999986" calcext:value-type="float">
            <text:p>3785.99999999986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788.15999999986" calcext:value-type="float">
            <text:p>3788.15999999986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790.31999999986" calcext:value-type="float">
            <text:p>3790.31999999986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793.19999999986" calcext:value-type="float">
            <text:p>3793.19999999986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796.07999999986" calcext:value-type="float">
            <text:p>3796.07999999986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798.95999999986" calcext:value-type="float">
            <text:p>3798.95999999986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801.83999999986" calcext:value-type="float">
            <text:p>3801.83999999986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804.71999999986" calcext:value-type="float">
            <text:p>3804.71999999986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807.59999999986" calcext:value-type="float">
            <text:p>3807.59999999986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809.75999999986" calcext:value-type="float">
            <text:p>3809.75999999986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812.63999999986" calcext:value-type="float">
            <text:p>3812.63999999986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815.51999999985" calcext:value-type="float">
            <text:p>3815.51999999985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818.39999999985" calcext:value-type="float">
            <text:p>3818.39999999985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821.27999999985" calcext:value-type="float">
            <text:p>3821.27999999985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824.15999999985" calcext:value-type="float">
            <text:p>3824.15999999985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827.03999999985" calcext:value-type="float">
            <text:p>3827.03999999985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829.91999999985" calcext:value-type="float">
            <text:p>3829.91999999985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832.79999999985" calcext:value-type="float">
            <text:p>3832.79999999985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835.67999999985" calcext:value-type="float">
            <text:p>3835.67999999985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838.55999999985" calcext:value-type="float">
            <text:p>3838.55999999985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841.43999999985" calcext:value-type="float">
            <text:p>3841.43999999985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844.31999999985" calcext:value-type="float">
            <text:p>3844.31999999985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847.19999999985" calcext:value-type="float">
            <text:p>3847.19999999985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850.07999999985" calcext:value-type="float">
            <text:p>3850.07999999985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3852.95999999984" calcext:value-type="float">
            <text:p>3852.95999999984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855.83999999984" calcext:value-type="float">
            <text:p>3855.83999999984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858.71999999984" calcext:value-type="float">
            <text:p>3858.71999999984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861.59999999984" calcext:value-type="float">
            <text:p>3861.59999999984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864.47999999984" calcext:value-type="float">
            <text:p>3864.47999999984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3867.35999999984" calcext:value-type="float">
            <text:p>3867.35999999984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3870.23999999984" calcext:value-type="float">
            <text:p>3870.23999999984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3873.11999999984" calcext:value-type="float">
            <text:p>3873.11999999984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3875.99999999984" calcext:value-type="float">
            <text:p>3875.99999999984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3878.87999999984" calcext:value-type="float">
            <text:p>3878.87999999984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3881.75999999984" calcext:value-type="float">
            <text:p>3881.75999999984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3884.63999999984" calcext:value-type="float">
            <text:p>3884.63999999984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3887.51999999983" calcext:value-type="float">
            <text:p>3887.51999999983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3890.39999999983" calcext:value-type="float">
            <text:p>3890.39999999983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3893.27999999983" calcext:value-type="float">
            <text:p>3893.27999999983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896.15999999983" calcext:value-type="float">
            <text:p>3896.15999999983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899.03999999983" calcext:value-type="float">
            <text:p>3899.03999999983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901.91999999983" calcext:value-type="float">
            <text:p>3901.91999999983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904.79999999983" calcext:value-type="float">
            <text:p>3904.79999999983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3907.67999999983" calcext:value-type="float">
            <text:p>3907.67999999983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3910.55999999983" calcext:value-type="float">
            <text:p>3910.55999999983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3913.43999999983" calcext:value-type="float">
            <text:p>3913.43999999983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3916.31999999983" calcext:value-type="float">
            <text:p>3916.31999999983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3919.19999999983" calcext:value-type="float">
            <text:p>3919.19999999983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3922.07999999983" calcext:value-type="float">
            <text:p>3922.07999999983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3924.95999999982" calcext:value-type="float">
            <text:p>3924.95999999982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3927.83999999982" calcext:value-type="float">
            <text:p>3927.83999999982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3930.71999999982" calcext:value-type="float">
            <text:p>3930.71999999982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3933.59999999982" calcext:value-type="float">
            <text:p>3933.59999999982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3936.47999999982" calcext:value-type="float">
            <text:p>3936.47999999982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3939.35999999982" calcext:value-type="float">
            <text:p>3939.35999999982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3942.23999999982" calcext:value-type="float">
            <text:p>3942.23999999982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3945.11999999982" calcext:value-type="float">
            <text:p>3945.11999999982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3947.99999999982" calcext:value-type="float">
            <text:p>3947.99999999982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3950.87999999982" calcext:value-type="float">
            <text:p>3950.87999999982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953.75999999982" calcext:value-type="float">
            <text:p>3953.75999999982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955.19999999982" calcext:value-type="float">
            <text:p>3955.19999999982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956.63999999982" calcext:value-type="float">
            <text:p>3956.63999999982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958.07999999982" calcext:value-type="float">
            <text:p>3958.07999999982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959.51999999981" calcext:value-type="float">
            <text:p>3959.5199999998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960.95999999981" calcext:value-type="float">
            <text:p>3960.9599999998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962.39999999981" calcext:value-type="float">
            <text:p>3962.3999999998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964.55999999981" calcext:value-type="float">
            <text:p>3964.5599999998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966.71999999981" calcext:value-type="float">
            <text:p>3966.7199999998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968.87999999981" calcext:value-type="float">
            <text:p>3968.87999999981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971.03999999981" calcext:value-type="float">
            <text:p>3971.03999999981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973.19999999981" calcext:value-type="float">
            <text:p>3973.1999999998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975.35999999981" calcext:value-type="float">
            <text:p>3975.3599999998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977.51999999981" calcext:value-type="float">
            <text:p>3977.5199999998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979.67999999981" calcext:value-type="float">
            <text:p>3979.6799999998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981.83999999981" calcext:value-type="float">
            <text:p>3981.8399999998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984.71999999981" calcext:value-type="float">
            <text:p>3984.7199999998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987.59999999981" calcext:value-type="float">
            <text:p>3987.5999999998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990.47999999981" calcext:value-type="float">
            <text:p>3990.4799999998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993.35999999981" calcext:value-type="float">
            <text:p>3993.3599999998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996.2399999998" calcext:value-type="float">
            <text:p>3996.2399999998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999.1199999998" calcext:value-type="float">
            <text:p>3999.1199999998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4001.9999999998" calcext:value-type="float">
            <text:p>4001.9999999998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4004.8799999998" calcext:value-type="float">
            <text:p>4004.8799999998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4007.7599999998" calcext:value-type="float">
            <text:p>4007.7599999998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4010.6399999998" calcext:value-type="float">
            <text:p>4010.6399999998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4013.5199999998" calcext:value-type="float">
            <text:p>4013.5199999998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4015.6799999998" calcext:value-type="float">
            <text:p>4015.6799999998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4017.8399999998" calcext:value-type="float">
            <text:p>4017.8399999998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4019.9999999998" calcext:value-type="float">
            <text:p>4019.9999999998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4022.1599999998" calcext:value-type="float">
            <text:p>4022.1599999998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4024.3199999998" calcext:value-type="float">
            <text:p>4024.3199999998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4026.4799999998" calcext:value-type="float">
            <text:p>4026.4799999998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4028.6399999998" calcext:value-type="float">
            <text:p>4028.6399999998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4030.79999999979" calcext:value-type="float">
            <text:p>4030.79999999979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4032.95999999979" calcext:value-type="float">
            <text:p>4032.95999999979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4035.11999999979" calcext:value-type="float">
            <text:p>4035.11999999979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4037.27999999979" calcext:value-type="float">
            <text:p>4037.27999999979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4039.43999999979" calcext:value-type="float">
            <text:p>4039.43999999979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4041.59999999979" calcext:value-type="float">
            <text:p>4041.59999999979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4043.75999999979" calcext:value-type="float">
            <text:p>4043.75999999979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4045.91999999979" calcext:value-type="float">
            <text:p>4045.91999999979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4048.07999999979" calcext:value-type="float">
            <text:p>4048.07999999979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4050.23999999979" calcext:value-type="float">
            <text:p>4050.23999999979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4052.39999999979" calcext:value-type="float">
            <text:p>4052.39999999979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4054.55999999979" calcext:value-type="float">
            <text:p>4054.55999999979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4056.71999999979" calcext:value-type="float">
            <text:p>4056.71999999979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4058.87999999979" calcext:value-type="float">
            <text:p>4058.87999999979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4061.03999999979" calcext:value-type="float">
            <text:p>4061.03999999979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4063.19999999979" calcext:value-type="float">
            <text:p>4063.19999999979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4065.35999999979" calcext:value-type="float">
            <text:p>4065.35999999979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4067.51999999978" calcext:value-type="float">
            <text:p>4067.51999999978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4069.67999999978" calcext:value-type="float">
            <text:p>4069.67999999978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4071.83999999978" calcext:value-type="float">
            <text:p>4071.83999999978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4073.99999999978" calcext:value-type="float">
            <text:p>4073.99999999978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4076.15999999978" calcext:value-type="float">
            <text:p>4076.15999999978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4078.31999999978" calcext:value-type="float">
            <text:p>4078.31999999978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4080.47999999978" calcext:value-type="float">
            <text:p>4080.47999999978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4082.63999999978" calcext:value-type="float">
            <text:p>4082.63999999978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4084.79999999978" calcext:value-type="float">
            <text:p>4084.79999999978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4086.95999999978" calcext:value-type="float">
            <text:p>4086.95999999978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4089.11999999978" calcext:value-type="float">
            <text:p>4089.11999999978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4091.27999999978" calcext:value-type="float">
            <text:p>4091.27999999978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4093.43999999978" calcext:value-type="float">
            <text:p>4093.43999999978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4095.59999999978" calcext:value-type="float">
            <text:p>4095.59999999978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4097.75999999978" calcext:value-type="float">
            <text:p>4097.75999999978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4099.91999999978" calcext:value-type="float">
            <text:p>4099.91999999978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4102.07999999978" calcext:value-type="float">
            <text:p>4102.07999999978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4104.23999999978" calcext:value-type="float">
            <text:p>4104.23999999978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4106.39999999978" calcext:value-type="float">
            <text:p>4106.39999999978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4108.55999999978" calcext:value-type="float">
            <text:p>4108.55999999978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4110.71999999978" calcext:value-type="float">
            <text:p>4110.71999999978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4112.87999999978" calcext:value-type="float">
            <text:p>4112.87999999978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4115.03999999978" calcext:value-type="float">
            <text:p>4115.03999999978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4117.19999999978" calcext:value-type="float">
            <text:p>4117.19999999978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4119.35999999979" calcext:value-type="float">
            <text:p>4119.35999999979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4121.51999999979" calcext:value-type="float">
            <text:p>4121.51999999979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4123.67999999979" calcext:value-type="float">
            <text:p>4123.67999999979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4125.83999999979" calcext:value-type="float">
            <text:p>4125.83999999979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4127.99999999979" calcext:value-type="float">
            <text:p>4127.99999999979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4130.15999999979" calcext:value-type="float">
            <text:p>4130.15999999979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4132.31999999979" calcext:value-type="float">
            <text:p>4132.31999999979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4134.47999999979" calcext:value-type="float">
            <text:p>4134.47999999979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4136.63999999979" calcext:value-type="float">
            <text:p>4136.63999999979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4138.07999999979" calcext:value-type="float">
            <text:p>4138.07999999979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4140.23999999979" calcext:value-type="float">
            <text:p>4140.23999999979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4141.67999999979" calcext:value-type="float">
            <text:p>4141.67999999979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4143.11999999979" calcext:value-type="float">
            <text:p>4143.11999999979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4144.55999999979" calcext:value-type="float">
            <text:p>4144.55999999979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4145.99999999979" calcext:value-type="float">
            <text:p>4145.99999999979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4148.1599999998" calcext:value-type="float">
            <text:p>4148.1599999998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4150.3199999998" calcext:value-type="float">
            <text:p>4150.3199999998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4152.4799999998" calcext:value-type="float">
            <text:p>4152.4799999998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4154.6399999998" calcext:value-type="float">
            <text:p>4154.6399999998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4156.7999999998" calcext:value-type="float">
            <text:p>4156.7999999998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4158.9599999998" calcext:value-type="float">
            <text:p>4158.9599999998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4161.1199999998" calcext:value-type="float">
            <text:p>4161.1199999998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4163.2799999998" calcext:value-type="float">
            <text:p>4163.2799999998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4164.7199999998" calcext:value-type="float">
            <text:p>4164.7199999998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4166.1599999998" calcext:value-type="float">
            <text:p>4166.1599999998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4168.3199999998" calcext:value-type="float">
            <text:p>4168.3199999998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4170.4799999998" calcext:value-type="float">
            <text:p>4170.4799999998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4171.9199999998" calcext:value-type="float">
            <text:p>4171.9199999998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4173.3599999998" calcext:value-type="float">
            <text:p>4173.3599999998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4174.79999999981" calcext:value-type="float">
            <text:p>4174.79999999981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4176.23999999981" calcext:value-type="float">
            <text:p>4176.23999999981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4177.67999999981" calcext:value-type="float">
            <text:p>4177.67999999981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4179.11999999981" calcext:value-type="float">
            <text:p>4179.11999999981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4180.55999999981" calcext:value-type="float">
            <text:p>4180.55999999981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4181.99999999981" calcext:value-type="float">
            <text:p>4181.99999999981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4183.43999999981" calcext:value-type="float">
            <text:p>4183.43999999981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4184.87999999981" calcext:value-type="float">
            <text:p>4184.87999999981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4185.59999999981" calcext:value-type="float">
            <text:p>4185.59999999981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4186.31999999981" calcext:value-type="float">
            <text:p>4186.31999999981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4187.03999999981" calcext:value-type="float">
            <text:p>4187.03999999981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4187.75999999981" calcext:value-type="float">
            <text:p>4187.75999999981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4188.47999999981" calcext:value-type="float">
            <text:p>4188.47999999981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4189.19999999981" calcext:value-type="float">
            <text:p>4189.19999999981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4189.91999999981" calcext:value-type="float">
            <text:p>4189.91999999981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4190.63999999981" calcext:value-type="float">
            <text:p>4190.63999999981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4191.35999999981" calcext:value-type="float">
            <text:p>4191.35999999981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4192.07999999981" calcext:value-type="float">
            <text:p>4192.07999999981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4192.79999999981" calcext:value-type="float">
            <text:p>4192.79999999981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4193.51999999981" calcext:value-type="float">
            <text:p>4193.51999999981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4194.23999999981" calcext:value-type="float">
            <text:p>4194.23999999981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4194.95999999981" calcext:value-type="float">
            <text:p>4194.95999999981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4195.67999999981" calcext:value-type="float">
            <text:p>4195.67999999981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4196.39999999981" calcext:value-type="float">
            <text:p>4196.39999999981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4197.11999999981" calcext:value-type="float">
            <text:p>4197.11999999981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4197.83999999981" calcext:value-type="float">
            <text:p>4197.83999999981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4198.55999999981" calcext:value-type="float">
            <text:p>4198.55999999981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4199.27999999981" calcext:value-type="float">
            <text:p>4199.27999999981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4199.99999999981" calcext:value-type="float">
            <text:p>4199.99999999981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4200.71999999981" calcext:value-type="float">
            <text:p>4200.71999999981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4202.15999999981" calcext:value-type="float">
            <text:p>4202.15999999981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4203.59999999982" calcext:value-type="float">
            <text:p>4203.59999999982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4205.03999999982" calcext:value-type="float">
            <text:p>4205.0399999998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4206.47999999982" calcext:value-type="float">
            <text:p>4206.47999999982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4207.91999999982" calcext:value-type="float">
            <text:p>4207.91999999982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4209.35999999982" calcext:value-type="float">
            <text:p>4209.35999999982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4210.79999999982" calcext:value-type="float">
            <text:p>4210.79999999982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4212.23999999982" calcext:value-type="float">
            <text:p>4212.23999999982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4212.95999999982" calcext:value-type="float">
            <text:p>4212.95999999982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4213.67999999982" calcext:value-type="float">
            <text:p>4213.67999999982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4214.39999999982" calcext:value-type="float">
            <text:p>4214.39999999982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4215.11999999982" calcext:value-type="float">
            <text:p>4215.11999999982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4215.83999999982" calcext:value-type="float">
            <text:p>4215.83999999982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4216.55999999982" calcext:value-type="float">
            <text:p>4216.55999999982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4217.27999999982" calcext:value-type="float">
            <text:p>4217.27999999982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4217.99999999982" calcext:value-type="float">
            <text:p>4217.99999999982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4218.71999999982" calcext:value-type="float">
            <text:p>4218.71999999982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4219.43999999982" calcext:value-type="float">
            <text:p>4219.43999999982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4220.15999999982" calcext:value-type="float">
            <text:p>4220.15999999982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4220.87999999982" calcext:value-type="float">
            <text:p>4220.87999999982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4221.59999999982" calcext:value-type="float">
            <text:p>4221.59999999982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4222.31999999982" calcext:value-type="float">
            <text:p>4222.31999999982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4223.03999999982" calcext:value-type="float">
            <text:p>4223.03999999982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4223.75999999982" calcext:value-type="float">
            <text:p>4223.75999999982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4224.47999999982" calcext:value-type="float">
            <text:p>4224.47999999982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4225.19999999982" calcext:value-type="float">
            <text:p>4225.19999999982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4225.91999999982" calcext:value-type="float">
            <text:p>4225.91999999982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4226.63999999982" calcext:value-type="float">
            <text:p>4226.63999999982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4227.35999999982" calcext:value-type="float">
            <text:p>4227.35999999982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4228.07999999982" calcext:value-type="float">
            <text:p>4228.07999999982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4228.79999999982" calcext:value-type="float">
            <text:p>4228.79999999982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4229.51999999982" calcext:value-type="float">
            <text:p>4229.51999999982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4230.23999999982" calcext:value-type="float">
            <text:p>4230.23999999982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4230.95999999982" calcext:value-type="float">
            <text:p>4230.95999999982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4231.67999999983" calcext:value-type="float">
            <text:p>4231.67999999983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4232.39999999983" calcext:value-type="float">
            <text:p>4232.39999999983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4233.11999999983" calcext:value-type="float">
            <text:p>4233.11999999983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4233.83999999983" calcext:value-type="float">
            <text:p>4233.83999999983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4234.55999999983" calcext:value-type="float">
            <text:p>4234.55999999983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4235.27999999983" calcext:value-type="float">
            <text:p>4235.27999999983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4235.99999999983" calcext:value-type="float">
            <text:p>4235.99999999983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4236.71999999983" calcext:value-type="float">
            <text:p>4236.71999999983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4237.43999999983" calcext:value-type="float">
            <text:p>4237.43999999983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4238.15999999983" calcext:value-type="float">
            <text:p>4238.15999999983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4238.87999999983" calcext:value-type="float">
            <text:p>4238.87999999983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4239.59999999983" calcext:value-type="float">
            <text:p>4239.59999999983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4240.31999999983" calcext:value-type="float">
            <text:p>4240.31999999983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4241.03999999983" calcext:value-type="float">
            <text:p>4241.03999999983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4241.75999999983" calcext:value-type="float">
            <text:p>4241.75999999983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4242.47999999983" calcext:value-type="float">
            <text:p>4242.47999999983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4243.19999999983" calcext:value-type="float">
            <text:p>4243.19999999983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4243.91999999983" calcext:value-type="float">
            <text:p>4243.91999999983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4244.63999999983" calcext:value-type="float">
            <text:p>4244.63999999983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4245.35999999983" calcext:value-type="float">
            <text:p>4245.35999999983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4246.07999999983" calcext:value-type="float">
            <text:p>4246.07999999983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4246.79999999983" calcext:value-type="float">
            <text:p>4246.79999999983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4247.51999999983" calcext:value-type="float">
            <text:p>4247.51999999983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4248.23999999983" calcext:value-type="float">
            <text:p>4248.23999999983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4248.95999999983" calcext:value-type="float">
            <text:p>4248.95999999983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4249.67999999983" calcext:value-type="float">
            <text:p>4249.67999999983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4250.39999999983" calcext:value-type="float">
            <text:p>4250.39999999983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4251.11999999983" calcext:value-type="float">
            <text:p>4251.11999999983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4251.83999999983" calcext:value-type="float">
            <text:p>4251.83999999983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4252.55999999983" calcext:value-type="float">
            <text:p>4252.55999999983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4253.27999999983" calcext:value-type="float">
            <text:p>4253.27999999983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4253.99999999983" calcext:value-type="float">
            <text:p>4253.99999999983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4254.71999999983" calcext:value-type="float">
            <text:p>4254.71999999983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4255.43999999983" calcext:value-type="float">
            <text:p>4255.43999999983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4256.15999999983" calcext:value-type="float">
            <text:p>4256.15999999983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4256.15999999983" calcext:value-type="float">
            <text:p>4256.15999999983</text:p>
          </table:table-cell>
        </table:table-row>
      </table:table>
      <table:table table:name="qm-acc-energy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43.68" calcext:value-type="float">
            <text:p>43.68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74.72" calcext:value-type="float">
            <text:p>174.72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96.56" calcext:value-type="float">
            <text:p>196.56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218.4" calcext:value-type="float">
            <text:p>218.4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240.24" calcext:value-type="float">
            <text:p>240.24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283.92" calcext:value-type="float">
            <text:p>283.92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5.76" calcext:value-type="float">
            <text:p>305.76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27.6" calcext:value-type="float">
            <text:p>327.6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49.44" calcext:value-type="float">
            <text:p>349.44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71.28" calcext:value-type="float">
            <text:p>371.28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93.12" calcext:value-type="float">
            <text:p>393.12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458.64" calcext:value-type="float">
            <text:p>458.64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502.32" calcext:value-type="float">
            <text:p>502.32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524.16" calcext:value-type="float">
            <text:p>524.16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567.84" calcext:value-type="float">
            <text:p>567.84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589.68" calcext:value-type="float">
            <text:p>589.68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611.52" calcext:value-type="float">
            <text:p>611.52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633.36" calcext:value-type="float">
            <text:p>633.36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655.2" calcext:value-type="float">
            <text:p>655.2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677.04" calcext:value-type="float">
            <text:p>677.04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698.88" calcext:value-type="float">
            <text:p>698.88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720.72" calcext:value-type="float">
            <text:p>720.72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764.4" calcext:value-type="float">
            <text:p>764.4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786.24" calcext:value-type="float">
            <text:p>786.24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808.08" calcext:value-type="float">
            <text:p>808.08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829.92" calcext:value-type="float">
            <text:p>829.92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851.76" calcext:value-type="float">
            <text:p>851.76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873.6" calcext:value-type="float">
            <text:p>873.6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895.44" calcext:value-type="float">
            <text:p>895.44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7.28" calcext:value-type="float">
            <text:p>917.28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939.12" calcext:value-type="float">
            <text:p>939.12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960.96" calcext:value-type="float">
            <text:p>960.96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982.8" calcext:value-type="float">
            <text:p>982.8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1004.64" calcext:value-type="float">
            <text:p>1004.64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1026.48" calcext:value-type="float">
            <text:p>1026.48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1048.32" calcext:value-type="float">
            <text:p>1048.32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1070.16" calcext:value-type="float">
            <text:p>1070.16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1113.84" calcext:value-type="float">
            <text:p>1113.84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1136.4" calcext:value-type="float">
            <text:p>1136.4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1158.96" calcext:value-type="float">
            <text:p>1158.96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1181.52" calcext:value-type="float">
            <text:p>1181.52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1204.08" calcext:value-type="float">
            <text:p>1204.08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1226.64" calcext:value-type="float">
            <text:p>1226.64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1249.2" calcext:value-type="float">
            <text:p>1249.2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1271.76" calcext:value-type="float">
            <text:p>1271.76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1294.32" calcext:value-type="float">
            <text:p>1294.32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1316.88" calcext:value-type="float">
            <text:p>1316.88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1339.44" calcext:value-type="float">
            <text:p>1339.44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384.56" calcext:value-type="float">
            <text:p>1384.56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407.12" calcext:value-type="float">
            <text:p>1407.12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429.68" calcext:value-type="float">
            <text:p>1429.68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452.24" calcext:value-type="float">
            <text:p>1452.24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474.8" calcext:value-type="float">
            <text:p>1474.8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497.36" calcext:value-type="float">
            <text:p>1497.36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1519.92" calcext:value-type="float">
            <text:p>1519.92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1542.48" calcext:value-type="float">
            <text:p>1542.48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565.04" calcext:value-type="float">
            <text:p>1565.04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587.6" calcext:value-type="float">
            <text:p>1587.6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610.16" calcext:value-type="float">
            <text:p>1610.16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653.84" calcext:value-type="float">
            <text:p>1653.84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1675.68" calcext:value-type="float">
            <text:p>1675.68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1697.52" calcext:value-type="float">
            <text:p>1697.52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1719.36" calcext:value-type="float">
            <text:p>1719.36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1741.2" calcext:value-type="float">
            <text:p>1741.2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1763.76" calcext:value-type="float">
            <text:p>1763.76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1786.32" calcext:value-type="float">
            <text:p>1786.32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1808.88" calcext:value-type="float">
            <text:p>1808.88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1831.44" calcext:value-type="float">
            <text:p>1831.44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1876.56" calcext:value-type="float">
            <text:p>1876.56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1899.12" calcext:value-type="float">
            <text:p>1899.12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1921.68" calcext:value-type="float">
            <text:p>1921.68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1944.24" calcext:value-type="float">
            <text:p>1944.24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1966.8" calcext:value-type="float">
            <text:p>1966.8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1989.36" calcext:value-type="float">
            <text:p>1989.36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2011.92" calcext:value-type="float">
            <text:p>2011.92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2034.48" calcext:value-type="float">
            <text:p>2034.48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2057.04" calcext:value-type="float">
            <text:p>2057.04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2079.6" calcext:value-type="float">
            <text:p>2079.6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2102.16" calcext:value-type="float">
            <text:p>2102.16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2124.72" calcext:value-type="float">
            <text:p>2124.72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2147.28" calcext:value-type="float">
            <text:p>2147.28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2169.84" calcext:value-type="float">
            <text:p>2169.84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2192.4" calcext:value-type="float">
            <text:p>2192.4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2214.96" calcext:value-type="float">
            <text:p>2214.96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2237.52" calcext:value-type="float">
            <text:p>2237.52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2260.08" calcext:value-type="float">
            <text:p>2260.08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2282.64" calcext:value-type="float">
            <text:p>2282.64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2305.2" calcext:value-type="float">
            <text:p>2305.2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2327.76" calcext:value-type="float">
            <text:p>2327.76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2350.32" calcext:value-type="float">
            <text:p>2350.32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2372.88" calcext:value-type="float">
            <text:p>2372.88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2395.44" calcext:value-type="float">
            <text:p>2395.44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2440.56" calcext:value-type="float">
            <text:p>2440.56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2463.12" calcext:value-type="float">
            <text:p>2463.12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2485.68" calcext:value-type="float">
            <text:p>2485.68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2508.24" calcext:value-type="float">
            <text:p>2508.24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2530.8" calcext:value-type="float">
            <text:p>2530.8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2553.36" calcext:value-type="float">
            <text:p>2553.36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2575.92" calcext:value-type="float">
            <text:p>2575.92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2598.48" calcext:value-type="float">
            <text:p>2598.48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2620.32" calcext:value-type="float">
            <text:p>2620.32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2642.16" calcext:value-type="float">
            <text:p>2642.16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2686.56" calcext:value-type="float">
            <text:p>2686.56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2709.12" calcext:value-type="float">
            <text:p>2709.12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2731.68" calcext:value-type="float">
            <text:p>2731.68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2754.24" calcext:value-type="float">
            <text:p>2754.24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2776.8" calcext:value-type="float">
            <text:p>2776.8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2799.36" calcext:value-type="float">
            <text:p>2799.36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2821.92" calcext:value-type="float">
            <text:p>2821.92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2844.48" calcext:value-type="float">
            <text:p>2844.48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2867.04" calcext:value-type="float">
            <text:p>2867.04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2889.6" calcext:value-type="float">
            <text:p>2889.6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2912.16" calcext:value-type="float">
            <text:p>2912.16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2934.72" calcext:value-type="float">
            <text:p>2934.72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2957.28" calcext:value-type="float">
            <text:p>2957.28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2979.84" calcext:value-type="float">
            <text:p>2979.84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3002.4" calcext:value-type="float">
            <text:p>3002.4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3024.96" calcext:value-type="float">
            <text:p>3024.96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3047.52" calcext:value-type="float">
            <text:p>3047.52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3070.08" calcext:value-type="float">
            <text:p>3070.08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3092.64" calcext:value-type="float">
            <text:p>3092.64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3115.2" calcext:value-type="float">
            <text:p>3115.2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3137.76" calcext:value-type="float">
            <text:p>3137.76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3160.32" calcext:value-type="float">
            <text:p>3160.32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3182.88" calcext:value-type="float">
            <text:p>3182.88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3205.44" calcext:value-type="float">
            <text:p>3205.44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3250.56" calcext:value-type="float">
            <text:p>3250.56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273.12" calcext:value-type="float">
            <text:p>3273.12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295.68" calcext:value-type="float">
            <text:p>3295.68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318.24" calcext:value-type="float">
            <text:p>3318.24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340.8" calcext:value-type="float">
            <text:p>3340.8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363.36" calcext:value-type="float">
            <text:p>3363.36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385.92" calcext:value-type="float">
            <text:p>3385.92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408.48" calcext:value-type="float">
            <text:p>3408.48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431.04" calcext:value-type="float">
            <text:p>3431.04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3453.6" calcext:value-type="float">
            <text:p>3453.6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3476.16" calcext:value-type="float">
            <text:p>3476.16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3498.72" calcext:value-type="float">
            <text:p>3498.72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3521.27999999999" calcext:value-type="float">
            <text:p>3521.27999999999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3543.83999999999" calcext:value-type="float">
            <text:p>3543.83999999999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3566.39999999999" calcext:value-type="float">
            <text:p>3566.39999999999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3588.95999999999" calcext:value-type="float">
            <text:p>3588.95999999999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3611.51999999999" calcext:value-type="float">
            <text:p>3611.51999999999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3634.07999999999" calcext:value-type="float">
            <text:p>3634.07999999999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634.79999999999" calcext:value-type="float">
            <text:p>3634.79999999999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635.51999999999" calcext:value-type="float">
            <text:p>3635.51999999999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636.23999999999" calcext:value-type="float">
            <text:p>3636.23999999999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3658.79999999999" calcext:value-type="float">
            <text:p>3658.79999999999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681.35999999999" calcext:value-type="float">
            <text:p>3681.35999999999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703.91999999999" calcext:value-type="float">
            <text:p>3703.91999999999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726.47999999999" calcext:value-type="float">
            <text:p>3726.47999999999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749.03999999999" calcext:value-type="float">
            <text:p>3749.03999999999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771.59999999999" calcext:value-type="float">
            <text:p>3771.59999999999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794.15999999999" calcext:value-type="float">
            <text:p>3794.15999999999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816.71999999999" calcext:value-type="float">
            <text:p>3816.71999999999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839.27999999999" calcext:value-type="float">
            <text:p>3839.27999999999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861.83999999999" calcext:value-type="float">
            <text:p>3861.83999999999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884.39999999999" calcext:value-type="float">
            <text:p>3884.39999999999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906.95999999999" calcext:value-type="float">
            <text:p>3906.95999999999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929.51999999999" calcext:value-type="float">
            <text:p>3929.51999999999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952.07999999999" calcext:value-type="float">
            <text:p>3952.07999999999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974.63999999999" calcext:value-type="float">
            <text:p>3974.63999999999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997.19999999999" calcext:value-type="float">
            <text:p>3997.19999999999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4019.75999999999" calcext:value-type="float">
            <text:p>4019.75999999999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4042.31999999999" calcext:value-type="float">
            <text:p>4042.31999999999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4064.87999999999" calcext:value-type="float">
            <text:p>4064.87999999999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4087.43999999999" calcext:value-type="float">
            <text:p>4087.43999999999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4109.99999999999" calcext:value-type="float">
            <text:p>4109.99999999999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4132.55999999999" calcext:value-type="float">
            <text:p>4132.55999999999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4133.27999999999" calcext:value-type="float">
            <text:p>4133.27999999999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4133.99999999999" calcext:value-type="float">
            <text:p>4133.99999999999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4134.71999999999" calcext:value-type="float">
            <text:p>4134.71999999999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4135.43999999999" calcext:value-type="float">
            <text:p>4135.43999999999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4136.15999999999" calcext:value-type="float">
            <text:p>4136.15999999999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4136.88" calcext:value-type="float">
            <text:p>4136.88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4159.44" calcext:value-type="float">
            <text:p>4159.44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4204.56" calcext:value-type="float">
            <text:p>4204.56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4227.12" calcext:value-type="float">
            <text:p>4227.12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4249.68" calcext:value-type="float">
            <text:p>4249.68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4272.24" calcext:value-type="float">
            <text:p>4272.24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4294.8" calcext:value-type="float">
            <text:p>4294.8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4317.36" calcext:value-type="float">
            <text:p>4317.36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4339.92" calcext:value-type="float">
            <text:p>4339.92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4362.48" calcext:value-type="float">
            <text:p>4362.48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4385.04" calcext:value-type="float">
            <text:p>4385.04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4407.6" calcext:value-type="float">
            <text:p>4407.6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4430.16" calcext:value-type="float">
            <text:p>4430.16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4452.72" calcext:value-type="float">
            <text:p>4452.72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4475.28" calcext:value-type="float">
            <text:p>4475.28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4497.84" calcext:value-type="float">
            <text:p>4497.84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4520.4" calcext:value-type="float">
            <text:p>4520.4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4542.96" calcext:value-type="float">
            <text:p>4542.96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4565.52" calcext:value-type="float">
            <text:p>4565.52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4588.08" calcext:value-type="float">
            <text:p>4588.08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4610.64" calcext:value-type="float">
            <text:p>4610.64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4633.2" calcext:value-type="float">
            <text:p>4633.2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4655.76" calcext:value-type="float">
            <text:p>4655.76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4678.32" calcext:value-type="float">
            <text:p>4678.32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4700.88000000001" calcext:value-type="float">
            <text:p>4700.8800000000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4723.44000000001" calcext:value-type="float">
            <text:p>4723.4400000000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4746.00000000001" calcext:value-type="float">
            <text:p>4746.0000000000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4768.56000000001" calcext:value-type="float">
            <text:p>4768.56000000001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4791.12000000001" calcext:value-type="float">
            <text:p>4791.1200000000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4813.68000000001" calcext:value-type="float">
            <text:p>4813.6800000000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4836.24000000001" calcext:value-type="float">
            <text:p>4836.2400000000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4858.80000000001" calcext:value-type="float">
            <text:p>4858.8000000000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4881.36000000001" calcext:value-type="float">
            <text:p>4881.3600000000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4903.92000000001" calcext:value-type="float">
            <text:p>4903.9200000000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4926.48000000001" calcext:value-type="float">
            <text:p>4926.4800000000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4949.04000000001" calcext:value-type="float">
            <text:p>4949.0400000000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4971.60000000001" calcext:value-type="float">
            <text:p>4971.6000000000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4994.16000000001" calcext:value-type="float">
            <text:p>4994.1600000000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5016.72000000001" calcext:value-type="float">
            <text:p>5016.7200000000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5039.28000000001" calcext:value-type="float">
            <text:p>5039.2800000000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5061.84000000001" calcext:value-type="float">
            <text:p>5061.8400000000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5084.40000000001" calcext:value-type="float">
            <text:p>5084.40000000001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5106.96000000001" calcext:value-type="float">
            <text:p>5106.96000000001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5129.52000000001" calcext:value-type="float">
            <text:p>5129.52000000001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5152.08000000001" calcext:value-type="float">
            <text:p>5152.08000000001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5174.64000000001" calcext:value-type="float">
            <text:p>5174.6400000000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5197.20000000001" calcext:value-type="float">
            <text:p>5197.2000000000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5219.76000000001" calcext:value-type="float">
            <text:p>5219.7600000000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5242.32000000001" calcext:value-type="float">
            <text:p>5242.3200000000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5264.88000000002" calcext:value-type="float">
            <text:p>5264.88000000002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5287.44000000002" calcext:value-type="float">
            <text:p>5287.44000000002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5310.00000000002" calcext:value-type="float">
            <text:p>5310.00000000002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5332.56000000002" calcext:value-type="float">
            <text:p>5332.56000000002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5355.12000000002" calcext:value-type="float">
            <text:p>5355.12000000002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5377.68000000002" calcext:value-type="float">
            <text:p>5377.68000000002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5400.24000000002" calcext:value-type="float">
            <text:p>5400.24000000002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5422.80000000002" calcext:value-type="float">
            <text:p>5422.80000000002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5445.36000000002" calcext:value-type="float">
            <text:p>5445.36000000002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5467.92000000002" calcext:value-type="float">
            <text:p>5467.92000000002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5490.48000000002" calcext:value-type="float">
            <text:p>5490.48000000002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5513.04000000002" calcext:value-type="float">
            <text:p>5513.04000000002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5535.60000000002" calcext:value-type="float">
            <text:p>5535.60000000002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5558.16000000002" calcext:value-type="float">
            <text:p>5558.16000000002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5580.72000000002" calcext:value-type="float">
            <text:p>5580.72000000002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5603.28000000002" calcext:value-type="float">
            <text:p>5603.28000000002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5625.84000000002" calcext:value-type="float">
            <text:p>5625.84000000002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5648.40000000002" calcext:value-type="float">
            <text:p>5648.40000000002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5670.96000000002" calcext:value-type="float">
            <text:p>5670.96000000002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5693.52000000002" calcext:value-type="float">
            <text:p>5693.52000000002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5716.08000000002" calcext:value-type="float">
            <text:p>5716.08000000002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5738.64000000002" calcext:value-type="float">
            <text:p>5738.64000000002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5761.20000000002" calcext:value-type="float">
            <text:p>5761.20000000002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5783.76000000002" calcext:value-type="float">
            <text:p>5783.76000000002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5806.32000000002" calcext:value-type="float">
            <text:p>5806.32000000002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5828.88000000003" calcext:value-type="float">
            <text:p>5828.88000000003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5851.44000000003" calcext:value-type="float">
            <text:p>5851.44000000003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5874.00000000003" calcext:value-type="float">
            <text:p>5874.00000000003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5896.56000000003" calcext:value-type="float">
            <text:p>5896.56000000003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5919.12000000003" calcext:value-type="float">
            <text:p>5919.12000000003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5941.68000000003" calcext:value-type="float">
            <text:p>5941.68000000003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5964.24000000003" calcext:value-type="float">
            <text:p>5964.24000000003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5987.52000000003" calcext:value-type="float">
            <text:p>5987.52000000003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10.80000000003" calcext:value-type="float">
            <text:p>6010.80000000003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34.08000000003" calcext:value-type="float">
            <text:p>6034.08000000003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57.36000000003" calcext:value-type="float">
            <text:p>6057.36000000003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80.64000000003" calcext:value-type="float">
            <text:p>6080.64000000003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103.92000000003" calcext:value-type="float">
            <text:p>6103.92000000003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127.20000000003" calcext:value-type="float">
            <text:p>6127.20000000003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150.48000000003" calcext:value-type="float">
            <text:p>6150.48000000003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173.76000000003" calcext:value-type="float">
            <text:p>6173.76000000003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197.04000000003" calcext:value-type="float">
            <text:p>6197.04000000003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220.32000000003" calcext:value-type="float">
            <text:p>6220.32000000003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221.76000000004" calcext:value-type="float">
            <text:p>6221.76000000004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223.20000000004" calcext:value-type="float">
            <text:p>6223.20000000004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224.64000000004" calcext:value-type="float">
            <text:p>6224.64000000004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226.08000000004" calcext:value-type="float">
            <text:p>6226.08000000004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227.52000000004" calcext:value-type="float">
            <text:p>6227.52000000004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228.96000000004" calcext:value-type="float">
            <text:p>6228.96000000004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230.40000000004" calcext:value-type="float">
            <text:p>6230.40000000004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231.84000000004" calcext:value-type="float">
            <text:p>6231.84000000004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233.28000000004" calcext:value-type="float">
            <text:p>6233.28000000004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234.72000000004" calcext:value-type="float">
            <text:p>6234.72000000004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236.16000000004" calcext:value-type="float">
            <text:p>6236.16000000004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237.60000000004" calcext:value-type="float">
            <text:p>6237.60000000004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239.04000000004" calcext:value-type="float">
            <text:p>6239.04000000004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240.48000000004" calcext:value-type="float">
            <text:p>6240.48000000004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241.92000000004" calcext:value-type="float">
            <text:p>6241.92000000004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242.64000000004" calcext:value-type="float">
            <text:p>6242.64000000004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243.36000000004" calcext:value-type="float">
            <text:p>6243.36000000004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244.08000000004" calcext:value-type="float">
            <text:p>6244.08000000004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244.80000000004" calcext:value-type="float">
            <text:p>6244.80000000004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245.52000000004" calcext:value-type="float">
            <text:p>6245.52000000004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246.24000000004" calcext:value-type="float">
            <text:p>6246.24000000004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246.96000000004" calcext:value-type="float">
            <text:p>6246.96000000004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247.68000000004" calcext:value-type="float">
            <text:p>6247.68000000004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248.40000000004" calcext:value-type="float">
            <text:p>6248.40000000004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249.12000000004" calcext:value-type="float">
            <text:p>6249.12000000004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249.84000000005" calcext:value-type="float">
            <text:p>6249.84000000005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272.40000000005" calcext:value-type="float">
            <text:p>6272.40000000005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294.96000000005" calcext:value-type="float">
            <text:p>6294.96000000005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317.52000000005" calcext:value-type="float">
            <text:p>6317.52000000005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340.08000000005" calcext:value-type="float">
            <text:p>6340.08000000005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362.64000000005" calcext:value-type="float">
            <text:p>6362.64000000005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6385.20000000005" calcext:value-type="float">
            <text:p>6385.20000000005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6407.76000000005" calcext:value-type="float">
            <text:p>6407.76000000005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6430.32000000005" calcext:value-type="float">
            <text:p>6430.32000000005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6452.88000000005" calcext:value-type="float">
            <text:p>6452.88000000005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6475.44000000005" calcext:value-type="float">
            <text:p>6475.44000000005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6498.00000000005" calcext:value-type="float">
            <text:p>6498.00000000005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6520.56000000005" calcext:value-type="float">
            <text:p>6520.56000000005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6543.12000000005" calcext:value-type="float">
            <text:p>6543.12000000005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6543.84000000005" calcext:value-type="float">
            <text:p>6543.84000000005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566.40000000005" calcext:value-type="float">
            <text:p>6566.40000000005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588.96000000005" calcext:value-type="float">
            <text:p>6588.96000000005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589.68000000005" calcext:value-type="float">
            <text:p>6589.68000000005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612.24000000005" calcext:value-type="float">
            <text:p>6612.24000000005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634.80000000005" calcext:value-type="float">
            <text:p>6634.80000000005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657.36000000005" calcext:value-type="float">
            <text:p>6657.36000000005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679.92000000005" calcext:value-type="float">
            <text:p>6679.92000000005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702.48000000005" calcext:value-type="float">
            <text:p>6702.48000000005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725.04000000005" calcext:value-type="float">
            <text:p>6725.04000000005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747.60000000005" calcext:value-type="float">
            <text:p>6747.60000000005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770.16000000005" calcext:value-type="float">
            <text:p>6770.16000000005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792.72000000006" calcext:value-type="float">
            <text:p>6792.72000000006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815.28000000006" calcext:value-type="float">
            <text:p>6815.28000000006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837.84000000006" calcext:value-type="float">
            <text:p>6837.84000000006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860.40000000006" calcext:value-type="float">
            <text:p>6860.40000000006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882.24000000006" calcext:value-type="float">
            <text:p>6882.24000000006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904.08000000006" calcext:value-type="float">
            <text:p>6904.08000000006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904.80000000006" calcext:value-type="float">
            <text:p>6904.80000000006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6927.36000000006" calcext:value-type="float">
            <text:p>6927.36000000006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6949.92000000006" calcext:value-type="float">
            <text:p>6949.92000000006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6972.48000000006" calcext:value-type="float">
            <text:p>6972.48000000006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6995.04000000006" calcext:value-type="float">
            <text:p>6995.04000000006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7017.60000000006" calcext:value-type="float">
            <text:p>7017.60000000006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7040.16000000006" calcext:value-type="float">
            <text:p>7040.16000000006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7062.72000000006" calcext:value-type="float">
            <text:p>7062.72000000006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7085.28000000006" calcext:value-type="float">
            <text:p>7085.28000000006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7107.84000000006" calcext:value-type="float">
            <text:p>7107.84000000006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7130.40000000006" calcext:value-type="float">
            <text:p>7130.40000000006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7131.12000000006" calcext:value-type="float">
            <text:p>7131.12000000006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7131.84000000006" calcext:value-type="float">
            <text:p>7131.84000000006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7132.56000000006" calcext:value-type="float">
            <text:p>7132.56000000006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7133.28000000006" calcext:value-type="float">
            <text:p>7133.28000000006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7155.84000000006" calcext:value-type="float">
            <text:p>7155.84000000006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7178.40000000006" calcext:value-type="float">
            <text:p>7178.40000000006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7200.96000000006" calcext:value-type="float">
            <text:p>7200.96000000006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7223.52000000006" calcext:value-type="float">
            <text:p>7223.52000000006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7246.08000000006" calcext:value-type="float">
            <text:p>7246.08000000006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7268.64000000006" calcext:value-type="float">
            <text:p>7268.64000000006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7291.20000000006" calcext:value-type="float">
            <text:p>7291.20000000006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7313.76000000007" calcext:value-type="float">
            <text:p>7313.76000000007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7336.32000000007" calcext:value-type="float">
            <text:p>7336.32000000007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7358.88000000007" calcext:value-type="float">
            <text:p>7358.88000000007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7359.60000000007" calcext:value-type="float">
            <text:p>7359.60000000007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7360.32000000007" calcext:value-type="float">
            <text:p>7360.32000000007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7361.04000000007" calcext:value-type="float">
            <text:p>7361.04000000007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7361.76000000007" calcext:value-type="float">
            <text:p>7361.76000000007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7362.48000000007" calcext:value-type="float">
            <text:p>7362.48000000007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7363.20000000007" calcext:value-type="float">
            <text:p>7363.20000000007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7363.92000000007" calcext:value-type="float">
            <text:p>7363.92000000007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7364.64000000007" calcext:value-type="float">
            <text:p>7364.64000000007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7365.36000000007" calcext:value-type="float">
            <text:p>7365.36000000007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7366.08000000007" calcext:value-type="float">
            <text:p>7366.08000000007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7366.80000000007" calcext:value-type="float">
            <text:p>7366.80000000007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7367.52000000007" calcext:value-type="float">
            <text:p>7367.52000000007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7368.24000000007" calcext:value-type="float">
            <text:p>7368.24000000007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7368.96000000007" calcext:value-type="float">
            <text:p>7368.96000000007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7369.68000000007" calcext:value-type="float">
            <text:p>7369.68000000007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7370.40000000007" calcext:value-type="float">
            <text:p>7370.40000000007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7371.12000000007" calcext:value-type="float">
            <text:p>7371.12000000007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7371.84000000007" calcext:value-type="float">
            <text:p>7371.84000000007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7372.56000000007" calcext:value-type="float">
            <text:p>7372.56000000007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7373.28000000007" calcext:value-type="float">
            <text:p>7373.28000000007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7374.00000000007" calcext:value-type="float">
            <text:p>7374.00000000007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7374.72000000007" calcext:value-type="float">
            <text:p>7374.72000000007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7375.44000000007" calcext:value-type="float">
            <text:p>7375.44000000007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7376.16000000007" calcext:value-type="float">
            <text:p>7376.16000000007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7376.88000000007" calcext:value-type="float">
            <text:p>7376.88000000007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7377.60000000007" calcext:value-type="float">
            <text:p>7377.60000000007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7378.32000000007" calcext:value-type="float">
            <text:p>7378.32000000007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7379.04000000007" calcext:value-type="float">
            <text:p>7379.04000000007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7379.76000000007" calcext:value-type="float">
            <text:p>7379.76000000007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7380.48000000007" calcext:value-type="float">
            <text:p>7380.48000000007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7381.20000000007" calcext:value-type="float">
            <text:p>7381.20000000007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7381.92000000007" calcext:value-type="float">
            <text:p>7381.92000000007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7382.64000000007" calcext:value-type="float">
            <text:p>7382.64000000007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7383.36000000007" calcext:value-type="float">
            <text:p>7383.36000000007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7384.08000000007" calcext:value-type="float">
            <text:p>7384.08000000007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7384.80000000008" calcext:value-type="float">
            <text:p>7384.80000000008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7385.52000000008" calcext:value-type="float">
            <text:p>7385.52000000008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7386.24000000008" calcext:value-type="float">
            <text:p>7386.24000000008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7408.80000000008" calcext:value-type="float">
            <text:p>7408.80000000008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7431.36000000008" calcext:value-type="float">
            <text:p>7431.36000000008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7432.08000000008" calcext:value-type="float">
            <text:p>7432.08000000008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7432.80000000008" calcext:value-type="float">
            <text:p>7432.80000000008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7433.52000000008" calcext:value-type="float">
            <text:p>7433.52000000008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7434.24000000008" calcext:value-type="float">
            <text:p>7434.24000000008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7434.96000000008" calcext:value-type="float">
            <text:p>7434.96000000008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7435.68000000008" calcext:value-type="float">
            <text:p>7435.68000000008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7436.40000000008" calcext:value-type="float">
            <text:p>7436.40000000008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7437.12000000008" calcext:value-type="float">
            <text:p>7437.12000000008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7437.84000000008" calcext:value-type="float">
            <text:p>7437.84000000008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7438.56000000008" calcext:value-type="float">
            <text:p>7438.56000000008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7439.28000000008" calcext:value-type="float">
            <text:p>7439.28000000008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7440.00000000008" calcext:value-type="float">
            <text:p>7440.00000000008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7440.72000000008" calcext:value-type="float">
            <text:p>7440.72000000008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7441.44000000008" calcext:value-type="float">
            <text:p>7441.44000000008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7442.16000000008" calcext:value-type="float">
            <text:p>7442.16000000008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7442.88000000008" calcext:value-type="float">
            <text:p>7442.88000000008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7443.60000000008" calcext:value-type="float">
            <text:p>7443.60000000008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7444.32000000008" calcext:value-type="float">
            <text:p>7444.32000000008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7445.04000000008" calcext:value-type="float">
            <text:p>7445.04000000008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7445.76000000008" calcext:value-type="float">
            <text:p>7445.76000000008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7446.48000000008" calcext:value-type="float">
            <text:p>7446.48000000008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7447.20000000008" calcext:value-type="float">
            <text:p>7447.20000000008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7447.92000000008" calcext:value-type="float">
            <text:p>7447.92000000008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7448.64000000008" calcext:value-type="float">
            <text:p>7448.64000000008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7449.36000000008" calcext:value-type="float">
            <text:p>7449.36000000008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7450.08000000008" calcext:value-type="float">
            <text:p>7450.08000000008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7450.80000000008" calcext:value-type="float">
            <text:p>7450.80000000008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7451.52000000008" calcext:value-type="float">
            <text:p>7451.52000000008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7474.08000000008" calcext:value-type="float">
            <text:p>7474.08000000008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7496.64000000008" calcext:value-type="float">
            <text:p>7496.64000000008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7519.20000000008" calcext:value-type="float">
            <text:p>7519.20000000008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7541.76000000009" calcext:value-type="float">
            <text:p>7541.76000000009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7564.32000000009" calcext:value-type="float">
            <text:p>7564.32000000009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7586.88000000009" calcext:value-type="float">
            <text:p>7586.88000000009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7609.44000000009" calcext:value-type="float">
            <text:p>7609.44000000009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7632.00000000009" calcext:value-type="float">
            <text:p>7632.00000000009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7654.56000000009" calcext:value-type="float">
            <text:p>7654.56000000009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7655.28000000009" calcext:value-type="float">
            <text:p>7655.28000000009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7656.00000000009" calcext:value-type="float">
            <text:p>7656.00000000009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7656.72000000009" calcext:value-type="float">
            <text:p>7656.72000000009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7657.44000000009" calcext:value-type="float">
            <text:p>7657.44000000009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7658.16000000009" calcext:value-type="float">
            <text:p>7658.16000000009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7680.72000000009" calcext:value-type="float">
            <text:p>7680.72000000009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7703.28000000009" calcext:value-type="float">
            <text:p>7703.28000000009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7725.84000000009" calcext:value-type="float">
            <text:p>7725.84000000009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7748.40000000009" calcext:value-type="float">
            <text:p>7748.40000000009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7770.96000000009" calcext:value-type="float">
            <text:p>7770.96000000009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7793.52000000009" calcext:value-type="float">
            <text:p>7793.52000000009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7816.08000000009" calcext:value-type="float">
            <text:p>7816.08000000009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7838.64000000009" calcext:value-type="float">
            <text:p>7838.64000000009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7861.20000000009" calcext:value-type="float">
            <text:p>7861.20000000009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7861.92000000009" calcext:value-type="float">
            <text:p>7861.92000000009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7862.64000000009" calcext:value-type="float">
            <text:p>7862.64000000009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7863.36000000009" calcext:value-type="float">
            <text:p>7863.36000000009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7864.08000000009" calcext:value-type="float">
            <text:p>7864.08000000009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7864.80000000009" calcext:value-type="float">
            <text:p>7864.80000000009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7887.36000000009" calcext:value-type="float">
            <text:p>7887.36000000009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7909.92000000009" calcext:value-type="float">
            <text:p>7909.92000000009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7932.48000000009" calcext:value-type="float">
            <text:p>7932.48000000009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7955.0400000001" calcext:value-type="float">
            <text:p>7955.040000000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7977.6000000001" calcext:value-type="float">
            <text:p>7977.6000000001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8000.1600000001" calcext:value-type="float">
            <text:p>8000.1600000001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8022.7200000001" calcext:value-type="float">
            <text:p>8022.7200000001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8045.2800000001" calcext:value-type="float">
            <text:p>8045.2800000001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8067.8400000001" calcext:value-type="float">
            <text:p>8067.8400000001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8090.4000000001" calcext:value-type="float">
            <text:p>8090.4000000001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8112.9600000001" calcext:value-type="float">
            <text:p>8112.9600000001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8135.5200000001" calcext:value-type="float">
            <text:p>8135.5200000001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8158.0800000001" calcext:value-type="float">
            <text:p>8158.0800000001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8180.6400000001" calcext:value-type="float">
            <text:p>8180.6400000001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8203.2000000001" calcext:value-type="float">
            <text:p>8203.2000000001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8225.7600000001" calcext:value-type="float">
            <text:p>8225.7600000001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8248.3200000001" calcext:value-type="float">
            <text:p>8248.3200000001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8270.8800000001" calcext:value-type="float">
            <text:p>8270.8800000001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8293.4400000001" calcext:value-type="float">
            <text:p>8293.4400000001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8316.0000000001" calcext:value-type="float">
            <text:p>8316.0000000001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8338.5600000001" calcext:value-type="float">
            <text:p>8338.5600000001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8361.1200000001" calcext:value-type="float">
            <text:p>8361.1200000001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8361.8400000001" calcext:value-type="float">
            <text:p>8361.8400000001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8362.56000000009" calcext:value-type="float">
            <text:p>8362.56000000009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8363.28000000009" calcext:value-type="float">
            <text:p>8363.28000000009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8364.00000000009" calcext:value-type="float">
            <text:p>8364.00000000009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8364.72000000009" calcext:value-type="float">
            <text:p>8364.72000000009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8365.44000000009" calcext:value-type="float">
            <text:p>8365.44000000009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8366.16000000009" calcext:value-type="float">
            <text:p>8366.16000000009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8366.88000000009" calcext:value-type="float">
            <text:p>8366.88000000009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8367.60000000009" calcext:value-type="float">
            <text:p>8367.60000000009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8368.32000000009" calcext:value-type="float">
            <text:p>8368.32000000009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8390.88000000009" calcext:value-type="float">
            <text:p>8390.88000000009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8413.44000000009" calcext:value-type="float">
            <text:p>8413.44000000009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8414.16000000009" calcext:value-type="float">
            <text:p>8414.16000000009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8414.88000000009" calcext:value-type="float">
            <text:p>8414.88000000009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8415.60000000009" calcext:value-type="float">
            <text:p>8415.60000000009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8416.32000000009" calcext:value-type="float">
            <text:p>8416.32000000009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8417.04000000009" calcext:value-type="float">
            <text:p>8417.04000000009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8417.76000000008" calcext:value-type="float">
            <text:p>8417.76000000008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8418.48000000008" calcext:value-type="float">
            <text:p>8418.48000000008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8419.20000000008" calcext:value-type="float">
            <text:p>8419.20000000008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8419.92000000008" calcext:value-type="float">
            <text:p>8419.92000000008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8442.48000000008" calcext:value-type="float">
            <text:p>8442.48000000008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8443.20000000008" calcext:value-type="float">
            <text:p>8443.20000000008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8443.92000000008" calcext:value-type="float">
            <text:p>8443.92000000008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8444.64000000008" calcext:value-type="float">
            <text:p>8444.64000000008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8445.36000000008" calcext:value-type="float">
            <text:p>8445.36000000008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8467.92000000008" calcext:value-type="float">
            <text:p>8467.92000000008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8490.48000000008" calcext:value-type="float">
            <text:p>8490.48000000008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8513.04000000008" calcext:value-type="float">
            <text:p>8513.04000000008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8535.60000000008" calcext:value-type="float">
            <text:p>8535.60000000008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8558.16000000008" calcext:value-type="float">
            <text:p>8558.16000000008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8580.72000000008" calcext:value-type="float">
            <text:p>8580.72000000008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8603.28000000008" calcext:value-type="float">
            <text:p>8603.28000000008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8625.84000000008" calcext:value-type="float">
            <text:p>8625.84000000008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8648.40000000007" calcext:value-type="float">
            <text:p>8648.40000000007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8670.96000000007" calcext:value-type="float">
            <text:p>8670.96000000007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8671.68000000007" calcext:value-type="float">
            <text:p>8671.68000000007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8672.40000000007" calcext:value-type="float">
            <text:p>8672.40000000007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8673.12000000007" calcext:value-type="float">
            <text:p>8673.12000000007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8673.84000000007" calcext:value-type="float">
            <text:p>8673.84000000007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8696.40000000007" calcext:value-type="float">
            <text:p>8696.40000000007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8718.96000000007" calcext:value-type="float">
            <text:p>8718.96000000007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8741.52000000007" calcext:value-type="float">
            <text:p>8741.52000000007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8764.08000000007" calcext:value-type="float">
            <text:p>8764.08000000007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8786.64000000007" calcext:value-type="float">
            <text:p>8786.64000000007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8809.20000000007" calcext:value-type="float">
            <text:p>8809.20000000007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8831.76000000007" calcext:value-type="float">
            <text:p>8831.76000000007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8854.32000000007" calcext:value-type="float">
            <text:p>8854.32000000007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8877.60000000007" calcext:value-type="float">
            <text:p>8877.60000000007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8900.88000000007" calcext:value-type="float">
            <text:p>8900.88000000007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8924.16000000006" calcext:value-type="float">
            <text:p>8924.16000000006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8947.44000000006" calcext:value-type="float">
            <text:p>8947.44000000006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8970.72000000006" calcext:value-type="float">
            <text:p>8970.72000000006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8972.16000000006" calcext:value-type="float">
            <text:p>8972.16000000006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8995.44000000006" calcext:value-type="float">
            <text:p>8995.44000000006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9018.72000000006" calcext:value-type="float">
            <text:p>9018.72000000006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9042.00000000006" calcext:value-type="float">
            <text:p>9042.00000000006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9065.28000000006" calcext:value-type="float">
            <text:p>9065.28000000006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9088.56000000005" calcext:value-type="float">
            <text:p>9088.56000000005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9111.84000000005" calcext:value-type="float">
            <text:p>9111.84000000005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9135.12000000005" calcext:value-type="float">
            <text:p>9135.12000000005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9158.40000000005" calcext:value-type="float">
            <text:p>9158.40000000005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9181.68000000005" calcext:value-type="float">
            <text:p>9181.68000000005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204.96000000005" calcext:value-type="float">
            <text:p>9204.96000000005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228.24000000005" calcext:value-type="float">
            <text:p>9228.24000000005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251.52000000005" calcext:value-type="float">
            <text:p>9251.52000000005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274.80000000005" calcext:value-type="float">
            <text:p>9274.80000000005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298.08000000004" calcext:value-type="float">
            <text:p>9298.08000000004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321.36000000004" calcext:value-type="float">
            <text:p>9321.36000000004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344.64000000004" calcext:value-type="float">
            <text:p>9344.64000000004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367.92000000004" calcext:value-type="float">
            <text:p>9367.92000000004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391.20000000004" calcext:value-type="float">
            <text:p>9391.20000000004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414.48000000004" calcext:value-type="float">
            <text:p>9414.48000000004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9437.76000000004" calcext:value-type="float">
            <text:p>9437.76000000004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9461.04000000004" calcext:value-type="float">
            <text:p>9461.04000000004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9483.60000000004" calcext:value-type="float">
            <text:p>9483.60000000004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9506.16000000003" calcext:value-type="float">
            <text:p>9506.16000000003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9528.72000000003" calcext:value-type="float">
            <text:p>9528.72000000003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9551.28000000003" calcext:value-type="float">
            <text:p>9551.28000000003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9573.84000000003" calcext:value-type="float">
            <text:p>9573.84000000003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9596.40000000003" calcext:value-type="float">
            <text:p>9596.40000000003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9618.96000000003" calcext:value-type="float">
            <text:p>9618.96000000003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9619.68000000003" calcext:value-type="float">
            <text:p>9619.68000000003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620.40000000003" calcext:value-type="float">
            <text:p>9620.40000000003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621.12000000003" calcext:value-type="float">
            <text:p>9621.12000000003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621.84000000003" calcext:value-type="float">
            <text:p>9621.84000000003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622.56000000003" calcext:value-type="float">
            <text:p>9622.56000000003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623.28000000003" calcext:value-type="float">
            <text:p>9623.28000000003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624.00000000003" calcext:value-type="float">
            <text:p>9624.00000000003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646.56000000003" calcext:value-type="float">
            <text:p>9646.56000000003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669.12000000003" calcext:value-type="float">
            <text:p>9669.12000000003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691.68000000003" calcext:value-type="float">
            <text:p>9691.68000000003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692.40000000003" calcext:value-type="float">
            <text:p>9692.40000000003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693.12000000002" calcext:value-type="float">
            <text:p>9693.12000000002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693.84000000002" calcext:value-type="float">
            <text:p>9693.84000000002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694.56000000002" calcext:value-type="float">
            <text:p>9694.56000000002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695.28000000002" calcext:value-type="float">
            <text:p>9695.28000000002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696.00000000002" calcext:value-type="float">
            <text:p>9696.00000000002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696.72000000002" calcext:value-type="float">
            <text:p>9696.72000000002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697.44000000002" calcext:value-type="float">
            <text:p>9697.44000000002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698.16000000002" calcext:value-type="float">
            <text:p>9698.16000000002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698.88000000002" calcext:value-type="float">
            <text:p>9698.88000000002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699.60000000002" calcext:value-type="float">
            <text:p>9699.60000000002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700.32000000002" calcext:value-type="float">
            <text:p>9700.32000000002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701.04000000002" calcext:value-type="float">
            <text:p>9701.04000000002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701.76000000002" calcext:value-type="float">
            <text:p>9701.76000000002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702.48000000002" calcext:value-type="float">
            <text:p>9702.48000000002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703.20000000002" calcext:value-type="float">
            <text:p>9703.20000000002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703.92000000002" calcext:value-type="float">
            <text:p>9703.92000000002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704.64000000001" calcext:value-type="float">
            <text:p>9704.64000000001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705.36000000001" calcext:value-type="float">
            <text:p>9705.36000000001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706.08000000001" calcext:value-type="float">
            <text:p>9706.08000000001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706.80000000001" calcext:value-type="float">
            <text:p>9706.80000000001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707.52000000001" calcext:value-type="float">
            <text:p>9707.52000000001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708.24000000001" calcext:value-type="float">
            <text:p>9708.24000000001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708.96000000001" calcext:value-type="float">
            <text:p>9708.96000000001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709.68000000001" calcext:value-type="float">
            <text:p>9709.68000000001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710.40000000001" calcext:value-type="float">
            <text:p>9710.40000000001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711.12000000001" calcext:value-type="float">
            <text:p>9711.12000000001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711.84000000001" calcext:value-type="float">
            <text:p>9711.84000000001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712.56000000001" calcext:value-type="float">
            <text:p>9712.56000000001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713.28000000001" calcext:value-type="float">
            <text:p>9713.28000000001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714.00000000001" calcext:value-type="float">
            <text:p>9714.00000000001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714.72000000001" calcext:value-type="float">
            <text:p>9714.72000000001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715.44" calcext:value-type="float">
            <text:p>9715.44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716.16" calcext:value-type="float">
            <text:p>9716.16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716.88" calcext:value-type="float">
            <text:p>9716.88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717.6" calcext:value-type="float">
            <text:p>9717.6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740.16" calcext:value-type="float">
            <text:p>9740.16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762.72" calcext:value-type="float">
            <text:p>9762.72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785.28" calcext:value-type="float">
            <text:p>9785.28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807.84" calcext:value-type="float">
            <text:p>9807.84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830.4" calcext:value-type="float">
            <text:p>9830.4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831.12" calcext:value-type="float">
            <text:p>9831.12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831.84" calcext:value-type="float">
            <text:p>9831.84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832.56" calcext:value-type="float">
            <text:p>9832.56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833.28" calcext:value-type="float">
            <text:p>9833.28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834.72" calcext:value-type="float">
            <text:p>9834.72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835.44" calcext:value-type="float">
            <text:p>9835.44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9836.15999999999" calcext:value-type="float">
            <text:p>9836.15999999999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858.71999999999" calcext:value-type="float">
            <text:p>9858.71999999999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9881.27999999999" calcext:value-type="float">
            <text:p>9881.27999999999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9903.83999999999" calcext:value-type="float">
            <text:p>9903.83999999999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9926.39999999999" calcext:value-type="float">
            <text:p>9926.39999999999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9927.11999999999" calcext:value-type="float">
            <text:p>9927.11999999999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927.83999999999" calcext:value-type="float">
            <text:p>9927.83999999999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928.55999999999" calcext:value-type="float">
            <text:p>9928.55999999999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929.27999999999" calcext:value-type="float">
            <text:p>9929.27999999999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929.99999999999" calcext:value-type="float">
            <text:p>9929.99999999999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930.71999999999" calcext:value-type="float">
            <text:p>9930.71999999999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931.43999999999" calcext:value-type="float">
            <text:p>9931.43999999999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932.15999999999" calcext:value-type="float">
            <text:p>9932.15999999999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932.87999999999" calcext:value-type="float">
            <text:p>9932.87999999999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9933.59999999999" calcext:value-type="float">
            <text:p>9933.59999999999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9934.31999999999" calcext:value-type="float">
            <text:p>9934.31999999999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956.87999999999" calcext:value-type="float">
            <text:p>9956.87999999999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979.43999999998" calcext:value-type="float">
            <text:p>9979.43999999998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9980.15999999998" calcext:value-type="float">
            <text:p>9980.15999999998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9980.87999999998" calcext:value-type="float">
            <text:p>9980.87999999998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9981.59999999998" calcext:value-type="float">
            <text:p>9981.59999999998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9982.31999999998" calcext:value-type="float">
            <text:p>9982.31999999998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9983.03999999998" calcext:value-type="float">
            <text:p>9983.03999999998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9983.75999999998" calcext:value-type="float">
            <text:p>9983.75999999998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9984.47999999998" calcext:value-type="float">
            <text:p>9984.47999999998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9985.19999999998" calcext:value-type="float">
            <text:p>9985.19999999998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9985.91999999998" calcext:value-type="float">
            <text:p>9985.91999999998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9986.63999999998" calcext:value-type="float">
            <text:p>9986.63999999998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9987.35999999998" calcext:value-type="float">
            <text:p>9987.35999999998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9988.07999999998" calcext:value-type="float">
            <text:p>9988.07999999998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9988.79999999998" calcext:value-type="float">
            <text:p>9988.79999999998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9989.51999999998" calcext:value-type="float">
            <text:p>9989.51999999998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9990.23999999997" calcext:value-type="float">
            <text:p>9990.23999999997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9990.95999999997" calcext:value-type="float">
            <text:p>9990.95999999997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9991.67999999997" calcext:value-type="float">
            <text:p>9991.67999999997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9992.39999999997" calcext:value-type="float">
            <text:p>9992.39999999997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9993.11999999997" calcext:value-type="float">
            <text:p>9993.11999999997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9993.83999999997" calcext:value-type="float">
            <text:p>9993.83999999997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9994.55999999997" calcext:value-type="float">
            <text:p>9994.55999999997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9995.27999999997" calcext:value-type="float">
            <text:p>9995.27999999997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9995.99999999997" calcext:value-type="float">
            <text:p>9995.99999999997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9996.71999999997" calcext:value-type="float">
            <text:p>9996.71999999997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9997.43999999997" calcext:value-type="float">
            <text:p>9997.43999999997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9998.15999999997" calcext:value-type="float">
            <text:p>9998.15999999997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9998.87999999997" calcext:value-type="float">
            <text:p>9998.87999999997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9999.59999999997" calcext:value-type="float">
            <text:p>9999.59999999997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0000.32" calcext:value-type="float">
            <text:p>10000.32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0001.04" calcext:value-type="float">
            <text:p>10001.04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0023.6" calcext:value-type="float">
            <text:p>10023.6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0046.16" calcext:value-type="float">
            <text:p>10046.16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0046.88" calcext:value-type="float">
            <text:p>10046.88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0047.6" calcext:value-type="float">
            <text:p>10047.6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0048.32" calcext:value-type="float">
            <text:p>10048.32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10049.04" calcext:value-type="float">
            <text:p>10049.04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10049.76" calcext:value-type="float">
            <text:p>10049.76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10050.48" calcext:value-type="float">
            <text:p>10050.48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10051.2" calcext:value-type="float">
            <text:p>10051.2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10051.92" calcext:value-type="float">
            <text:p>10051.92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0053.36" calcext:value-type="float">
            <text:p>10053.36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0054.8" calcext:value-type="float">
            <text:p>10054.8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0056.24" calcext:value-type="float">
            <text:p>10056.24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0057.68" calcext:value-type="float">
            <text:p>10057.68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0059.12" calcext:value-type="float">
            <text:p>10059.12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0060.56" calcext:value-type="float">
            <text:p>10060.56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0061.9999999999" calcext:value-type="float">
            <text:p>10061.9999999999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0063.4399999999" calcext:value-type="float">
            <text:p>10063.4399999999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0064.8799999999" calcext:value-type="float">
            <text:p>10064.8799999999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0066.3199999999" calcext:value-type="float">
            <text:p>10066.3199999999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0067.7599999999" calcext:value-type="float">
            <text:p>10067.7599999999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0069.1999999999" calcext:value-type="float">
            <text:p>10069.1999999999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0070.6399999999" calcext:value-type="float">
            <text:p>10070.6399999999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0072.0799999999" calcext:value-type="float">
            <text:p>10072.0799999999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0073.5199999999" calcext:value-type="float">
            <text:p>10073.5199999999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0074.9599999999" calcext:value-type="float">
            <text:p>10074.9599999999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0076.3999999999" calcext:value-type="float">
            <text:p>10076.3999999999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0077.8399999999" calcext:value-type="float">
            <text:p>10077.8399999999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0079.2799999999" calcext:value-type="float">
            <text:p>10079.2799999999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0080.7199999999" calcext:value-type="float">
            <text:p>10080.7199999999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0082.1599999999" calcext:value-type="float">
            <text:p>10082.1599999999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0083.5999999999" calcext:value-type="float">
            <text:p>10083.5999999999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0085.0399999999" calcext:value-type="float">
            <text:p>10085.0399999999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0086.4799999999" calcext:value-type="float">
            <text:p>10086.4799999999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0087.1999999999" calcext:value-type="float">
            <text:p>10087.1999999999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10087.9199999999" calcext:value-type="float">
            <text:p>10087.9199999999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10088.6399999999" calcext:value-type="float">
            <text:p>10088.6399999999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10089.3599999999" calcext:value-type="float">
            <text:p>10089.3599999999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10090.0799999999" calcext:value-type="float">
            <text:p>10090.0799999999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0091.5199999999" calcext:value-type="float">
            <text:p>10091.5199999999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0092.9599999999" calcext:value-type="float">
            <text:p>10092.9599999999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0094.3999999999" calcext:value-type="float">
            <text:p>10094.3999999999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0095.8399999999" calcext:value-type="float">
            <text:p>10095.8399999999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0097.2799999999" calcext:value-type="float">
            <text:p>10097.2799999999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0098.7199999999" calcext:value-type="float">
            <text:p>10098.7199999999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0100.1599999999" calcext:value-type="float">
            <text:p>10100.1599999999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0101.5999999999" calcext:value-type="float">
            <text:p>10101.5999999999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0102.3199999999" calcext:value-type="float">
            <text:p>10102.3199999999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0103.0399999999" calcext:value-type="float">
            <text:p>10103.0399999999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0103.7599999999" calcext:value-type="float">
            <text:p>10103.7599999999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0104.4799999999" calcext:value-type="float">
            <text:p>10104.4799999999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0105.1999999999" calcext:value-type="float">
            <text:p>10105.1999999999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0105.9199999999" calcext:value-type="float">
            <text:p>10105.9199999999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0107.3599999999" calcext:value-type="float">
            <text:p>10107.3599999999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0108.7999999999" calcext:value-type="float">
            <text:p>10108.7999999999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0110.2399999999" calcext:value-type="float">
            <text:p>10110.2399999999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0111.6799999999" calcext:value-type="float">
            <text:p>10111.6799999999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0113.1199999999" calcext:value-type="float">
            <text:p>10113.1199999999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0114.5599999999" calcext:value-type="float">
            <text:p>10114.5599999999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0115.9999999999" calcext:value-type="float">
            <text:p>10115.9999999999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0117.4399999999" calcext:value-type="float">
            <text:p>10117.4399999999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0118.1599999999" calcext:value-type="float">
            <text:p>10118.1599999999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0140.7199999999" calcext:value-type="float">
            <text:p>10140.7199999999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0163.2799999999" calcext:value-type="float">
            <text:p>10163.2799999999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0185.8399999999" calcext:value-type="float">
            <text:p>10185.8399999999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0186.5599999999" calcext:value-type="float">
            <text:p>10186.5599999999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0187.2799999999" calcext:value-type="float">
            <text:p>10187.2799999999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0188.7199999999" calcext:value-type="float">
            <text:p>10188.7199999999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0190.1599999999" calcext:value-type="float">
            <text:p>10190.1599999999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0191.5999999999" calcext:value-type="float">
            <text:p>10191.5999999999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0193.0399999999" calcext:value-type="float">
            <text:p>10193.0399999999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0194.4799999999" calcext:value-type="float">
            <text:p>10194.4799999999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0195.9199999999" calcext:value-type="float">
            <text:p>10195.9199999999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0197.3599999999" calcext:value-type="float">
            <text:p>10197.3599999999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10198.7999999999" calcext:value-type="float">
            <text:p>10198.7999999999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10198.7999999999" calcext:value-type="float">
            <text:p>10198.7999999999</text:p>
          </table:table-cell>
        </table:table-row>
      </table:table>
      <table:table table:name="sa-exhaustive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25.462797" calcext:value-type="float">
            <text:p>25.462797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26.182796" calcext:value-type="float">
            <text:p>26.182796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26.902796" calcext:value-type="float">
            <text:p>26.90279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7.622795" calcext:value-type="float">
            <text:p>27.622795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50.205597" calcext:value-type="float">
            <text:p>50.205597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72.7884" calcext:value-type="float">
            <text:p>72.7884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5.3712" calcext:value-type="float">
            <text:p>95.371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17.954" calcext:value-type="float">
            <text:p>117.95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40.5368" calcext:value-type="float">
            <text:p>140.5368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63.1196" calcext:value-type="float">
            <text:p>163.1196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84.98239" calcext:value-type="float">
            <text:p>184.98239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206.84518" calcext:value-type="float">
            <text:p>206.84518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228.70798" calcext:value-type="float">
            <text:p>228.70798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229.42798" calcext:value-type="float">
            <text:p>229.42798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230.14798" calcext:value-type="float">
            <text:p>230.14798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230.86798" calcext:value-type="float">
            <text:p>230.8679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31.58798" calcext:value-type="float">
            <text:p>231.58798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232.30798" calcext:value-type="float">
            <text:p>232.30798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233.02798" calcext:value-type="float">
            <text:p>233.02798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255.61078" calcext:value-type="float">
            <text:p>255.61078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278.19357" calcext:value-type="float">
            <text:p>278.19357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0.77637" calcext:value-type="float">
            <text:p>300.77637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23.35916" calcext:value-type="float">
            <text:p>323.35916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345.94196" calcext:value-type="float">
            <text:p>345.94196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368.52475" calcext:value-type="float">
            <text:p>368.5247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391.10754" calcext:value-type="float">
            <text:p>391.10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1.82755" calcext:value-type="float">
            <text:p>391.82755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92.54755" calcext:value-type="float">
            <text:p>392.5475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93.26755" calcext:value-type="float">
            <text:p>393.2675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93.98755" calcext:value-type="float">
            <text:p>393.9875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94.70755" calcext:value-type="float">
            <text:p>394.7075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95.42755" calcext:value-type="float">
            <text:p>395.4275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96.14755" calcext:value-type="float">
            <text:p>396.1475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96.86755" calcext:value-type="float">
            <text:p>396.8675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97.58755" calcext:value-type="float">
            <text:p>397.5875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99.02756" calcext:value-type="float">
            <text:p>399.02756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400.46756" calcext:value-type="float">
            <text:p>400.46756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401.90756" calcext:value-type="float">
            <text:p>401.90756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403.34756" calcext:value-type="float">
            <text:p>403.34756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404.78757" calcext:value-type="float">
            <text:p>404.78757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405.50757" calcext:value-type="float">
            <text:p>405.50757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06.94757" calcext:value-type="float">
            <text:p>406.94757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408.38757" calcext:value-type="float">
            <text:p>408.38757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409.10757" calcext:value-type="float">
            <text:p>409.10757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409.82758" calcext:value-type="float">
            <text:p>409.82758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410.54758" calcext:value-type="float">
            <text:p>410.54758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33.13037" calcext:value-type="float">
            <text:p>433.13037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455.71317" calcext:value-type="float">
            <text:p>455.71317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478.29596" calcext:value-type="float">
            <text:p>478.29596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500.87875" calcext:value-type="float">
            <text:p>500.8787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523.46155" calcext:value-type="float">
            <text:p>523.4615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6.0443" calcext:value-type="float">
            <text:p>546.044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546.7643" calcext:value-type="float">
            <text:p>546.7643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547.48425" calcext:value-type="float">
            <text:p>547.4842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548.2042" calcext:value-type="float">
            <text:p>548.2042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548.9242" calcext:value-type="float">
            <text:p>548.924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49.64417" calcext:value-type="float">
            <text:p>549.64417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50.36414" calcext:value-type="float">
            <text:p>550.36414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1.0841" calcext:value-type="float">
            <text:p>551.084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1.8041" calcext:value-type="float">
            <text:p>551.8041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2.52405" calcext:value-type="float">
            <text:p>552.5240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53.244" calcext:value-type="float">
            <text:p>553.244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53.964" calcext:value-type="float">
            <text:p>553.964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54.68396" calcext:value-type="float">
            <text:p>554.68396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55.40393" calcext:value-type="float">
            <text:p>555.40393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56.8439" calcext:value-type="float">
            <text:p>556.8439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58.2838" calcext:value-type="float">
            <text:p>558.2838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59.72375" calcext:value-type="float">
            <text:p>559.7237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61.1637" calcext:value-type="float">
            <text:p>561.1637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61.88367" calcext:value-type="float">
            <text:p>561.88367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62.60364" calcext:value-type="float">
            <text:p>562.6036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63.3236" calcext:value-type="float">
            <text:p>563.3236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85.9064" calcext:value-type="float">
            <text:p>585.9064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608.48914" calcext:value-type="float">
            <text:p>608.48914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631.0719" calcext:value-type="float">
            <text:p>631.0719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653.65466" calcext:value-type="float">
            <text:p>653.65466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76.2374" calcext:value-type="float">
            <text:p>676.2374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98.8202" calcext:value-type="float">
            <text:p>698.8202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721.40295" calcext:value-type="float">
            <text:p>721.402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743.9857" calcext:value-type="float">
            <text:p>743.9857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766.5685" calcext:value-type="float">
            <text:p>766.568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68.0084" calcext:value-type="float">
            <text:p>768.0084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69.44836" calcext:value-type="float">
            <text:p>769.44836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70.16833" calcext:value-type="float">
            <text:p>770.16833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70.8883" calcext:value-type="float">
            <text:p>770.8883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93.47107" calcext:value-type="float">
            <text:p>793.4710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16.05383" calcext:value-type="float">
            <text:p>816.0538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838.6366" calcext:value-type="float">
            <text:p>838.6366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861.21936" calcext:value-type="float">
            <text:p>861.21936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883.8021" calcext:value-type="float">
            <text:p>883.80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06.3849" calcext:value-type="float">
            <text:p>906.384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28.96765" calcext:value-type="float">
            <text:p>928.9676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51.5504" calcext:value-type="float">
            <text:p>951.5504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74.1332" calcext:value-type="float">
            <text:p>974.1332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96.71594" calcext:value-type="float">
            <text:p>996.71594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97.4359" calcext:value-type="float">
            <text:p>997.4359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98.1559" calcext:value-type="float">
            <text:p>998.1559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98.87585" calcext:value-type="float">
            <text:p>998.8758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99.5958" calcext:value-type="float">
            <text:p>999.5958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000.3158" calcext:value-type="float">
            <text:p>1000.315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01.03577" calcext:value-type="float">
            <text:p>1001.0357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01.75574" calcext:value-type="float">
            <text:p>1001.75574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02.4757" calcext:value-type="float">
            <text:p>1002.4757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04.6356" calcext:value-type="float">
            <text:p>1004.635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06.79553" calcext:value-type="float">
            <text:p>1006.795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009.6754" calcext:value-type="float">
            <text:p>1009.6754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012.5553" calcext:value-type="float">
            <text:p>1012.555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015.4352" calcext:value-type="float">
            <text:p>1015.4352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017.5951" calcext:value-type="float">
            <text:p>1017.5951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019.755" calcext:value-type="float">
            <text:p>1019.75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021.9149" calcext:value-type="float">
            <text:p>1021.914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024.0748" calcext:value-type="float">
            <text:p>1024.0748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025.5148" calcext:value-type="float">
            <text:p>1025.5148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048.8175" calcext:value-type="float">
            <text:p>1048.8175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072.1202" calcext:value-type="float">
            <text:p>1072.1202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095.423" calcext:value-type="float">
            <text:p>1095.42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119.4457" calcext:value-type="float">
            <text:p>1119.4457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143.4684" calcext:value-type="float">
            <text:p>1143.4684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167.4911" calcext:value-type="float">
            <text:p>1167.491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190.7938" calcext:value-type="float">
            <text:p>1190.7938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215.5365" calcext:value-type="float">
            <text:p>1215.536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240.2792" calcext:value-type="float">
            <text:p>1240.2792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265.0219" calcext:value-type="float">
            <text:p>1265.021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289.0446" calcext:value-type="float">
            <text:p>1289.0446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291.2045" calcext:value-type="float">
            <text:p>1291.204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293.3644" calcext:value-type="float">
            <text:p>1293.364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96.2443" calcext:value-type="float">
            <text:p>1296.2443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298.4042" calcext:value-type="float">
            <text:p>1298.4042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300.5641" calcext:value-type="float">
            <text:p>1300.5641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324.5868" calcext:value-type="float">
            <text:p>1324.5868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348.6095" calcext:value-type="float">
            <text:p>1348.60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372.6322" calcext:value-type="float">
            <text:p>1372.6322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395.9349" calcext:value-type="float">
            <text:p>1395.9349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419.2377" calcext:value-type="float">
            <text:p>1419.2377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442.5404" calcext:value-type="float">
            <text:p>1442.5404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465.8431" calcext:value-type="float">
            <text:p>1465.843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489.1459" calcext:value-type="float">
            <text:p>1489.1459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12.4486" calcext:value-type="float">
            <text:p>1512.4486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35.7513" calcext:value-type="float">
            <text:p>1535.7513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59.0541" calcext:value-type="float">
            <text:p>1559.054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82.3568" calcext:value-type="float">
            <text:p>1582.3568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583.7968" calcext:value-type="float">
            <text:p>1583.796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585.2367" calcext:value-type="float">
            <text:p>1585.236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8.5394" calcext:value-type="float">
            <text:p>1608.5394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53.705" calcext:value-type="float">
            <text:p>1653.70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98.8705" calcext:value-type="float">
            <text:p>1698.870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744.036" calcext:value-type="float">
            <text:p>1744.036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789.2015" calcext:value-type="float">
            <text:p>1789.2015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34.3671" calcext:value-type="float">
            <text:p>1834.367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79.5326" calcext:value-type="float">
            <text:p>1879.5326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924.6981" calcext:value-type="float">
            <text:p>1924.6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9.8636" calcext:value-type="float">
            <text:p>1969.8636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993.1664" calcext:value-type="float">
            <text:p>1993.1664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016.4691" calcext:value-type="float">
            <text:p>2016.469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2039.0519" calcext:value-type="float">
            <text:p>2039.0519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2061.6348" calcext:value-type="float">
            <text:p>2061.634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2062.3547" calcext:value-type="float">
            <text:p>2062.3547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2063.0747" calcext:value-type="float">
            <text:p>2063.0747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2085.6575" calcext:value-type="float">
            <text:p>2085.657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2086.3774" calcext:value-type="float">
            <text:p>2086.3774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2087.0974" calcext:value-type="float">
            <text:p>2087.097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2087.8174" calcext:value-type="float">
            <text:p>2087.8174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2088.5374" calcext:value-type="float">
            <text:p>2088.5374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2089.2573" calcext:value-type="float">
            <text:p>2089.2573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2089.9773" calcext:value-type="float">
            <text:p>2089.9773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2090.6973" calcext:value-type="float">
            <text:p>2090.697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091.4172" calcext:value-type="float">
            <text:p>2091.4172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2092.1372" calcext:value-type="float">
            <text:p>2092.137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2092.8572" calcext:value-type="float">
            <text:p>2092.8572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2115.44" calcext:value-type="float">
            <text:p>2115.44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2116.16" calcext:value-type="float">
            <text:p>2116.16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2138.7427" calcext:value-type="float">
            <text:p>2138.7427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2161.3254" calcext:value-type="float">
            <text:p>2161.3254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2162.0454" calcext:value-type="float">
            <text:p>2162.0454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2162.7654" calcext:value-type="float">
            <text:p>2162.765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2163.4854" calcext:value-type="float">
            <text:p>2163.485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164.2053" calcext:value-type="float">
            <text:p>2164.2053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2164.9253" calcext:value-type="float">
            <text:p>2164.9253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2165.6453" calcext:value-type="float">
            <text:p>2165.6453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166.3652" calcext:value-type="float">
            <text:p>2166.365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2167.0852" calcext:value-type="float">
            <text:p>2167.085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2167.8052" calcext:value-type="float">
            <text:p>2167.805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2169.245" calcext:value-type="float">
            <text:p>2169.24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2170.685" calcext:value-type="float">
            <text:p>2170.68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172.125" calcext:value-type="float">
            <text:p>2172.12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173.565" calcext:value-type="float">
            <text:p>2173.56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175.005" calcext:value-type="float">
            <text:p>2175.00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176.4448" calcext:value-type="float">
            <text:p>2176.4448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99.0276" calcext:value-type="float">
            <text:p>2199.0276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221.6104" calcext:value-type="float">
            <text:p>2221.6104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244.193" calcext:value-type="float">
            <text:p>2244.19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266.776" calcext:value-type="float">
            <text:p>2266.776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67.4958" calcext:value-type="float">
            <text:p>2267.4958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68.2158" calcext:value-type="float">
            <text:p>2268.215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68.9358" calcext:value-type="float">
            <text:p>2268.9358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69.6558" calcext:value-type="float">
            <text:p>2269.6558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70.3757" calcext:value-type="float">
            <text:p>2270.3757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1.0957" calcext:value-type="float">
            <text:p>2271.0957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1.8157" calcext:value-type="float">
            <text:p>2271.815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273.2556" calcext:value-type="float">
            <text:p>2273.2556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274.6956" calcext:value-type="float">
            <text:p>2274.695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276.1355" calcext:value-type="float">
            <text:p>2276.135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277.5754" calcext:value-type="float">
            <text:p>2277.5754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279.0154" calcext:value-type="float">
            <text:p>2279.015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280.4553" calcext:value-type="float">
            <text:p>2280.4553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281.8953" calcext:value-type="float">
            <text:p>2281.895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284.0552" calcext:value-type="float">
            <text:p>2284.055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285.495" calcext:value-type="float">
            <text:p>2285.495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287.655" calcext:value-type="float">
            <text:p>2287.655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289.815" calcext:value-type="float">
            <text:p>2289.815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292.6948" calcext:value-type="float">
            <text:p>2292.6948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295.5747" calcext:value-type="float">
            <text:p>2295.5747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298.4546" calcext:value-type="float">
            <text:p>2298.4546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300.6145" calcext:value-type="float">
            <text:p>2300.6145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302.7744" calcext:value-type="float">
            <text:p>2302.7744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304.9343" calcext:value-type="float">
            <text:p>2304.9343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307.0942" calcext:value-type="float">
            <text:p>2307.0942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309.2542" calcext:value-type="float">
            <text:p>2309.254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311.414" calcext:value-type="float">
            <text:p>2311.41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313.574" calcext:value-type="float">
            <text:p>2313.57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315.734" calcext:value-type="float">
            <text:p>2315.73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317.8938" calcext:value-type="float">
            <text:p>2317.8938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320.0537" calcext:value-type="float">
            <text:p>2320.0537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323.6536" calcext:value-type="float">
            <text:p>2323.6536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327.2534" calcext:value-type="float">
            <text:p>2327.2534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330.8533" calcext:value-type="float">
            <text:p>2330.853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334.4531" calcext:value-type="float">
            <text:p>2334.4531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337.333" calcext:value-type="float">
            <text:p>2337.333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340.213" calcext:value-type="float">
            <text:p>2340.21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343.0928" calcext:value-type="float">
            <text:p>2343.092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345.2527" calcext:value-type="float">
            <text:p>2345.252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347.4126" calcext:value-type="float">
            <text:p>2347.412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349.5725" calcext:value-type="float">
            <text:p>2349.572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351.7324" calcext:value-type="float">
            <text:p>2351.7324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353.8923" calcext:value-type="float">
            <text:p>2353.8923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356.0522" calcext:value-type="float">
            <text:p>2356.0522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358.2122" calcext:value-type="float">
            <text:p>2358.2122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360.372" calcext:value-type="float">
            <text:p>2360.372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361.812" calcext:value-type="float">
            <text:p>2361.812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363.252" calcext:value-type="float">
            <text:p>2363.252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2364.692" calcext:value-type="float">
            <text:p>2364.692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2366.1318" calcext:value-type="float">
            <text:p>2366.1318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2368.2917" calcext:value-type="float">
            <text:p>2368.2917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2370.4517" calcext:value-type="float">
            <text:p>2370.4517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2371.8916" calcext:value-type="float">
            <text:p>2371.8916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2373.3315" calcext:value-type="float">
            <text:p>2373.331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2374.7715" calcext:value-type="float">
            <text:p>2374.7715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2376.2114" calcext:value-type="float">
            <text:p>2376.2114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2377.6514" calcext:value-type="float">
            <text:p>2377.6514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2379.0913" calcext:value-type="float">
            <text:p>2379.0913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2380.5313" calcext:value-type="float">
            <text:p>2380.5313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2381.9712" calcext:value-type="float">
            <text:p>2381.9712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2382.6912" calcext:value-type="float">
            <text:p>2382.6912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2384.131" calcext:value-type="float">
            <text:p>2384.131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2385.571" calcext:value-type="float">
            <text:p>2385.57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2387.011" calcext:value-type="float">
            <text:p>2387.01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2388.451" calcext:value-type="float">
            <text:p>2388.45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2389.8909" calcext:value-type="float">
            <text:p>2389.8909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2391.3308" calcext:value-type="float">
            <text:p>2391.3308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2392.7708" calcext:value-type="float">
            <text:p>2392.7708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2416.0735" calcext:value-type="float">
            <text:p>2416.073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2439.3762" calcext:value-type="float">
            <text:p>2439.3762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2462.679" calcext:value-type="float">
            <text:p>2462.67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2486.7017" calcext:value-type="float">
            <text:p>2486.7017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2510.7244" calcext:value-type="float">
            <text:p>2510.7244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2534.747" calcext:value-type="float">
            <text:p>2534.74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2558.7698" calcext:value-type="float">
            <text:p>2558.7698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2604.6553" calcext:value-type="float">
            <text:p>2604.6553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2650.5408" calcext:value-type="float">
            <text:p>2650.5408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2696.4263" calcext:value-type="float">
            <text:p>2696.4263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2741.5918" calcext:value-type="float">
            <text:p>2741.5918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2764.8945" calcext:value-type="float">
            <text:p>2764.894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2766.3345" calcext:value-type="float">
            <text:p>2766.3345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2767.7744" calcext:value-type="float">
            <text:p>2767.7744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2769.2144" calcext:value-type="float">
            <text:p>2769.2144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2770.6543" calcext:value-type="float">
            <text:p>2770.65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72.0942" calcext:value-type="float">
            <text:p>2772.0942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2773.5342" calcext:value-type="float">
            <text:p>2773.5342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2774.974" calcext:value-type="float">
            <text:p>2774.974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2776.414" calcext:value-type="float">
            <text:p>2776.414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2777.854" calcext:value-type="float">
            <text:p>2777.85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2779.294" calcext:value-type="float">
            <text:p>2779.294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2780.734" calcext:value-type="float">
            <text:p>2780.734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2782.1738" calcext:value-type="float">
            <text:p>2782.1738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2783.6138" calcext:value-type="float">
            <text:p>2783.6138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2785.0537" calcext:value-type="float">
            <text:p>2785.0537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2786.4937" calcext:value-type="float">
            <text:p>2786.4937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2788.6536" calcext:value-type="float">
            <text:p>2788.6536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2791.5334" calcext:value-type="float">
            <text:p>2791.5334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2794.4133" calcext:value-type="float">
            <text:p>2794.4133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2797.2932" calcext:value-type="float">
            <text:p>2797.293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800.173" calcext:value-type="float">
            <text:p>2800.173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2803.053" calcext:value-type="float">
            <text:p>2803.053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2805.9329" calcext:value-type="float">
            <text:p>2805.9329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2808.8127" calcext:value-type="float">
            <text:p>2808.8127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2811.6926" calcext:value-type="float">
            <text:p>2811.692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2814.5725" calcext:value-type="float">
            <text:p>2814.572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2817.4524" calcext:value-type="float">
            <text:p>2817.4524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2820.3323" calcext:value-type="float">
            <text:p>2820.3323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2823.2122" calcext:value-type="float">
            <text:p>2823.2122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2826.092" calcext:value-type="float">
            <text:p>2826.09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850.8347" calcext:value-type="float">
            <text:p>2850.8347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2853.7146" calcext:value-type="float">
            <text:p>2853.7146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2878.4573" calcext:value-type="float">
            <text:p>2878.4573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2903.2" calcext:value-type="float">
            <text:p>2903.2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2927.9426" calcext:value-type="float">
            <text:p>2927.9426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2952.6853" calcext:value-type="float">
            <text:p>2952.6853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2977.428" calcext:value-type="float">
            <text:p>2977.428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002.1707" calcext:value-type="float">
            <text:p>3002.170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026.9133" calcext:value-type="float">
            <text:p>3026.9133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051.656" calcext:value-type="float">
            <text:p>3051.656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076.3987" calcext:value-type="float">
            <text:p>3076.3987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101.1414" calcext:value-type="float">
            <text:p>3101.1414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103.3013" calcext:value-type="float">
            <text:p>3103.3013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105.4612" calcext:value-type="float">
            <text:p>3105.4612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107.621" calcext:value-type="float">
            <text:p>3107.621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109.781" calcext:value-type="float">
            <text:p>3109.781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112.661" calcext:value-type="float">
            <text:p>3112.661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115.5408" calcext:value-type="float">
            <text:p>3115.5408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3118.4207" calcext:value-type="float">
            <text:p>3118.4207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3121.3005" calcext:value-type="float">
            <text:p>3121.300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3124.1804" calcext:value-type="float">
            <text:p>3124.1804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3127.0603" calcext:value-type="float">
            <text:p>3127.0603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3129.9402" calcext:value-type="float">
            <text:p>3129.9402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3132.82" calcext:value-type="float">
            <text:p>3132.82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3134.98" calcext:value-type="float">
            <text:p>3134.9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137.14" calcext:value-type="float">
            <text:p>3137.14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140.0198" calcext:value-type="float">
            <text:p>3140.01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142.8997" calcext:value-type="float">
            <text:p>3142.8997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145.7795" calcext:value-type="float">
            <text:p>3145.7795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147.9395" calcext:value-type="float">
            <text:p>3147.939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150.0994" calcext:value-type="float">
            <text:p>3150.0994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152.2593" calcext:value-type="float">
            <text:p>3152.2593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154.4192" calcext:value-type="float">
            <text:p>3154.4192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156.579" calcext:value-type="float">
            <text:p>3156.579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158.739" calcext:value-type="float">
            <text:p>3158.739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160.899" calcext:value-type="float">
            <text:p>3160.899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163.0588" calcext:value-type="float">
            <text:p>3163.0588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165.2188" calcext:value-type="float">
            <text:p>3165.2188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167.3787" calcext:value-type="float">
            <text:p>3167.3787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169.5386" calcext:value-type="float">
            <text:p>3169.53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171.6985" calcext:value-type="float">
            <text:p>3171.6985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173.8584" calcext:value-type="float">
            <text:p>3173.8584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176.0183" calcext:value-type="float">
            <text:p>3176.0183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178.1782" calcext:value-type="float">
            <text:p>3178.1782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180.3381" calcext:value-type="float">
            <text:p>3180.3381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183.218" calcext:value-type="float">
            <text:p>3183.218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3185.378" calcext:value-type="float">
            <text:p>3185.37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187.5378" calcext:value-type="float">
            <text:p>3187.5378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189.6978" calcext:value-type="float">
            <text:p>3189.6978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192.5776" calcext:value-type="float">
            <text:p>3192.577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194.7375" calcext:value-type="float">
            <text:p>3194.7375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196.8975" calcext:value-type="float">
            <text:p>3196.8975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199.0574" calcext:value-type="float">
            <text:p>3199.0574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201.2173" calcext:value-type="float">
            <text:p>3201.2173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3203.3772" calcext:value-type="float">
            <text:p>3203.377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205.537" calcext:value-type="float">
            <text:p>3205.537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3207.697" calcext:value-type="float">
            <text:p>3207.697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3209.857" calcext:value-type="float">
            <text:p>3209.85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3211.2969" calcext:value-type="float">
            <text:p>3211.2969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3212.7368" calcext:value-type="float">
            <text:p>3212.736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214.1768" calcext:value-type="float">
            <text:p>3214.1768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3215.6167" calcext:value-type="float">
            <text:p>3215.6167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3217.0566" calcext:value-type="float">
            <text:p>3217.0566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3219.2166" calcext:value-type="float">
            <text:p>3219.2166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3221.3765" calcext:value-type="float">
            <text:p>3221.376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3223.5364" calcext:value-type="float">
            <text:p>3223.5364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3246.839" calcext:value-type="float">
            <text:p>3246.839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3248.279" calcext:value-type="float">
            <text:p>3248.2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3249.719" calcext:value-type="float">
            <text:p>3249.719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3251.159" calcext:value-type="float">
            <text:p>3251.15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251.879" calcext:value-type="float">
            <text:p>3251.879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252.5989" calcext:value-type="float">
            <text:p>3252.5989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253.3188" calcext:value-type="float">
            <text:p>3253.3188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254.0388" calcext:value-type="float">
            <text:p>3254.0388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254.7588" calcext:value-type="float">
            <text:p>3254.7588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255.4788" calcext:value-type="float">
            <text:p>3255.4788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256.9187" calcext:value-type="float">
            <text:p>3256.918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258.3586" calcext:value-type="float">
            <text:p>3258.3586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259.7986" calcext:value-type="float">
            <text:p>3259.798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261.2385" calcext:value-type="float">
            <text:p>3261.238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262.6785" calcext:value-type="float">
            <text:p>3262.6785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264.1184" calcext:value-type="float">
            <text:p>3264.1184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265.5583" calcext:value-type="float">
            <text:p>3265.5583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266.9983" calcext:value-type="float">
            <text:p>3266.9983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268.4382" calcext:value-type="float">
            <text:p>3268.4382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269.1582" calcext:value-type="float">
            <text:p>3269.158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269.8782" calcext:value-type="float">
            <text:p>3269.8782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292.461" calcext:value-type="float">
            <text:p>3292.461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315.0437" calcext:value-type="float">
            <text:p>3315.0437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337.6265" calcext:value-type="float">
            <text:p>3337.626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338.3464" calcext:value-type="float">
            <text:p>3338.3464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339.0664" calcext:value-type="float">
            <text:p>3339.0664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339.7864" calcext:value-type="float">
            <text:p>3339.7864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340.5063" calcext:value-type="float">
            <text:p>3340.5063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341.2263" calcext:value-type="float">
            <text:p>3341.2263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341.9463" calcext:value-type="float">
            <text:p>3341.9463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342.6663" calcext:value-type="float">
            <text:p>3342.6663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3365.249" calcext:value-type="float">
            <text:p>3365.249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3388.5518" calcext:value-type="float">
            <text:p>3388.5518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3411.8545" calcext:value-type="float">
            <text:p>3411.8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35.1572" calcext:value-type="float">
            <text:p>3435.1572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3458.46" calcext:value-type="float">
            <text:p>3458.46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3482.4827" calcext:value-type="float">
            <text:p>3482.482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3484.6426" calcext:value-type="float">
            <text:p>3484.6426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486.8025" calcext:value-type="float">
            <text:p>3486.8025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488.2424" calcext:value-type="float">
            <text:p>3488.2424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489.6824" calcext:value-type="float">
            <text:p>3489.6824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491.1223" calcext:value-type="float">
            <text:p>3491.122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492.5623" calcext:value-type="float">
            <text:p>3492.562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494.0022" calcext:value-type="float">
            <text:p>3494.002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495.4421" calcext:value-type="float">
            <text:p>3495.4421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496.882" calcext:value-type="float">
            <text:p>3496.882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499.042" calcext:value-type="float">
            <text:p>3499.042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501.202" calcext:value-type="float">
            <text:p>3501.202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503.3618" calcext:value-type="float">
            <text:p>3503.3618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505.5217" calcext:value-type="float">
            <text:p>3505.521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507.6816" calcext:value-type="float">
            <text:p>3507.6816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509.8416" calcext:value-type="float">
            <text:p>3509.8416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512.0015" calcext:value-type="float">
            <text:p>3512.0015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514.1614" calcext:value-type="float">
            <text:p>3514.1614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516.3213" calcext:value-type="float">
            <text:p>3516.3213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518.4812" calcext:value-type="float">
            <text:p>3518.481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520.641" calcext:value-type="float">
            <text:p>3520.641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522.801" calcext:value-type="float">
            <text:p>3522.801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524.961" calcext:value-type="float">
            <text:p>3524.96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527.1208" calcext:value-type="float">
            <text:p>3527.1208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3529.2808" calcext:value-type="float">
            <text:p>3529.2808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3531.4407" calcext:value-type="float">
            <text:p>3531.4407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3533.6006" calcext:value-type="float">
            <text:p>3533.6006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3535.0405" calcext:value-type="float">
            <text:p>3535.040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3537.2004" calcext:value-type="float">
            <text:p>3537.2004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3539.3604" calcext:value-type="float">
            <text:p>3539.3604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3541.5203" calcext:value-type="float">
            <text:p>3541.5203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3543.6802" calcext:value-type="float">
            <text:p>3543.6802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3545.12" calcext:value-type="float">
            <text:p>3545.12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546.56" calcext:value-type="float">
            <text:p>3546.56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549.44" calcext:value-type="float">
            <text:p>3549.44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550.16" calcext:value-type="float">
            <text:p>3550.16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550.88" calcext:value-type="float">
            <text:p>3550.88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551.5999" calcext:value-type="float">
            <text:p>3551.5999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552.3198" calcext:value-type="float">
            <text:p>3552.3198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553.0398" calcext:value-type="float">
            <text:p>3553.0398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553.7598" calcext:value-type="float">
            <text:p>3553.7598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554.4797" calcext:value-type="float">
            <text:p>3554.4797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555.1997" calcext:value-type="float">
            <text:p>3555.1997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555.9197" calcext:value-type="float">
            <text:p>3555.9197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556.6396" calcext:value-type="float">
            <text:p>3556.6396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557.3596" calcext:value-type="float">
            <text:p>3557.3596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558.0796" calcext:value-type="float">
            <text:p>3558.079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558.7996" calcext:value-type="float">
            <text:p>3558.7996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559.5195" calcext:value-type="float">
            <text:p>3559.5195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560.2395" calcext:value-type="float">
            <text:p>3560.2395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560.9595" calcext:value-type="float">
            <text:p>3560.9595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561.6794" calcext:value-type="float">
            <text:p>3561.6794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562.3994" calcext:value-type="float">
            <text:p>3562.3994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563.1194" calcext:value-type="float">
            <text:p>3563.1194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563.8394" calcext:value-type="float">
            <text:p>3563.839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564.5593" calcext:value-type="float">
            <text:p>3564.5593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565.2793" calcext:value-type="float">
            <text:p>3565.2793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565.9993" calcext:value-type="float">
            <text:p>3565.9993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566.7192" calcext:value-type="float">
            <text:p>3566.7192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3568.1592" calcext:value-type="float">
            <text:p>3568.1592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3569.599" calcext:value-type="float">
            <text:p>3569.599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571.039" calcext:value-type="float">
            <text:p>3571.039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572.479" calcext:value-type="float">
            <text:p>3572.479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573.919" calcext:value-type="float">
            <text:p>3573.919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575.359" calcext:value-type="float">
            <text:p>3575.359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576.7988" calcext:value-type="float">
            <text:p>3576.798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3578.2388" calcext:value-type="float">
            <text:p>3578.2388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579.6787" calcext:value-type="float">
            <text:p>3579.6787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3581.1187" calcext:value-type="float">
            <text:p>3581.1187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3582.5586" calcext:value-type="float">
            <text:p>3582.5586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3583.9985" calcext:value-type="float">
            <text:p>3583.9985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3585.4385" calcext:value-type="float">
            <text:p>3585.438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586.8784" calcext:value-type="float">
            <text:p>3586.8784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588.3184" calcext:value-type="float">
            <text:p>3588.318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589.7583" calcext:value-type="float">
            <text:p>3589.7583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591.1982" calcext:value-type="float">
            <text:p>3591.1982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592.6382" calcext:value-type="float">
            <text:p>3592.6382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594.798" calcext:value-type="float">
            <text:p>3594.798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596.958" calcext:value-type="float">
            <text:p>3596.958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599.118" calcext:value-type="float">
            <text:p>3599.118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3601.2778" calcext:value-type="float">
            <text:p>3601.2778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3603.4377" calcext:value-type="float">
            <text:p>3603.4377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605.5977" calcext:value-type="float">
            <text:p>3605.5977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3607.7576" calcext:value-type="float">
            <text:p>3607.7576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3609.9175" calcext:value-type="float">
            <text:p>3609.917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3612.0774" calcext:value-type="float">
            <text:p>3612.0774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3614.2373" calcext:value-type="float">
            <text:p>3614.2373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616.3972" calcext:value-type="float">
            <text:p>3616.3972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3618.5571" calcext:value-type="float">
            <text:p>3618.5571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3620.717" calcext:value-type="float">
            <text:p>3620.717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3622.877" calcext:value-type="float">
            <text:p>3622.877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3625.0369" calcext:value-type="float">
            <text:p>3625.0369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627.1968" calcext:value-type="float">
            <text:p>3627.1968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629.3567" calcext:value-type="float">
            <text:p>3629.3567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3632.2366" calcext:value-type="float">
            <text:p>3632.2366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635.1165" calcext:value-type="float">
            <text:p>3635.116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637.2764" calcext:value-type="float">
            <text:p>3637.276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639.4363" calcext:value-type="float">
            <text:p>3639.4363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640.8762" calcext:value-type="float">
            <text:p>3640.8762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664.179" calcext:value-type="float">
            <text:p>3664.179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687.4817" calcext:value-type="float">
            <text:p>3687.481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710.7844" calcext:value-type="float">
            <text:p>3710.784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734.0872" calcext:value-type="float">
            <text:p>3734.0872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3757.39" calcext:value-type="float">
            <text:p>3757.39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3780.6926" calcext:value-type="float">
            <text:p>3780.6926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3803.9954" calcext:value-type="float">
            <text:p>3803.9954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3827.298" calcext:value-type="float">
            <text:p>3827.298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850.6008" calcext:value-type="float">
            <text:p>3850.6008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3873.9036" calcext:value-type="float">
            <text:p>3873.9036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3897.9263" calcext:value-type="float">
            <text:p>3897.9263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3899.3662" calcext:value-type="float">
            <text:p>3899.3662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3900.8062" calcext:value-type="float">
            <text:p>3900.8062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902.246" calcext:value-type="float">
            <text:p>3902.246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902.966" calcext:value-type="float">
            <text:p>3902.96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903.686" calcext:value-type="float">
            <text:p>3903.68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3905.126" calcext:value-type="float">
            <text:p>3905.126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3906.566" calcext:value-type="float">
            <text:p>3906.566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3909.4458" calcext:value-type="float">
            <text:p>3909.4458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3912.3257" calcext:value-type="float">
            <text:p>3912.325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3915.2056" calcext:value-type="float">
            <text:p>3915.2056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3917.3655" calcext:value-type="float">
            <text:p>3917.3655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3920.9653" calcext:value-type="float">
            <text:p>3920.96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23.8452" calcext:value-type="float">
            <text:p>3923.8452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927.445" calcext:value-type="float">
            <text:p>3927.44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3931.045" calcext:value-type="float">
            <text:p>3931.04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3934.6448" calcext:value-type="float">
            <text:p>3934.6448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3938.2446" calcext:value-type="float">
            <text:p>3938.244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3941.8445" calcext:value-type="float">
            <text:p>3941.844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3967.3071" calcext:value-type="float">
            <text:p>3967.3071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3992.7698" calcext:value-type="float">
            <text:p>3992.7698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4017.5125" calcext:value-type="float">
            <text:p>4017.512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4042.2551" calcext:value-type="float">
            <text:p>4042.255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4066.9978" calcext:value-type="float">
            <text:p>4066.9978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4091.7405" calcext:value-type="float">
            <text:p>4091.740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4116.484" calcext:value-type="float">
            <text:p>4116.484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4141.2275" calcext:value-type="float">
            <text:p>4141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4166.6914" calcext:value-type="float">
            <text:p>4166.691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4191.435" calcext:value-type="float">
            <text:p>4191.43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4216.899" calcext:value-type="float">
            <text:p>4216.899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4220.5" calcext:value-type="float">
            <text:p>4220.5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4224.101" calcext:value-type="float">
            <text:p>4224.101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4226.982" calcext:value-type="float">
            <text:p>4226.982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4229.863" calcext:value-type="float">
            <text:p>4229.863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4232.0234" calcext:value-type="float">
            <text:p>4232.0234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4234.184" calcext:value-type="float">
            <text:p>4234.184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4236.3447" calcext:value-type="float">
            <text:p>4236.3447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4238.5054" calcext:value-type="float">
            <text:p>4238.505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241.386" calcext:value-type="float">
            <text:p>4241.38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4244.267" calcext:value-type="float">
            <text:p>4244.267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4246.4277" calcext:value-type="float">
            <text:p>4246.4277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4249.3086" calcext:value-type="float">
            <text:p>4249.3086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4252.1895" calcext:value-type="float">
            <text:p>4252.1895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255.0703" calcext:value-type="float">
            <text:p>4255.070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4257.231" calcext:value-type="float">
            <text:p>4257.231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4258.6714" calcext:value-type="float">
            <text:p>4258.67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4260.112" calcext:value-type="float">
            <text:p>4260.112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4261.5522" calcext:value-type="float">
            <text:p>4261.5522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262.9927" calcext:value-type="float">
            <text:p>4262.9927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4264.433" calcext:value-type="float">
            <text:p>4264.433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4265.8735" calcext:value-type="float">
            <text:p>4265.8735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4289.177" calcext:value-type="float">
            <text:p>4289.17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4290.617" calcext:value-type="float">
            <text:p>4290.617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4292.0576" calcext:value-type="float">
            <text:p>4292.057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4293.498" calcext:value-type="float">
            <text:p>4293.498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4294.9385" calcext:value-type="float">
            <text:p>4294.9385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4296.379" calcext:value-type="float">
            <text:p>4296.379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4297.8193" calcext:value-type="float">
            <text:p>4297.8193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299.26" calcext:value-type="float">
            <text:p>4299.26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4301.4204" calcext:value-type="float">
            <text:p>4301.4204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4325.444" calcext:value-type="float">
            <text:p>4325.444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4349.4673" calcext:value-type="float">
            <text:p>4349.4673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4373.4907" calcext:value-type="float">
            <text:p>4373.490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375.6514" calcext:value-type="float">
            <text:p>4375.6514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4378.532" calcext:value-type="float">
            <text:p>4378.532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4380.693" calcext:value-type="float">
            <text:p>4380.69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4383.5737" calcext:value-type="float">
            <text:p>4383.5737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4386.4546" calcext:value-type="float">
            <text:p>4386.4546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389.3354" calcext:value-type="float">
            <text:p>4389.335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4392.2163" calcext:value-type="float">
            <text:p>4392.2163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4395.097" calcext:value-type="float">
            <text:p>4395.097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4397.258" calcext:value-type="float">
            <text:p>4397.258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4399.4185" calcext:value-type="float">
            <text:p>4399.4185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401.579" calcext:value-type="float">
            <text:p>4401.57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4403.7397" calcext:value-type="float">
            <text:p>4403.7397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4405.9004" calcext:value-type="float">
            <text:p>4405.9004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4408.061" calcext:value-type="float">
            <text:p>4408.061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4410.2217" calcext:value-type="float">
            <text:p>4410.2217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412.3823" calcext:value-type="float">
            <text:p>4412.3823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4414.543" calcext:value-type="float">
            <text:p>4414.543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4416.7036" calcext:value-type="float">
            <text:p>4416.703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4419.5845" calcext:value-type="float">
            <text:p>4419.584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4422.4653" calcext:value-type="float">
            <text:p>4422.4653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425.346" calcext:value-type="float">
            <text:p>4425.346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4428.9473" calcext:value-type="float">
            <text:p>4428.9473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4432.5483" calcext:value-type="float">
            <text:p>4432.5483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4437.59" calcext:value-type="float">
            <text:p>4437.59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4441.911" calcext:value-type="float">
            <text:p>4441.911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446.2324" calcext:value-type="float">
            <text:p>4446.2324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4450.5537" calcext:value-type="float">
            <text:p>4450.5537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4454.875" calcext:value-type="float">
            <text:p>4454.875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4459.1963" calcext:value-type="float">
            <text:p>4459.196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4463.5176" calcext:value-type="float">
            <text:p>4463.517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467.839" calcext:value-type="float">
            <text:p>4467.839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4471.44" calcext:value-type="float">
            <text:p>4471.44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4475.041" calcext:value-type="float">
            <text:p>4475.041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4478.642" calcext:value-type="float">
            <text:p>4478.642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4482.243" calcext:value-type="float">
            <text:p>4482.243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485.124" calcext:value-type="float">
            <text:p>4485.124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4488.005" calcext:value-type="float">
            <text:p>4488.005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4490.8857" calcext:value-type="float">
            <text:p>4490.8857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4493.7666" calcext:value-type="float">
            <text:p>4493.7666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4497.3677" calcext:value-type="float">
            <text:p>4497.367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500.9688" calcext:value-type="float">
            <text:p>4500.9688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4503.8496" calcext:value-type="float">
            <text:p>4503.8496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4507.4507" calcext:value-type="float">
            <text:p>4507.4507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4510.3315" calcext:value-type="float">
            <text:p>4510.331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4513.2124" calcext:value-type="float">
            <text:p>4513.2124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516.0933" calcext:value-type="float">
            <text:p>4516.0933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4518.974" calcext:value-type="float">
            <text:p>4518.974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4521.855" calcext:value-type="float">
            <text:p>4521.855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4524.736" calcext:value-type="float">
            <text:p>4524.736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4527.6167" calcext:value-type="float">
            <text:p>4527.6167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529.7773" calcext:value-type="float">
            <text:p>4529.7773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4531.218" calcext:value-type="float">
            <text:p>4531.218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4532.658" calcext:value-type="float">
            <text:p>4532.658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4534.0986" calcext:value-type="float">
            <text:p>4534.0986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4535.539" calcext:value-type="float">
            <text:p>4535.539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536.9795" calcext:value-type="float">
            <text:p>4536.9795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4539.14" calcext:value-type="float">
            <text:p>4539.14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4541.301" calcext:value-type="float">
            <text:p>4541.301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4543.4614" calcext:value-type="float">
            <text:p>4543.4614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4546.3423" calcext:value-type="float">
            <text:p>4546.3423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549.223" calcext:value-type="float">
            <text:p>4549.223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4552.104" calcext:value-type="float">
            <text:p>4552.104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4554.2646" calcext:value-type="float">
            <text:p>4554.2646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4557.1455" calcext:value-type="float">
            <text:p>4557.1455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4560.0264" calcext:value-type="float">
            <text:p>4560.026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562.187" calcext:value-type="float">
            <text:p>4562.187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4586.2104" calcext:value-type="float">
            <text:p>4586.2104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4588.371" calcext:value-type="float">
            <text:p>4588.371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4590.5317" calcext:value-type="float">
            <text:p>4590.5317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4592.6924" calcext:value-type="float">
            <text:p>4592.692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4616.716" calcext:value-type="float">
            <text:p>4616.716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4618.8765" calcext:value-type="float">
            <text:p>4618.8765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4621.037" calcext:value-type="float">
            <text:p>4621.037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4623.918" calcext:value-type="float">
            <text:p>4623.918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4626.799" calcext:value-type="float">
            <text:p>4626.7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29.6797" calcext:value-type="float">
            <text:p>4629.6797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4632.5605" calcext:value-type="float">
            <text:p>4632.560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4634.721" calcext:value-type="float">
            <text:p>4634.721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4637.602" calcext:value-type="float">
            <text:p>4637.602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4640.483" calcext:value-type="float">
            <text:p>4640.4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643.364" calcext:value-type="float">
            <text:p>4643.364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4645.5244" calcext:value-type="float">
            <text:p>4645.524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4647.685" calcext:value-type="float">
            <text:p>4647.685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4650.566" calcext:value-type="float">
            <text:p>4650.566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4652.7266" calcext:value-type="float">
            <text:p>4652.7266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654.887" calcext:value-type="float">
            <text:p>4654.887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4657.048" calcext:value-type="float">
            <text:p>4657.048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4659.2085" calcext:value-type="float">
            <text:p>4659.208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4661.369" calcext:value-type="float">
            <text:p>4661.369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4663.53" calcext:value-type="float">
            <text:p>4663.5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665.6904" calcext:value-type="float">
            <text:p>4665.6904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4667.851" calcext:value-type="float">
            <text:p>4667.851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4691.8745" calcext:value-type="float">
            <text:p>4691.874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4694.035" calcext:value-type="float">
            <text:p>4694.035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4696.196" calcext:value-type="float">
            <text:p>4696.196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697.636" calcext:value-type="float">
            <text:p>4697.636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4699.0767" calcext:value-type="float">
            <text:p>4699.0767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4700.517" calcext:value-type="float">
            <text:p>4700.517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4702.6777" calcext:value-type="float">
            <text:p>4702.6777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4704.118" calcext:value-type="float">
            <text:p>4704.118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706.279" calcext:value-type="float">
            <text:p>4706.279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4707.719" calcext:value-type="float">
            <text:p>4707.719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4709.1597" calcext:value-type="float">
            <text:p>4709.1597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4710.6" calcext:value-type="float">
            <text:p>4710.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4712.0405" calcext:value-type="float">
            <text:p>4712.0405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714.201" calcext:value-type="float">
            <text:p>4714.201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4715.6416" calcext:value-type="float">
            <text:p>4715.64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4717.8022" calcext:value-type="float">
            <text:p>4717.8022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4719.963" calcext:value-type="float">
            <text:p>4719.963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4722.1235" calcext:value-type="float">
            <text:p>4722.1235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724.284" calcext:value-type="float">
            <text:p>4724.28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4726.445" calcext:value-type="float">
            <text:p>4726.445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4728.6055" calcext:value-type="float">
            <text:p>4728.605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4730.046" calcext:value-type="float">
            <text:p>4730.046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4731.4863" calcext:value-type="float">
            <text:p>4731.4863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4732.927" calcext:value-type="float">
            <text:p>4732.927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4734.367" calcext:value-type="float">
            <text:p>4734.367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4735.8076" calcext:value-type="float">
            <text:p>4735.8076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4737.248" calcext:value-type="float">
            <text:p>4737.248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4738.6885" calcext:value-type="float">
            <text:p>4738.6885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740.129" calcext:value-type="float">
            <text:p>4740.129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4741.5693" calcext:value-type="float">
            <text:p>4741.5693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4743.73" calcext:value-type="float">
            <text:p>4743.73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4745.8906" calcext:value-type="float">
            <text:p>4745.8906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4748.0513" calcext:value-type="float">
            <text:p>4748.051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749.4917" calcext:value-type="float">
            <text:p>4749.4917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4750.932" calcext:value-type="float">
            <text:p>4750.932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4752.3726" calcext:value-type="float">
            <text:p>4752.3726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4753.813" calcext:value-type="float">
            <text:p>4753.813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4755.2534" calcext:value-type="float">
            <text:p>4755.2534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756.694" calcext:value-type="float">
            <text:p>4756.694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4757.414" calcext:value-type="float">
            <text:p>4757.414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4758.1343" calcext:value-type="float">
            <text:p>4758.1343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4758.8545" calcext:value-type="float">
            <text:p>4758.8545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4759.5747" calcext:value-type="float">
            <text:p>4759.574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760.295" calcext:value-type="float">
            <text:p>4760.295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4761.7354" calcext:value-type="float">
            <text:p>4761.7354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4763.176" calcext:value-type="float">
            <text:p>4763.176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4764.616" calcext:value-type="float">
            <text:p>4764.616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4766.0566" calcext:value-type="float">
            <text:p>4766.056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767.497" calcext:value-type="float">
            <text:p>4767.49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4768.9375" calcext:value-type="float">
            <text:p>4768.9375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4770.378" calcext:value-type="float">
            <text:p>4770.378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4772.5386" calcext:value-type="float">
            <text:p>4772.5386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4773.979" calcext:value-type="float">
            <text:p>4773.979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775.4194" calcext:value-type="float">
            <text:p>4775.4194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4777.58" calcext:value-type="float">
            <text:p>4777.58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4779.0205" calcext:value-type="float">
            <text:p>4779.0205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4780.461" calcext:value-type="float">
            <text:p>4780.461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4781.9014" calcext:value-type="float">
            <text:p>4781.9014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4783.342" calcext:value-type="float">
            <text:p>4783.342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4784.782" calcext:value-type="float">
            <text:p>4784.782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4786.2227" calcext:value-type="float">
            <text:p>4786.22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4788.3833" calcext:value-type="float">
            <text:p>4788.3833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4790.544" calcext:value-type="float">
            <text:p>4790.54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4792.7046" calcext:value-type="float">
            <text:p>4792.7046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4794.865" calcext:value-type="float">
            <text:p>4794.86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4796.3057" calcext:value-type="float">
            <text:p>4796.3057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4797.746" calcext:value-type="float">
            <text:p>4797.746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4797.746" calcext:value-type="float">
            <text:p>4797.746</text:p>
          </table:table-cell>
        </table:table-row>
      </table:table>
      <table:table table:name="sa-quick-acc-energy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11.47401" calcext:value-type="float">
            <text:p>111.47401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112.19401" calcext:value-type="float">
            <text:p>112.19401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112.91401" calcext:value-type="float">
            <text:p>112.9140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13.63401" calcext:value-type="float">
            <text:p>113.63401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114.35401" calcext:value-type="float">
            <text:p>114.35401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115.07401" calcext:value-type="float">
            <text:p>115.07401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115.794014" calcext:value-type="float">
            <text:p>115.794014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116.514015" calcext:value-type="float">
            <text:p>116.51401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17.23402" calcext:value-type="float">
            <text:p>117.23402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117.95402" calcext:value-type="float">
            <text:p>117.95402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118.67402" calcext:value-type="float">
            <text:p>118.67402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119.39402" calcext:value-type="float">
            <text:p>119.39402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120.11402" calcext:value-type="float">
            <text:p>120.11402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20.83402" calcext:value-type="float">
            <text:p>120.83402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121.55402" calcext:value-type="float">
            <text:p>121.55402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122.274025" calcext:value-type="float">
            <text:p>122.27402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122.994026" calcext:value-type="float">
            <text:p>122.994026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123.71403" calcext:value-type="float">
            <text:p>123.71403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24.43403" calcext:value-type="float">
            <text:p>124.43403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125.15403" calcext:value-type="float">
            <text:p>125.15403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125.87403" calcext:value-type="float">
            <text:p>125.87403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126.59403" calcext:value-type="float">
            <text:p>126.59403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127.31403" calcext:value-type="float">
            <text:p>127.31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.47403" calcext:value-type="float">
            <text:p>129.47403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130.91403" calcext:value-type="float">
            <text:p>130.91403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154.21683" calcext:value-type="float">
            <text:p>154.21683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177.51962" calcext:value-type="float">
            <text:p>177.51962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200.82242" calcext:value-type="float">
            <text:p>200.8224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24.12521" calcext:value-type="float">
            <text:p>224.1252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247.42801" calcext:value-type="float">
            <text:p>247.4280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270.7308" calcext:value-type="float">
            <text:p>270.7308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294.0336" calcext:value-type="float">
            <text:p>294.0336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17.3364" calcext:value-type="float">
            <text:p>317.3364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40.6392" calcext:value-type="float">
            <text:p>340.6392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63.942" calcext:value-type="float">
            <text:p>363.942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65.382" calcext:value-type="float">
            <text:p>365.382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366.822" calcext:value-type="float">
            <text:p>366.822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68.262" calcext:value-type="float">
            <text:p>368.26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69.702" calcext:value-type="float">
            <text:p>369.702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71.142" calcext:value-type="float">
            <text:p>371.14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72.582" calcext:value-type="float">
            <text:p>372.582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74.022" calcext:value-type="float">
            <text:p>374.022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75.462" calcext:value-type="float">
            <text:p>375.462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76.902" calcext:value-type="float">
            <text:p>376.902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378.342" calcext:value-type="float">
            <text:p>378.342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380.502" calcext:value-type="float">
            <text:p>380.502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382.66202" calcext:value-type="float">
            <text:p>382.66202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384.82202" calcext:value-type="float">
            <text:p>384.8220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86.98203" calcext:value-type="float">
            <text:p>386.98203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411.00482" calcext:value-type="float">
            <text:p>411.00482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435.02762" calcext:value-type="float">
            <text:p>435.02762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459.0504" calcext:value-type="float">
            <text:p>459.0504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483.0732" calcext:value-type="float">
            <text:p>483.0732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507.096" calcext:value-type="float">
            <text:p>507.096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531.1187" calcext:value-type="float">
            <text:p>531.1187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555.1414" calcext:value-type="float">
            <text:p>555.1414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557.30133" calcext:value-type="float">
            <text:p>557.30133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559.46124" calcext:value-type="float">
            <text:p>559.4612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61.62115" calcext:value-type="float">
            <text:p>561.62115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563.78107" calcext:value-type="float">
            <text:p>563.78107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565.941" calcext:value-type="float">
            <text:p>565.941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568.1009" calcext:value-type="float">
            <text:p>568.1009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570.2608" calcext:value-type="float">
            <text:p>570.260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73.1407" calcext:value-type="float">
            <text:p>573.1407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576.02057" calcext:value-type="float">
            <text:p>576.02057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578.90045" calcext:value-type="float">
            <text:p>578.90045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581.78033" calcext:value-type="float">
            <text:p>581.78033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584.6602" calcext:value-type="float">
            <text:p>584.660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87.5401" calcext:value-type="float">
            <text:p>587.540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590.42" calcext:value-type="float">
            <text:p>590.42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593.29987" calcext:value-type="float">
            <text:p>593.29987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596.17975" calcext:value-type="float">
            <text:p>596.1797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599.05963" calcext:value-type="float">
            <text:p>599.05963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601.9395" calcext:value-type="float">
            <text:p>601.93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604.0994" calcext:value-type="float">
            <text:p>604.0994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28.12213" calcext:value-type="float">
            <text:p>628.12213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52.14484" calcext:value-type="float">
            <text:p>652.14484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76.16754" calcext:value-type="float">
            <text:p>676.1675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700.9102" calcext:value-type="float">
            <text:p>700.9102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703.7901" calcext:value-type="float">
            <text:p>703.7901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706.67" calcext:value-type="float">
            <text:p>706.67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709.54987" calcext:value-type="float">
            <text:p>709.54987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712.42975" calcext:value-type="float">
            <text:p>712.4297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715.30963" calcext:value-type="float">
            <text:p>715.30963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718.1895" calcext:value-type="float">
            <text:p>718.18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721.0694" calcext:value-type="float">
            <text:p>721.0694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745.8121" calcext:value-type="float">
            <text:p>745.812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770.55475" calcext:value-type="float">
            <text:p>770.5547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795.2974" calcext:value-type="float">
            <text:p>795.2974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820.0401" calcext:value-type="float">
            <text:p>820.040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844.7828" calcext:value-type="float">
            <text:p>844.7828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869.52545" calcext:value-type="float">
            <text:p>869.5254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894.2681" calcext:value-type="float">
            <text:p>894.268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18.29083" calcext:value-type="float">
            <text:p>918.29083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42.31354" calcext:value-type="float">
            <text:p>942.31354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966.33624" calcext:value-type="float">
            <text:p>966.33624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990.35895" calcext:value-type="float">
            <text:p>990.358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036.2445" calcext:value-type="float">
            <text:p>1036.2445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60.2672" calcext:value-type="float">
            <text:p>1060.2672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84.2899" calcext:value-type="float">
            <text:p>1084.2899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108.3126" calcext:value-type="float">
            <text:p>1108.3126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132.3353" calcext:value-type="float">
            <text:p>1132.3353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178.2208" calcext:value-type="float">
            <text:p>1178.2208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224.1063" calcext:value-type="float">
            <text:p>1224.1063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69.9918" calcext:value-type="float">
            <text:p>1269.9918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294.0145" calcext:value-type="float">
            <text:p>1294.014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318.0372" calcext:value-type="float">
            <text:p>1318.0372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320.9171" calcext:value-type="float">
            <text:p>1320.917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323.077" calcext:value-type="float">
            <text:p>1323.077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325.2369" calcext:value-type="float">
            <text:p>1325.2369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327.3969" calcext:value-type="float">
            <text:p>1327.396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329.5568" calcext:value-type="float">
            <text:p>1329.5568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331.7167" calcext:value-type="float">
            <text:p>1331.716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333.8766" calcext:value-type="float">
            <text:p>1333.8766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357.8993" calcext:value-type="float">
            <text:p>1357.8993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381.922" calcext:value-type="float">
            <text:p>1381.922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405.9447" calcext:value-type="float">
            <text:p>1405.9447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429.9674" calcext:value-type="float">
            <text:p>1429.967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453.9901" calcext:value-type="float">
            <text:p>1453.9901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478.0128" calcext:value-type="float">
            <text:p>1478.0128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502.7555" calcext:value-type="float">
            <text:p>1502.755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527.4982" calcext:value-type="float">
            <text:p>1527.4982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552.2408" calcext:value-type="float">
            <text:p>1552.240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55.1207" calcext:value-type="float">
            <text:p>1555.1207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558.7206" calcext:value-type="float">
            <text:p>1558.7206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563.0404" calcext:value-type="float">
            <text:p>1563.0404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567.3602" calcext:value-type="float">
            <text:p>1567.3602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571.68" calcext:value-type="float">
            <text:p>1571.68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575.2799" calcext:value-type="float">
            <text:p>1575.2799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578.8798" calcext:value-type="float">
            <text:p>1578.8798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581.7596" calcext:value-type="float">
            <text:p>1581.7596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584.6395" calcext:value-type="float">
            <text:p>1584.63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587.5194" calcext:value-type="float">
            <text:p>1587.519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590.3993" calcext:value-type="float">
            <text:p>1590.3993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593.2792" calcext:value-type="float">
            <text:p>1593.2792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595.4391" calcext:value-type="float">
            <text:p>1595.439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597.599" calcext:value-type="float">
            <text:p>1597.599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599.7589" calcext:value-type="float">
            <text:p>1599.758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601.9188" calcext:value-type="float">
            <text:p>1601.9188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604.0787" calcext:value-type="float">
            <text:p>1604.0787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606.2386" calcext:value-type="float">
            <text:p>1606.2386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608.3986" calcext:value-type="float">
            <text:p>1608.3986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610.5585" calcext:value-type="float">
            <text:p>1610.558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613.4384" calcext:value-type="float">
            <text:p>1613.4384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615.5983" calcext:value-type="float">
            <text:p>1615.5983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617.7582" calcext:value-type="float">
            <text:p>1617.7582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641.7809" calcext:value-type="float">
            <text:p>1641.780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643.9408" calcext:value-type="float">
            <text:p>1643.9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6.1007" calcext:value-type="float">
            <text:p>1646.1007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648.2606" calcext:value-type="float">
            <text:p>1648.2606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650.4205" calcext:value-type="float">
            <text:p>1650.420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652.5804" calcext:value-type="float">
            <text:p>1652.5804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654.7404" calcext:value-type="float">
            <text:p>1654.740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656.9003" calcext:value-type="float">
            <text:p>1656.9003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659.0602" calcext:value-type="float">
            <text:p>1659.0602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661.2201" calcext:value-type="float">
            <text:p>1661.2201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663.38" calcext:value-type="float">
            <text:p>1663.38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665.5399" calcext:value-type="float">
            <text:p>1665.5399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667.6998" calcext:value-type="float">
            <text:p>1667.6998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669.8597" calcext:value-type="float">
            <text:p>1669.8597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672.0197" calcext:value-type="float">
            <text:p>1672.0197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674.1796" calcext:value-type="float">
            <text:p>1674.1796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676.3395" calcext:value-type="float">
            <text:p>1676.339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677.7794" calcext:value-type="float">
            <text:p>1677.7794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701.0822" calcext:value-type="float">
            <text:p>1701.0822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724.3849" calcext:value-type="float">
            <text:p>1724.3849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747.6876" calcext:value-type="float">
            <text:p>1747.6876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770.9904" calcext:value-type="float">
            <text:p>1770.9904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794.2931" calcext:value-type="float">
            <text:p>1794.2931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817.5958" calcext:value-type="float">
            <text:p>1817.5958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840.8986" calcext:value-type="float">
            <text:p>1840.8986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864.2013" calcext:value-type="float">
            <text:p>1864.2013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888.224" calcext:value-type="float">
            <text:p>1888.22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912.2467" calcext:value-type="float">
            <text:p>1912.2467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914.4066" calcext:value-type="float">
            <text:p>1914.4066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916.5665" calcext:value-type="float">
            <text:p>1916.5665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918.7264" calcext:value-type="float">
            <text:p>1918.7264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920.8864" calcext:value-type="float">
            <text:p>1920.8864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944.909" calcext:value-type="float">
            <text:p>1944.909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968.9318" calcext:value-type="float">
            <text:p>1968.9318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992.9545" calcext:value-type="float">
            <text:p>1992.954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2016.9772" calcext:value-type="float">
            <text:p>2016.9772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2040.9999" calcext:value-type="float">
            <text:p>2040.9999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2065.0227" calcext:value-type="float">
            <text:p>2065.0227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2089.0454" calcext:value-type="float">
            <text:p>2089.0454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2112.3481" calcext:value-type="float">
            <text:p>2112.348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2135.651" calcext:value-type="float">
            <text:p>2135.651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2158.9536" calcext:value-type="float">
            <text:p>2158.9536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182.2563" calcext:value-type="float">
            <text:p>2182.2563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205.559" calcext:value-type="float">
            <text:p>2205.559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2228.8618" calcext:value-type="float">
            <text:p>2228.8618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2252.1646" calcext:value-type="float">
            <text:p>2252.1646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2253.6045" calcext:value-type="float">
            <text:p>2253.604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2255.0444" calcext:value-type="float">
            <text:p>2255.0444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2278.3472" calcext:value-type="float">
            <text:p>2278.3472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2279.787" calcext:value-type="float">
            <text:p>2279.787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2303.0898" calcext:value-type="float">
            <text:p>2303.0898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2326.3926" calcext:value-type="float">
            <text:p>2326.392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327.8325" calcext:value-type="float">
            <text:p>2327.8325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2329.2725" calcext:value-type="float">
            <text:p>2329.2725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2330.7124" calcext:value-type="float">
            <text:p>2330.7124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2354.0151" calcext:value-type="float">
            <text:p>2354.015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2399.1807" calcext:value-type="float">
            <text:p>2399.180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2444.3462" calcext:value-type="float">
            <text:p>2444.3462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2489.5117" calcext:value-type="float">
            <text:p>2489.5117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2534.6772" calcext:value-type="float">
            <text:p>2534.6772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2579.8428" calcext:value-type="float">
            <text:p>2579.8428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2624.2883" calcext:value-type="float">
            <text:p>2624.2883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2668.734" calcext:value-type="float">
            <text:p>2668.734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2713.1794" calcext:value-type="float">
            <text:p>2713.1794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2735.7622" calcext:value-type="float">
            <text:p>2735.7622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2780.2078" calcext:value-type="float">
            <text:p>2780.2078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2802.7905" calcext:value-type="float">
            <text:p>2802.790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2803.5105" calcext:value-type="float">
            <text:p>2803.5105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2804.2305" calcext:value-type="float">
            <text:p>2804.2305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804.9504" calcext:value-type="float">
            <text:p>2804.9504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2805.6704" calcext:value-type="float">
            <text:p>2805.6704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2806.3904" calcext:value-type="float">
            <text:p>2806.390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2807.8303" calcext:value-type="float">
            <text:p>2807.8303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2809.2703" calcext:value-type="float">
            <text:p>2809.2703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2810.7102" calcext:value-type="float">
            <text:p>2810.7102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2812.1501" calcext:value-type="float">
            <text:p>2812.1501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2813.59" calcext:value-type="float">
            <text:p>2813.5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815.03" calcext:value-type="float">
            <text:p>2815.03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2816.47" calcext:value-type="float">
            <text:p>2816.47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2818.63" calcext:value-type="float">
            <text:p>2818.63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2820.7898" calcext:value-type="float">
            <text:p>2820.7898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2822.9497" calcext:value-type="float">
            <text:p>2822.949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825.1096" calcext:value-type="float">
            <text:p>2825.1096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2827.2695" calcext:value-type="float">
            <text:p>2827.2695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2828.7095" calcext:value-type="float">
            <text:p>2828.7095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2852.0122" calcext:value-type="float">
            <text:p>2852.0122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2875.315" calcext:value-type="float">
            <text:p>2875.31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899.3376" calcext:value-type="float">
            <text:p>2899.3376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2923.3604" calcext:value-type="float">
            <text:p>2923.3604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2947.383" calcext:value-type="float">
            <text:p>2947.383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2993.2686" calcext:value-type="float">
            <text:p>2993.2686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3017.2913" calcext:value-type="float">
            <text:p>3017.2913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3042.034" calcext:value-type="float">
            <text:p>3042.034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3066.7766" calcext:value-type="float">
            <text:p>3066.7766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3091.5193" calcext:value-type="float">
            <text:p>3091.5193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3136.6848" calcext:value-type="float">
            <text:p>3136.6848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3181.8503" calcext:value-type="float">
            <text:p>3181.8503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3227.0159" calcext:value-type="float">
            <text:p>3227.0159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3250.3186" calcext:value-type="float">
            <text:p>3250.3186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3273.6213" calcext:value-type="float">
            <text:p>3273.6213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3296.924" calcext:value-type="float">
            <text:p>3296.924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3320.2268" calcext:value-type="float">
            <text:p>3320.2268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3343.5295" calcext:value-type="float">
            <text:p>3343.52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366.8323" calcext:value-type="float">
            <text:p>3366.8323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3390.135" calcext:value-type="float">
            <text:p>3390.135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3413.4377" calcext:value-type="float">
            <text:p>3413.4377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3436.7405" calcext:value-type="float">
            <text:p>3436.740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3460.0432" calcext:value-type="float">
            <text:p>3460.043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3461.4832" calcext:value-type="float">
            <text:p>3461.4832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3462.923" calcext:value-type="float">
            <text:p>3462.923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3464.363" calcext:value-type="float">
            <text:p>3464.363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3465.803" calcext:value-type="float">
            <text:p>3465.80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3467.243" calcext:value-type="float">
            <text:p>3467.243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3468.6829" calcext:value-type="float">
            <text:p>3468.6829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3470.1228" calcext:value-type="float">
            <text:p>3470.1228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3471.5627" calcext:value-type="float">
            <text:p>3471.5627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3473.0027" calcext:value-type="float">
            <text:p>3473.0027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3474.4426" calcext:value-type="float">
            <text:p>3474.4426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3475.8826" calcext:value-type="float">
            <text:p>3475.8826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3477.3225" calcext:value-type="float">
            <text:p>3477.3225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3478.7625" calcext:value-type="float">
            <text:p>3478.7625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3480.9224" calcext:value-type="float">
            <text:p>3480.922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3483.0823" calcext:value-type="float">
            <text:p>3483.0823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3485.2422" calcext:value-type="float">
            <text:p>3485.2422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3509.265" calcext:value-type="float">
            <text:p>3509.265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3533.2876" calcext:value-type="float">
            <text:p>3533.2876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3557.3103" calcext:value-type="float">
            <text:p>3557.3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81.333" calcext:value-type="float">
            <text:p>3581.333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3583.493" calcext:value-type="float">
            <text:p>3583.493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3585.6528" calcext:value-type="float">
            <text:p>3585.6528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3587.8127" calcext:value-type="float">
            <text:p>3587.8127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3589.9727" calcext:value-type="float">
            <text:p>3589.9727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3592.1326" calcext:value-type="float">
            <text:p>3592.1326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3594.2925" calcext:value-type="float">
            <text:p>3594.292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3596.4524" calcext:value-type="float">
            <text:p>3596.4524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3598.6123" calcext:value-type="float">
            <text:p>3598.6123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3600.7722" calcext:value-type="float">
            <text:p>3600.772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3602.9321" calcext:value-type="float">
            <text:p>3602.9321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3605.092" calcext:value-type="float">
            <text:p>3605.092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3606.532" calcext:value-type="float">
            <text:p>3606.532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3607.972" calcext:value-type="float">
            <text:p>3607.972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3609.4119" calcext:value-type="float">
            <text:p>3609.4119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3610.8518" calcext:value-type="float">
            <text:p>3610.8518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3612.2917" calcext:value-type="float">
            <text:p>3612.2917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3613.7317" calcext:value-type="float">
            <text:p>3613.7317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615.1716" calcext:value-type="float">
            <text:p>3615.1716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3616.6116" calcext:value-type="float">
            <text:p>3616.6116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3618.0515" calcext:value-type="float">
            <text:p>3618.051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3619.4915" calcext:value-type="float">
            <text:p>3619.491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3620.9314" calcext:value-type="float">
            <text:p>3620.9314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3622.3713" calcext:value-type="float">
            <text:p>3622.3713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3623.8113" calcext:value-type="float">
            <text:p>3623.811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625.2512" calcext:value-type="float">
            <text:p>3625.2512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3626.6912" calcext:value-type="float">
            <text:p>3626.6912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3628.131" calcext:value-type="float">
            <text:p>3628.131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3629.571" calcext:value-type="float">
            <text:p>3629.571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3631.011" calcext:value-type="float">
            <text:p>3631.01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3654.3137" calcext:value-type="float">
            <text:p>3654.3137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3677.6165" calcext:value-type="float">
            <text:p>3677.616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3700.9192" calcext:value-type="float">
            <text:p>3700.919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3724.222" calcext:value-type="float">
            <text:p>3724.222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3747.5247" calcext:value-type="float">
            <text:p>3747.5247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3770.8274" calcext:value-type="float">
            <text:p>3770.8274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3794.1301" calcext:value-type="float">
            <text:p>3794.1301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3817.4329" calcext:value-type="float">
            <text:p>3817.4329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3862.5984" calcext:value-type="float">
            <text:p>3862.5984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3907.764" calcext:value-type="float">
            <text:p>3907.76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952.9294" calcext:value-type="float">
            <text:p>3952.9294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3976.2322" calcext:value-type="float">
            <text:p>3976.2322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3999.535" calcext:value-type="float">
            <text:p>3999.535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4022.8376" calcext:value-type="float">
            <text:p>4022.8376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4046.1404" calcext:value-type="float">
            <text:p>4046.140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069.443" calcext:value-type="float">
            <text:p>4069.443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4092.7458" calcext:value-type="float">
            <text:p>4092.7458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4115.3286" calcext:value-type="float">
            <text:p>4115.3286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4137.9116" calcext:value-type="float">
            <text:p>4137.9116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4160.4946" calcext:value-type="float">
            <text:p>4160.494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183.0776" calcext:value-type="float">
            <text:p>4183.0776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4183.798" calcext:value-type="float">
            <text:p>4183.798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4184.518" calcext:value-type="float">
            <text:p>4184.518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4185.2383" calcext:value-type="float">
            <text:p>4185.2383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4185.9585" calcext:value-type="float">
            <text:p>4185.958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186.6787" calcext:value-type="float">
            <text:p>4186.6787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4187.399" calcext:value-type="float">
            <text:p>4187.399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4188.119" calcext:value-type="float">
            <text:p>4188.119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4188.8394" calcext:value-type="float">
            <text:p>4188.8394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4189.5596" calcext:value-type="float">
            <text:p>4189.5596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4190.28" calcext:value-type="float">
            <text:p>4190.28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4213.583" calcext:value-type="float">
            <text:p>4213.583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4236.166" calcext:value-type="float">
            <text:p>4236.166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4236.886" calcext:value-type="float">
            <text:p>4236.886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237.6064" calcext:value-type="float">
            <text:p>4237.6064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4238.3267" calcext:value-type="float">
            <text:p>4238.3267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4239.047" calcext:value-type="float">
            <text:p>4239.047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4239.767" calcext:value-type="float">
            <text:p>4239.767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4240.4873" calcext:value-type="float">
            <text:p>4240.487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241.9277" calcext:value-type="float">
            <text:p>4241.9277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4243.368" calcext:value-type="float">
            <text:p>4243.368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4244.8086" calcext:value-type="float">
            <text:p>4244.8086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4246.249" calcext:value-type="float">
            <text:p>4246.249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4247.6895" calcext:value-type="float">
            <text:p>4247.6895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249.13" calcext:value-type="float">
            <text:p>4249.13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4250.5703" calcext:value-type="float">
            <text:p>4250.5703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4252.0107" calcext:value-type="float">
            <text:p>4252.0107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4253.451" calcext:value-type="float">
            <text:p>4253.451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4254.8916" calcext:value-type="float">
            <text:p>4254.891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255.612" calcext:value-type="float">
            <text:p>4255.612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4257.0522" calcext:value-type="float">
            <text:p>4257.0522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4258.4927" calcext:value-type="float">
            <text:p>4258.4927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4259.933" calcext:value-type="float">
            <text:p>4259.933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4262.0938" calcext:value-type="float">
            <text:p>4262.093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264.2544" calcext:value-type="float">
            <text:p>4264.2544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4266.415" calcext:value-type="float">
            <text:p>4266.415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4268.5757" calcext:value-type="float">
            <text:p>4268.5757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4270.7363" calcext:value-type="float">
            <text:p>4270.7363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4272.897" calcext:value-type="float">
            <text:p>4272.897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275.0576" calcext:value-type="float">
            <text:p>4275.0576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4277.2183" calcext:value-type="float">
            <text:p>4277.2183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4279.379" calcext:value-type="float">
            <text:p>4279.379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4281.5396" calcext:value-type="float">
            <text:p>4281.5396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4283.7" calcext:value-type="float">
            <text:p>4283.7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285.861" calcext:value-type="float">
            <text:p>4285.861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4288.0215" calcext:value-type="float">
            <text:p>4288.021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4290.182" calcext:value-type="float">
            <text:p>4290.182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4292.343" calcext:value-type="float">
            <text:p>4292.343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4294.5034" calcext:value-type="float">
            <text:p>4294.5034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4296.664" calcext:value-type="float">
            <text:p>4296.664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4298.8247" calcext:value-type="float">
            <text:p>4298.8247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4300.9854" calcext:value-type="float">
            <text:p>4300.9854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4303.866" calcext:value-type="float">
            <text:p>4303.866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4306.747" calcext:value-type="float">
            <text:p>4306.747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309.628" calcext:value-type="float">
            <text:p>4309.628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4312.509" calcext:value-type="float">
            <text:p>4312.509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4315.3896" calcext:value-type="float">
            <text:p>4315.3896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4318.2705" calcext:value-type="float">
            <text:p>4318.2705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4321.1514" calcext:value-type="float">
            <text:p>4321.1514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324.032" calcext:value-type="float">
            <text:p>4324.032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4326.913" calcext:value-type="float">
            <text:p>4326.913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4329.0737" calcext:value-type="float">
            <text:p>4329.073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4331.2344" calcext:value-type="float">
            <text:p>4331.2344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4333.395" calcext:value-type="float">
            <text:p>4333.3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335.5557" calcext:value-type="float">
            <text:p>4335.5557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4337.7163" calcext:value-type="float">
            <text:p>4337.7163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4339.877" calcext:value-type="float">
            <text:p>4339.877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4342.0376" calcext:value-type="float">
            <text:p>4342.0376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4344.198" calcext:value-type="float">
            <text:p>4344.19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345.6387" calcext:value-type="float">
            <text:p>4345.6387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4347.079" calcext:value-type="float">
            <text:p>4347.079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4348.5195" calcext:value-type="float">
            <text:p>4348.51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4349.96" calcext:value-type="float">
            <text:p>4349.96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4351.4004" calcext:value-type="float">
            <text:p>4351.4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2.841" calcext:value-type="float">
            <text:p>4352.841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4354.2813" calcext:value-type="float">
            <text:p>4354.2813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4355.7217" calcext:value-type="float">
            <text:p>4355.7217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4357.162" calcext:value-type="float">
            <text:p>4357.162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4357.8823" calcext:value-type="float">
            <text:p>4357.8823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358.6025" calcext:value-type="float">
            <text:p>4358.6025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4359.3228" calcext:value-type="float">
            <text:p>4359.3228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4360.043" calcext:value-type="float">
            <text:p>4360.043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4360.763" calcext:value-type="float">
            <text:p>4360.763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4361.4834" calcext:value-type="float">
            <text:p>4361.483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362.2036" calcext:value-type="float">
            <text:p>4362.2036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4362.924" calcext:value-type="float">
            <text:p>4362.924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4363.644" calcext:value-type="float">
            <text:p>4363.644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4364.3643" calcext:value-type="float">
            <text:p>4364.3643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4365.0845" calcext:value-type="float">
            <text:p>4365.0845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4365.8047" calcext:value-type="float">
            <text:p>4365.8047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4366.525" calcext:value-type="float">
            <text:p>4366.525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4367.245" calcext:value-type="float">
            <text:p>4367.245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4367.9653" calcext:value-type="float">
            <text:p>4367.9653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4368.6855" calcext:value-type="float">
            <text:p>4368.6855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4369.406" calcext:value-type="float">
            <text:p>4369.406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4370.126" calcext:value-type="float">
            <text:p>4370.126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4370.846" calcext:value-type="float">
            <text:p>4370.846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4371.5664" calcext:value-type="float">
            <text:p>4371.5664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4372.2866" calcext:value-type="float">
            <text:p>4372.286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394.8696" calcext:value-type="float">
            <text:p>4394.8696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4417.4526" calcext:value-type="float">
            <text:p>4417.4526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4440.0356" calcext:value-type="float">
            <text:p>4440.0356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4462.6187" calcext:value-type="float">
            <text:p>4462.6187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4485.2017" calcext:value-type="float">
            <text:p>4485.2017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4507.7847" calcext:value-type="float">
            <text:p>4507.7847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4530.3677" calcext:value-type="float">
            <text:p>4530.3677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4552.9507" calcext:value-type="float">
            <text:p>4552.9507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4575.5337" calcext:value-type="float">
            <text:p>4575.5337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4598.1167" calcext:value-type="float">
            <text:p>4598.1167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4620.6997" calcext:value-type="float">
            <text:p>4620.6997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4643.2827" calcext:value-type="float">
            <text:p>4643.2827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4665.8657" calcext:value-type="float">
            <text:p>4665.8657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4688.4487" calcext:value-type="float">
            <text:p>4688.4487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4689.169" calcext:value-type="float">
            <text:p>4689.169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4690.6094" calcext:value-type="float">
            <text:p>4690.6094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4692.05" calcext:value-type="float">
            <text:p>4692.05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4693.49" calcext:value-type="float">
            <text:p>4693.49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4694.9307" calcext:value-type="float">
            <text:p>4694.9307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4695.651" calcext:value-type="float">
            <text:p>4695.651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4696.371" calcext:value-type="float">
            <text:p>4696.371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4697.0913" calcext:value-type="float">
            <text:p>4697.0913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4697.8115" calcext:value-type="float">
            <text:p>4697.8115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4698.5317" calcext:value-type="float">
            <text:p>4698.5317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4699.252" calcext:value-type="float">
            <text:p>4699.25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699.972" calcext:value-type="float">
            <text:p>4699.972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4700.6924" calcext:value-type="float">
            <text:p>4700.6924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4701.4126" calcext:value-type="float">
            <text:p>4701.4126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4702.133" calcext:value-type="float">
            <text:p>4702.133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4702.853" calcext:value-type="float">
            <text:p>4702.853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703.573" calcext:value-type="float">
            <text:p>4703.573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4705.0137" calcext:value-type="float">
            <text:p>4705.0137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4706.454" calcext:value-type="float">
            <text:p>4706.454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4707.8945" calcext:value-type="float">
            <text:p>4707.8945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4708.6147" calcext:value-type="float">
            <text:p>4708.614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4709.335" calcext:value-type="float">
            <text:p>4709.335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4710.055" calcext:value-type="float">
            <text:p>4710.055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4711.4956" calcext:value-type="float">
            <text:p>4711.4956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4712.936" calcext:value-type="float">
            <text:p>4712.936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4714.3765" calcext:value-type="float">
            <text:p>4714.376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4715.817" calcext:value-type="float">
            <text:p>4715.817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4717.2573" calcext:value-type="float">
            <text:p>4717.2573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4718.6978" calcext:value-type="float">
            <text:p>4718.6978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4720.138" calcext:value-type="float">
            <text:p>4720.138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4721.5786" calcext:value-type="float">
            <text:p>4721.5786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4723.019" calcext:value-type="float">
            <text:p>4723.019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4724.4595" calcext:value-type="float">
            <text:p>4724.4595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4725.9" calcext:value-type="float">
            <text:p>4725.9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4727.3403" calcext:value-type="float">
            <text:p>4727.3403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4728.781" calcext:value-type="float">
            <text:p>4728.78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730.221" calcext:value-type="float">
            <text:p>4730.221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4753.5244" calcext:value-type="float">
            <text:p>4753.5244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4776.8276" calcext:value-type="float">
            <text:p>4776.8276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4800.131" calcext:value-type="float">
            <text:p>4800.131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4823.434" calcext:value-type="float">
            <text:p>4823.434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4846.7373" calcext:value-type="float">
            <text:p>4846.7373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4869.3203" calcext:value-type="float">
            <text:p>4869.3203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4891.9033" calcext:value-type="float">
            <text:p>4891.9033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4914.4863" calcext:value-type="float">
            <text:p>4914.4863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4937.0693" calcext:value-type="float">
            <text:p>4937.069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4959.6523" calcext:value-type="float">
            <text:p>4959.6523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4982.2354" calcext:value-type="float">
            <text:p>4982.2354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5004.8184" calcext:value-type="float">
            <text:p>5004.8184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5005.5386" calcext:value-type="float">
            <text:p>5005.5386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5006.259" calcext:value-type="float">
            <text:p>5006.259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006.979" calcext:value-type="float">
            <text:p>5006.979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5007.699" calcext:value-type="float">
            <text:p>5007.699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5008.4194" calcext:value-type="float">
            <text:p>5008.4194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5009.1396" calcext:value-type="float">
            <text:p>5009.1396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5031.7227" calcext:value-type="float">
            <text:p>5031.7227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032.443" calcext:value-type="float">
            <text:p>5032.443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5033.163" calcext:value-type="float">
            <text:p>5033.163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5033.8833" calcext:value-type="float">
            <text:p>5033.883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5034.6035" calcext:value-type="float">
            <text:p>5034.6035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035.3237" calcext:value-type="float">
            <text:p>5035.323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036.764" calcext:value-type="float">
            <text:p>5036.764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5038.925" calcext:value-type="float">
            <text:p>5038.925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5040.365" calcext:value-type="float">
            <text:p>5040.365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5041.8057" calcext:value-type="float">
            <text:p>5041.8057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5043.246" calcext:value-type="float">
            <text:p>5043.246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044.6865" calcext:value-type="float">
            <text:p>5044.6865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5046.127" calcext:value-type="float">
            <text:p>5046.127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5047.5674" calcext:value-type="float">
            <text:p>5047.5674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5049.728" calcext:value-type="float">
            <text:p>5049.728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5051.1685" calcext:value-type="float">
            <text:p>5051.168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052.609" calcext:value-type="float">
            <text:p>5052.609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5054.0493" calcext:value-type="float">
            <text:p>5054.0493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5055.4897" calcext:value-type="float">
            <text:p>5055.4897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5078.793" calcext:value-type="float">
            <text:p>5078.793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5102.096" calcext:value-type="float">
            <text:p>5102.096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5125.3994" calcext:value-type="float">
            <text:p>5125.3994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5148.7026" calcext:value-type="float">
            <text:p>5148.7026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5172.006" calcext:value-type="float">
            <text:p>5172.006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5195.309" calcext:value-type="float">
            <text:p>5195.309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5196.0293" calcext:value-type="float">
            <text:p>5196.0293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5196.7495" calcext:value-type="float">
            <text:p>5196.7495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5197.4697" calcext:value-type="float">
            <text:p>5197.4697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5198.19" calcext:value-type="float">
            <text:p>5198.19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5198.91" calcext:value-type="float">
            <text:p>5198.91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5199.6304" calcext:value-type="float">
            <text:p>5199.63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00.3506" calcext:value-type="float">
            <text:p>5200.3506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5201.071" calcext:value-type="float">
            <text:p>5201.071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5223.654" calcext:value-type="float">
            <text:p>5223.654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5246.237" calcext:value-type="float">
            <text:p>5246.237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5268.82" calcext:value-type="float">
            <text:p>5268.82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291.403" calcext:value-type="float">
            <text:p>5291.403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5313.986" calcext:value-type="float">
            <text:p>5313.986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5336.569" calcext:value-type="float">
            <text:p>5336.569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5381.0146" calcext:value-type="float">
            <text:p>5381.0146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5403.5977" calcext:value-type="float">
            <text:p>5403.5977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5426.1807" calcext:value-type="float">
            <text:p>5426.1807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5427.621" calcext:value-type="float">
            <text:p>5427.621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5450.9243" calcext:value-type="float">
            <text:p>5450.9243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5474.2275" calcext:value-type="float">
            <text:p>5474.227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5475.668" calcext:value-type="float">
            <text:p>5475.668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477.1084" calcext:value-type="float">
            <text:p>5477.1084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5477.8286" calcext:value-type="float">
            <text:p>5477.8286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5478.549" calcext:value-type="float">
            <text:p>5478.549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5479.269" calcext:value-type="float">
            <text:p>5479.269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5479.9893" calcext:value-type="float">
            <text:p>5479.9893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5480.7095" calcext:value-type="float">
            <text:p>5480.7095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5482.15" calcext:value-type="float">
            <text:p>5482.15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5483.5903" calcext:value-type="float">
            <text:p>5483.5903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5485.031" calcext:value-type="float">
            <text:p>5485.031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5486.471" calcext:value-type="float">
            <text:p>5486.47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487.9116" calcext:value-type="float">
            <text:p>5487.9116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5489.352" calcext:value-type="float">
            <text:p>5489.352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5490.7925" calcext:value-type="float">
            <text:p>5490.7925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5492.233" calcext:value-type="float">
            <text:p>5492.233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5492.953" calcext:value-type="float">
            <text:p>5492.953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5493.6733" calcext:value-type="float">
            <text:p>5493.6733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5494.3936" calcext:value-type="float">
            <text:p>5494.3936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5495.114" calcext:value-type="float">
            <text:p>5495.114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5495.834" calcext:value-type="float">
            <text:p>5495.834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5496.554" calcext:value-type="float">
            <text:p>5496.55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497.2744" calcext:value-type="float">
            <text:p>5497.2744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5498.715" calcext:value-type="float">
            <text:p>5498.715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5500.1553" calcext:value-type="float">
            <text:p>5500.1553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5501.5957" calcext:value-type="float">
            <text:p>5501.5957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5503.036" calcext:value-type="float">
            <text:p>5503.036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5504.4766" calcext:value-type="float">
            <text:p>5504.4766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5505.917" calcext:value-type="float">
            <text:p>5505.917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5507.3574" calcext:value-type="float">
            <text:p>5507.3574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5508.0776" calcext:value-type="float">
            <text:p>5508.0776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5508.798" calcext:value-type="float">
            <text:p>5508.798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510.9585" calcext:value-type="float">
            <text:p>5510.9585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5513.119" calcext:value-type="float">
            <text:p>5513.119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5515.28" calcext:value-type="float">
            <text:p>5515.28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5517.4404" calcext:value-type="float">
            <text:p>5517.4404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5519.601" calcext:value-type="float">
            <text:p>5519.60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521.7617" calcext:value-type="float">
            <text:p>5521.7617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5523.9224" calcext:value-type="float">
            <text:p>5523.9224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5525.363" calcext:value-type="float">
            <text:p>5525.363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5526.803" calcext:value-type="float">
            <text:p>5526.803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5528.2437" calcext:value-type="float">
            <text:p>5528.2437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5529.684" calcext:value-type="float">
            <text:p>5529.684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5531.1245" calcext:value-type="float">
            <text:p>5531.124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5532.565" calcext:value-type="float">
            <text:p>5532.565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5534.0054" calcext:value-type="float">
            <text:p>5534.0054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5535.446" calcext:value-type="float">
            <text:p>5535.446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5558.749" calcext:value-type="float">
            <text:p>5558.749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5582.0522" calcext:value-type="float">
            <text:p>5582.0522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5605.3555" calcext:value-type="float">
            <text:p>5605.355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5628.6587" calcext:value-type="float">
            <text:p>5628.6587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5651.962" calcext:value-type="float">
            <text:p>5651.962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5675.265" calcext:value-type="float">
            <text:p>5675.265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5698.5684" calcext:value-type="float">
            <text:p>5698.5684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5721.8716" calcext:value-type="float">
            <text:p>5721.8716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5745.895" calcext:value-type="float">
            <text:p>5745.89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5748.0557" calcext:value-type="float">
            <text:p>5748.0557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5750.2163" calcext:value-type="float">
            <text:p>5750.2163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5752.377" calcext:value-type="float">
            <text:p>5752.377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5753.8174" calcext:value-type="float">
            <text:p>5753.8174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755.978" calcext:value-type="float">
            <text:p>5755.978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5758.1387" calcext:value-type="float">
            <text:p>5758.138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760.2993" calcext:value-type="float">
            <text:p>5760.2993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5762.46" calcext:value-type="float">
            <text:p>5762.46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5764.6206" calcext:value-type="float">
            <text:p>5764.6206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5766.7813" calcext:value-type="float">
            <text:p>5766.7813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5768.942" calcext:value-type="float">
            <text:p>5768.942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5771.1025" calcext:value-type="float">
            <text:p>5771.1025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5773.263" calcext:value-type="float">
            <text:p>5773.263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5796.5664" calcext:value-type="float">
            <text:p>5796.5664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5819.8696" calcext:value-type="float">
            <text:p>5819.8696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5821.31" calcext:value-type="float">
            <text:p>5821.31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5822.7505" calcext:value-type="float">
            <text:p>5822.750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5824.191" calcext:value-type="float">
            <text:p>5824.191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5825.6313" calcext:value-type="float">
            <text:p>5825.6313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5827.072" calcext:value-type="float">
            <text:p>5827.072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5828.512" calcext:value-type="float">
            <text:p>5828.51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5830.673" calcext:value-type="float">
            <text:p>5830.673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5832.8335" calcext:value-type="float">
            <text:p>5832.8335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5834.994" calcext:value-type="float">
            <text:p>5834.994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5837.155" calcext:value-type="float">
            <text:p>5837.15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5861.178" calcext:value-type="float">
            <text:p>5861.178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5863.339" calcext:value-type="float">
            <text:p>5863.339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5865.4995" calcext:value-type="float">
            <text:p>5865.499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5867.66" calcext:value-type="float">
            <text:p>5867.66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5890.9634" calcext:value-type="float">
            <text:p>5890.9634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5914.2666" calcext:value-type="float">
            <text:p>5914.266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936.8496" calcext:value-type="float">
            <text:p>5936.8496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5937.57" calcext:value-type="float">
            <text:p>5937.57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5938.29" calcext:value-type="float">
            <text:p>5938.29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5939.0103" calcext:value-type="float">
            <text:p>5939.0103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5939.7305" calcext:value-type="float">
            <text:p>5939.730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940.4507" calcext:value-type="float">
            <text:p>5940.4507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5941.171" calcext:value-type="float">
            <text:p>5941.171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5942.6113" calcext:value-type="float">
            <text:p>5942.6113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5944.052" calcext:value-type="float">
            <text:p>5944.052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5944.772" calcext:value-type="float">
            <text:p>5944.772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5945.492" calcext:value-type="float">
            <text:p>5945.492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5968.075" calcext:value-type="float">
            <text:p>5968.075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5990.658" calcext:value-type="float">
            <text:p>5990.658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5991.3784" calcext:value-type="float">
            <text:p>5991.3784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5992.0986" calcext:value-type="float">
            <text:p>5992.098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5992.819" calcext:value-type="float">
            <text:p>5992.819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5993.539" calcext:value-type="float">
            <text:p>5993.539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5994.9795" calcext:value-type="float">
            <text:p>5994.979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5996.42" calcext:value-type="float">
            <text:p>5996.42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5997.8604" calcext:value-type="float">
            <text:p>5997.8604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5999.301" calcext:value-type="float">
            <text:p>5999.301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00.741" calcext:value-type="float">
            <text:p>6000.741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02.1816" calcext:value-type="float">
            <text:p>6002.1816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03.622" calcext:value-type="float">
            <text:p>6003.622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6005.7827" calcext:value-type="float">
            <text:p>6005.7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7.9434" calcext:value-type="float">
            <text:p>6007.9434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6031.967" calcext:value-type="float">
            <text:p>6031.967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6034.1274" calcext:value-type="float">
            <text:p>6034.1274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6035.568" calcext:value-type="float">
            <text:p>6035.568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6037.0083" calcext:value-type="float">
            <text:p>6037.008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38.4487" calcext:value-type="float">
            <text:p>6038.4487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6040.6094" calcext:value-type="float">
            <text:p>6040.6094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6043.49" calcext:value-type="float">
            <text:p>6043.49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6046.371" calcext:value-type="float">
            <text:p>6046.371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6049.252" calcext:value-type="float">
            <text:p>6049.252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6052.133" calcext:value-type="float">
            <text:p>6052.133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55.0137" calcext:value-type="float">
            <text:p>6055.0137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6057.8945" calcext:value-type="float">
            <text:p>6057.8945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6060.055" calcext:value-type="float">
            <text:p>6060.055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6062.216" calcext:value-type="float">
            <text:p>6062.216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63.6563" calcext:value-type="float">
            <text:p>6063.6563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6065.817" calcext:value-type="float">
            <text:p>6065.817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6067.9775" calcext:value-type="float">
            <text:p>6067.977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6070.138" calcext:value-type="float">
            <text:p>6070.138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6072.299" calcext:value-type="float">
            <text:p>6072.299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74.4595" calcext:value-type="float">
            <text:p>6074.4595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75.9" calcext:value-type="float">
            <text:p>6075.9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77.3403" calcext:value-type="float">
            <text:p>6077.3403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78.781" calcext:value-type="float">
            <text:p>6078.781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79.501" calcext:value-type="float">
            <text:p>6079.50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80.221" calcext:value-type="float">
            <text:p>6080.221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80.9414" calcext:value-type="float">
            <text:p>6080.9414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6081.6616" calcext:value-type="float">
            <text:p>6081.6616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6103.5244" calcext:value-type="float">
            <text:p>6103.5244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6125.387" calcext:value-type="float">
            <text:p>6125.387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6147.25" calcext:value-type="float">
            <text:p>6147.2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169.113" calcext:value-type="float">
            <text:p>6169.113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6212.8384" calcext:value-type="float">
            <text:p>6212.8384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6234.701" calcext:value-type="float">
            <text:p>6234.70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256.564" calcext:value-type="float">
            <text:p>6256.564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278.427" calcext:value-type="float">
            <text:p>6278.427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279.147" calcext:value-type="float">
            <text:p>6279.147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279.867" calcext:value-type="float">
            <text:p>6279.867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302.45" calcext:value-type="float">
            <text:p>6302.45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6303.1704" calcext:value-type="float">
            <text:p>6303.1704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6303.1704" calcext:value-type="float">
            <text:p>6303.1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0:04:59.856629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0:08:49.649674195</dc:date>
    <meta:editing-duration>PT49M45S</meta:editing-duration>
    <meta:editing-cycles>9</meta:editing-cycles>
    <meta:generator>LibreOffice/24.2.2.2$Linux_X86_64 LibreOffice_project/420$Build-2</meta:generator>
    <meta:document-statistic meta:table-count="5" meta:cell-count="8019" meta:object-count="0"/>
  </office:meta>
</office:document-meta>
</file>